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3146in" fo:margin-left="0in" table:align="left" fo:background-color="#ffffff">
        <style:background-image/>
      </style:table-properties>
    </style:style>
    <style:style style:name="Table1.A" style:family="table-column">
      <style:table-column-properties style:column-width="2.0021in"/>
    </style:style>
    <style:style style:name="Table1.B" style:family="table-column">
      <style:table-column-properties style:column-width="3in"/>
    </style:style>
    <style:style style:name="Table1.C" style:family="table-column">
      <style:table-column-properties style:column-width="2.3125in"/>
    </style:style>
    <style:style style:name="Table1.1" style:family="table-row">
      <style:table-row-properties style:min-row-height="0.0007in"/>
    </style:style>
    <style:style style:name="Table1.A1" style:family="table-cell">
      <style:table-cell-properties style:vertical-align="middle" fo:background-color="#dee7e5" fo:padding="0.0597in" fo:border-left="0.05pt solid #81aca6" fo:border-right="none" fo:border-top="0.05pt solid #81aca6" fo:border-bottom="0.05pt solid #81aca6">
        <style:background-image/>
      </style:table-cell-properties>
    </style:style>
    <style:style style:name="Table1.B1" style:family="table-cell">
      <style:table-cell-properties style:vertical-align="middle" fo:background-color="#dee7e5" fo:padding="0.0597in" fo:border-left="none" fo:border-right="none" fo:border-top="0.05pt solid #81aca6" fo:border-bottom="0.05pt solid #81aca6">
        <style:background-image/>
      </style:table-cell-properties>
    </style:style>
    <style:style style:name="Table1.C1" style:family="table-cell">
      <style:table-cell-properties style:vertical-align="middle" fo:background-color="#dee7e5" fo:padding="0.0597in" fo:border-left="none" fo:border-right="0.05pt solid #81aca6" fo:border-top="0.05pt solid #81aca6" fo:border-bottom="0.05pt solid #81aca6">
        <style:background-image/>
      </style:table-cell-properties>
    </style:style>
    <style:style style:name="Table1.A2" style:family="table-cell">
      <style:table-cell-properties style:vertical-align="middle" fo:padding="0.0597in" fo:border-left="0.05pt solid #81aca6" fo:border-right="none" fo:border-top="none" fo:border-bottom="0.05pt solid #81aca6"/>
    </style:style>
    <style:style style:name="Table1.B2" style:family="table-cell">
      <style:table-cell-properties style:vertical-align="middle" fo:padding="0.0597in" fo:border-left="none" fo:border-right="none" fo:border-top="none" fo:border-bottom="0.05pt solid #81aca6"/>
    </style:style>
    <style:style style:name="Table1.C2" style:family="table-cell">
      <style:table-cell-properties style:vertical-align="middle" fo:padding="0.0597in" fo:border-left="none" fo:border-right="0.05pt solid #81aca6" fo:border-top="none" fo:border-bottom="0.05pt solid #81aca6"/>
    </style:style>
    <style:style style:name="Table2" style:family="table">
      <style:table-properties style:width="7.1951in" table:align="left" fo:background-color="#ffffff">
        <style:background-image/>
      </style:table-properties>
    </style:style>
    <style:style style:name="Table2.A" style:family="table-column">
      <style:table-column-properties style:column-width="0.6847in"/>
    </style:style>
    <style:style style:name="Table2.B" style:family="table-column">
      <style:table-column-properties style:column-width="1.1021in"/>
    </style:style>
    <style:style style:name="Table2.C" style:family="table-column">
      <style:table-column-properties style:column-width="5.4083in"/>
    </style:style>
    <style:style style:name="Table2.A1" style:family="table-cell">
      <style:table-cell-properties style:vertical-align="middle" fo:background-color="#dee7e5" fo:padding="0.0403in" fo:border-left="0.05pt solid #81aca6" fo:border-right="none" fo:border-top="0.05pt solid #81aca6" fo:border-bottom="0.05pt solid #81aca6">
        <style:background-image/>
      </style:table-cell-properties>
    </style:style>
    <style:style style:name="Table2.B1" style:family="table-cell">
      <style:table-cell-properties style:vertical-align="middle" fo:background-color="#dee7e5" fo:padding="0.0403in" fo:border-left="none" fo:border-right="none" fo:border-top="0.05pt solid #81aca6" fo:border-bottom="0.05pt solid #81aca6">
        <style:background-image/>
      </style:table-cell-properties>
    </style:style>
    <style:style style:name="Table2.C1" style:family="table-cell">
      <style:table-cell-properties style:vertical-align="middle" fo:background-color="#dee7e5" fo:padding="0.0403in" fo:border-left="none" fo:border-right="0.05pt solid #81aca6" fo:border-top="0.05pt solid #81aca6" fo:border-bottom="0.05pt solid #81aca6">
        <style:background-image/>
      </style:table-cell-properties>
    </style:style>
    <style:style style:name="Table2.A2" style:family="table-cell">
      <style:table-cell-properties style:vertical-align="middle" fo:padding="0.0403in" fo:border-left="0.05pt solid #81aca6" fo:border-right="none" fo:border-top="none" fo:border-bottom="0.05pt solid #81aca6"/>
    </style:style>
    <style:style style:name="Table2.B2" style:family="table-cell">
      <style:table-cell-properties style:vertical-align="middle" fo:padding="0.0403in" fo:border-left="none" fo:border-right="none" fo:border-top="none" fo:border-bottom="0.05pt solid #81aca6"/>
    </style:style>
    <style:style style:name="Table2.C2" style:family="table-cell">
      <style:table-cell-properties style:vertical-align="middle" fo:padding="0.0403in" fo:border-left="none" fo:border-right="0.05pt solid #81aca6" fo:border-top="none" fo:border-bottom="0.05pt solid #81aca6"/>
    </style:style>
    <style:style style:name="Table2.A3" style:family="table-cell">
      <style:table-cell-properties style:vertical-align="middle" fo:padding="0.0403in" fo:border-left="0.05pt solid #81aca6" fo:border-right="none" fo:border-top="none" fo:border-bottom="0.05pt solid #81aca6"/>
    </style:style>
    <style:style style:name="Table2.B3" style:family="table-cell">
      <style:table-cell-properties style:vertical-align="middle" fo:padding="0.0403in" fo:border-left="none" fo:border-right="none" fo:border-top="none" fo:border-bottom="0.05pt solid #81aca6"/>
    </style:style>
    <style:style style:name="Table2.C3" style:family="table-cell">
      <style:table-cell-properties style:vertical-align="middle" fo:padding="0.0403in" fo:border-left="none" fo:border-right="0.05pt solid #81aca6" fo:border-top="none" fo:border-bottom="0.05pt solid #81aca6"/>
    </style:style>
    <style:style style:name="Table2.A4" style:family="table-cell">
      <style:table-cell-properties style:vertical-align="middle" fo:padding="0.0403in" fo:border-left="0.05pt solid #81aca6" fo:border-right="none" fo:border-top="none" fo:border-bottom="0.05pt solid #81aca6"/>
    </style:style>
    <style:style style:name="Table2.B4" style:family="table-cell">
      <style:table-cell-properties style:vertical-align="middle" fo:padding="0.0403in" fo:border-left="none" fo:border-right="none" fo:border-top="none" fo:border-bottom="0.05pt solid #81aca6"/>
    </style:style>
    <style:style style:name="Table2.C4" style:family="table-cell">
      <style:table-cell-properties style:vertical-align="middle" fo:padding="0.0403in" fo:border-left="none" fo:border-right="0.05pt solid #81aca6" fo:border-top="none" fo:border-bottom="0.05pt solid #81aca6"/>
    </style:style>
    <style:style style:name="Table2.A5" style:family="table-cell">
      <style:table-cell-properties style:vertical-align="middle" fo:padding="0.0403in" fo:border-left="0.05pt solid #81aca6" fo:border-right="none" fo:border-top="none" fo:border-bottom="0.05pt solid #81aca6"/>
    </style:style>
    <style:style style:name="Table2.B5" style:family="table-cell">
      <style:table-cell-properties style:vertical-align="middle" fo:padding="0.0403in" fo:border-left="none" fo:border-right="none" fo:border-top="none" fo:border-bottom="0.05pt solid #81aca6"/>
    </style:style>
    <style:style style:name="Table2.C5" style:family="table-cell">
      <style:table-cell-properties style:vertical-align="middle" fo:padding="0.0403in" fo:border-left="none" fo:border-right="0.05pt solid #81aca6" fo:border-top="none" fo:border-bottom="0.05pt solid #81aca6"/>
    </style:style>
    <style:style style:name="Table2.A6" style:family="table-cell">
      <style:table-cell-properties style:vertical-align="middle" fo:padding="0.0403in" fo:border-left="0.05pt solid #81aca6" fo:border-right="none" fo:border-top="none" fo:border-bottom="0.05pt solid #81aca6"/>
    </style:style>
    <style:style style:name="Table2.B6" style:family="table-cell">
      <style:table-cell-properties style:vertical-align="middle" fo:padding="0.0403in" fo:border-left="none" fo:border-right="none" fo:border-top="none" fo:border-bottom="0.05pt solid #81aca6"/>
    </style:style>
    <style:style style:name="Table2.C6" style:family="table-cell">
      <style:table-cell-properties style:vertical-align="middle" fo:padding="0.0403in" fo:border-left="none" fo:border-right="0.05pt solid #81aca6" fo:border-top="none" fo:border-bottom="0.05pt solid #81aca6"/>
    </style:style>
    <style:style style:name="Table2.A7" style:family="table-cell">
      <style:table-cell-properties style:vertical-align="middle" fo:padding="0.0403in" fo:border-left="0.05pt solid #81aca6" fo:border-right="none" fo:border-top="none" fo:border-bottom="0.05pt solid #81aca6"/>
    </style:style>
    <style:style style:name="Table2.B7" style:family="table-cell">
      <style:table-cell-properties style:vertical-align="middle" fo:padding="0.0403in" fo:border-left="none" fo:border-right="none" fo:border-top="none" fo:border-bottom="0.05pt solid #81aca6"/>
    </style:style>
    <style:style style:name="Table2.C7" style:family="table-cell">
      <style:table-cell-properties style:vertical-align="middle" fo:padding="0.0403in" fo:border-left="none" fo:border-right="0.05pt solid #81aca6" fo:border-top="none" fo:border-bottom="0.05pt solid #81aca6"/>
    </style:style>
    <style:style style:name="Table2.A8" style:family="table-cell">
      <style:table-cell-properties style:vertical-align="middle" fo:padding="0.0403in" fo:border-left="0.05pt solid #81aca6" fo:border-right="none" fo:border-top="none" fo:border-bottom="0.05pt solid #81aca6"/>
    </style:style>
    <style:style style:name="Table2.B8" style:family="table-cell">
      <style:table-cell-properties style:vertical-align="middle" fo:padding="0.0403in" fo:border-left="none" fo:border-right="none" fo:border-top="none" fo:border-bottom="0.05pt solid #81aca6"/>
    </style:style>
    <style:style style:name="Table2.C8" style:family="table-cell">
      <style:table-cell-properties style:vertical-align="middle" fo:padding="0.0403in" fo:border-left="none" fo:border-right="0.05pt solid #81aca6" fo:border-top="none" fo:border-bottom="0.05pt solid #81aca6"/>
    </style:style>
    <style:style style:name="Table3" style:family="table">
      <style:table-properties style:width="7.2681in" table:align="margins" fo:background-color="#ffffff">
        <style:background-image/>
      </style:table-properties>
    </style:style>
    <style:style style:name="Table3.A" style:family="table-column">
      <style:table-column-properties style:column-width="2.4236in" style:rel-column-width="21853*"/>
    </style:style>
    <style:style style:name="Table3.B" style:family="table-column">
      <style:table-column-properties style:column-width="2.4806in" style:rel-column-width="22366*"/>
    </style:style>
    <style:style style:name="Table3.C" style:family="table-column">
      <style:table-column-properties style:column-width="2.3639in" style:rel-column-width="21316*"/>
    </style:style>
    <style:style style:name="Table3.A1" style:family="table-cell">
      <style:table-cell-properties style:vertical-align="middle" fo:padding-left="0in" fo:padding-right="0in" fo:padding-top="0in" fo:padding-bottom="0.0833in" fo:border-left="none" fo:border-right="none" fo:border-top="none" fo:border-bottom="0.05pt solid #dddddd"/>
    </style:style>
    <style:style style:name="Table4" style:family="table">
      <style:table-properties style:width="2.4229in" table:align="margins" fo:background-color="#ffffff">
        <style:background-image/>
      </style:table-properties>
    </style:style>
    <style:style style:name="Table4.A" style:family="table-column">
      <style:table-column-properties style:column-width="0.6847in" style:rel-column-width="18517*"/>
    </style:style>
    <style:style style:name="Table4.B" style:family="table-column">
      <style:table-column-properties style:column-width="0.7111in" style:rel-column-width="19241*"/>
    </style:style>
    <style:style style:name="Table4.C" style:family="table-column">
      <style:table-column-properties style:column-width="1.0271in" style:rel-column-width="27777*"/>
    </style:style>
    <style:style style:name="Table4.A1"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2.4806in" table:align="margins" fo:background-color="#ffffff">
        <style:background-image/>
      </style:table-properties>
    </style:style>
    <style:style style:name="Table5.A" style:family="table-column">
      <style:table-column-properties style:column-width="0.7007in" style:rel-column-width="18517*"/>
    </style:style>
    <style:style style:name="Table5.B" style:family="table-column">
      <style:table-column-properties style:column-width="0.7285in" style:rel-column-width="19241*"/>
    </style:style>
    <style:style style:name="Table5.C" style:family="table-column">
      <style:table-column-properties style:column-width="1.0514in" style:rel-column-width="27777*"/>
    </style:style>
    <style:style style:name="Table5.A1" style:family="table-cell">
      <style:table-cell-properties style:vertical-align="middle" fo:padding-left="0in" fo:padding-right="0in" fo:padding-top="0.0833in" fo:padding-bottom="0in" fo:border-left="none" fo:border-right="none" fo:border-top="0.05pt solid #dddddd" fo:border-bottom="none"/>
    </style:style>
    <style:style style:name="Table6" style:family="table">
      <style:table-properties style:width="2.3646in" table:align="margins" fo:background-color="#ffffff">
        <style:background-image/>
      </style:table-properties>
    </style:style>
    <style:style style:name="Table6.A" style:family="table-column">
      <style:table-column-properties style:column-width="0.6681in" style:rel-column-width="18517*"/>
    </style:style>
    <style:style style:name="Table6.B" style:family="table-column">
      <style:table-column-properties style:column-width="0.6944in" style:rel-column-width="19241*"/>
    </style:style>
    <style:style style:name="Table6.C" style:family="table-column">
      <style:table-column-properties style:column-width="1.0021in" style:rel-column-width="27777*"/>
    </style:style>
    <style:style style:name="Table6.A1" style:family="table-cell">
      <style:table-cell-properties style:vertical-align="middle" fo:padding-left="0in" fo:padding-right="0in" fo:padding-top="0.0833in" fo:padding-bottom="0in" fo:border-left="none" fo:border-right="none" fo:border-top="0.05pt solid #dddddd" fo:border-bottom="none"/>
    </style:style>
    <style:style style:name="Table4" style:family="table">
      <style:table-properties style:width="2.4229in" table:align="margins" fo:background-color="#ffffff">
        <style:background-image/>
      </style:table-properties>
    </style:style>
    <style:style style:name="Table4.A" style:family="table-column">
      <style:table-column-properties style:column-width="0.6847in" style:rel-column-width="18517*"/>
    </style:style>
    <style:style style:name="Table4.B" style:family="table-column">
      <style:table-column-properties style:column-width="0.7111in" style:rel-column-width="19241*"/>
    </style:style>
    <style:style style:name="Table4.C" style:family="table-column">
      <style:table-column-properties style:column-width="1.0271in" style:rel-column-width="27777*"/>
    </style:style>
    <style:style style:name="Table4.A1"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2.4806in" table:align="margins" fo:background-color="#ffffff">
        <style:background-image/>
      </style:table-properties>
    </style:style>
    <style:style style:name="Table5.A" style:family="table-column">
      <style:table-column-properties style:column-width="0.7007in" style:rel-column-width="18517*"/>
    </style:style>
    <style:style style:name="Table5.B" style:family="table-column">
      <style:table-column-properties style:column-width="0.7285in" style:rel-column-width="19241*"/>
    </style:style>
    <style:style style:name="Table5.C" style:family="table-column">
      <style:table-column-properties style:column-width="1.0514in" style:rel-column-width="27777*"/>
    </style:style>
    <style:style style:name="Table5.A1" style:family="table-cell">
      <style:table-cell-properties style:vertical-align="middle" fo:padding-left="0in" fo:padding-right="0in" fo:padding-top="0.0833in" fo:padding-bottom="0in" fo:border-left="none" fo:border-right="none" fo:border-top="0.05pt solid #dddddd" fo:border-bottom="none"/>
    </style:style>
    <style:style style:name="Table6" style:family="table">
      <style:table-properties style:width="2.3646in" table:align="margins" fo:background-color="#ffffff">
        <style:background-image/>
      </style:table-properties>
    </style:style>
    <style:style style:name="Table6.A" style:family="table-column">
      <style:table-column-properties style:column-width="0.6681in" style:rel-column-width="18517*"/>
    </style:style>
    <style:style style:name="Table6.B" style:family="table-column">
      <style:table-column-properties style:column-width="0.6944in" style:rel-column-width="19241*"/>
    </style:style>
    <style:style style:name="Table6.C" style:family="table-column">
      <style:table-column-properties style:column-width="1.0021in" style:rel-column-width="27777*"/>
    </style:style>
    <style:style style:name="Table6.A1" style:family="table-cell">
      <style:table-cell-properties style:vertical-align="middle" fo:padding-left="0in" fo:padding-right="0in" fo:padding-top="0.0833in" fo:padding-bottom="0in" fo:border-left="none" fo:border-right="none" fo:border-top="0.05pt solid #dddddd" fo:border-bottom="none"/>
    </style:style>
    <style:style style:name="Table7" style:family="table">
      <style:table-properties style:width="7.2681in" table:align="margins" fo:background-color="#ffffff">
        <style:background-image/>
      </style:table-properties>
    </style:style>
    <style:style style:name="Table7.A" style:family="table-column">
      <style:table-column-properties style:column-width="2.234in" style:rel-column-width="20142*"/>
    </style:style>
    <style:style style:name="Table7.B" style:family="table-column">
      <style:table-column-properties style:column-width="2.0569in" style:rel-column-width="18546*"/>
    </style:style>
    <style:style style:name="Table7.C" style:family="table-column">
      <style:table-column-properties style:column-width="2.9771in" style:rel-column-width="26847*"/>
    </style:style>
    <style:style style:name="Table7.A1" style:family="table-cell">
      <style:table-cell-properties style:vertical-align="middle" fo:background-color="#dee7e5" fo:padding="0.0597in" fo:border-left="0.05pt solid #81aca6" fo:border-right="none" fo:border-top="0.05pt solid #81aca6" fo:border-bottom="0.05pt solid #81aca6">
        <style:background-image/>
      </style:table-cell-properties>
    </style:style>
    <style:style style:name="Table7.B1" style:family="table-cell">
      <style:table-cell-properties style:vertical-align="middle" fo:background-color="#dee7e5" fo:padding="0.0597in" fo:border-left="none" fo:border-right="none" fo:border-top="0.05pt solid #81aca6" fo:border-bottom="0.05pt solid #81aca6">
        <style:background-image/>
      </style:table-cell-properties>
    </style:style>
    <style:style style:name="Table7.C1" style:family="table-cell">
      <style:table-cell-properties style:vertical-align="middle" fo:background-color="#dee7e5" fo:padding="0.0597in" fo:border-left="none" fo:border-right="0.05pt solid #81aca6" fo:border-top="0.05pt solid #81aca6" fo:border-bottom="0.05pt solid #81aca6">
        <style:background-image/>
      </style:table-cell-properties>
    </style:style>
    <style:style style:name="Table7.A2" style:family="table-cell">
      <style:table-cell-properties style:vertical-align="middle" fo:padding="0.0597in" fo:border-left="0.05pt solid #81aca6" fo:border-right="none" fo:border-top="none" fo:border-bottom="0.05pt solid #81aca6"/>
    </style:style>
    <style:style style:name="Table7.B2" style:family="table-cell">
      <style:table-cell-properties style:vertical-align="middle" fo:padding="0.0597in" fo:border-left="none" fo:border-right="none" fo:border-top="none" fo:border-bottom="0.05pt solid #81aca6"/>
    </style:style>
    <style:style style:name="Table7.C2" style:family="table-cell">
      <style:table-cell-properties style:vertical-align="middle" fo:padding="0.0597in" fo:border-left="none" fo:border-right="0.05pt solid #81aca6" fo:border-top="none" fo:border-bottom="0.05pt solid #81aca6"/>
    </style:style>
    <style:style style:name="Table8" style:family="table">
      <style:table-properties style:width="7.2681in" table:align="margins" fo:background-color="#ffffff">
        <style:background-image/>
      </style:table-properties>
    </style:style>
    <style:style style:name="Table8.A" style:family="table-column">
      <style:table-column-properties style:column-width="1.7632in" style:rel-column-width="15900*"/>
    </style:style>
    <style:style style:name="Table8.B" style:family="table-column">
      <style:table-column-properties style:column-width="5.5049in" style:rel-column-width="49635*"/>
    </style:style>
    <style:style style:name="Table8.A1" style:family="table-cell">
      <style:table-cell-properties style:vertical-align="middle" fo:background-color="#dee7e5" fo:padding="0.0597in" fo:border-left="0.05pt solid #81aca6" fo:border-right="none" fo:border-top="0.05pt solid #81aca6" fo:border-bottom="0.05pt solid #81aca6">
        <style:background-image/>
      </style:table-cell-properties>
    </style:style>
    <style:style style:name="Table8.B1" style:family="table-cell">
      <style:table-cell-properties style:vertical-align="middle" fo:background-color="#dee7e5" fo:padding="0.0597in" fo:border-left="none" fo:border-right="0.05pt solid #81aca6" fo:border-top="0.05pt solid #81aca6" fo:border-bottom="0.05pt solid #81aca6">
        <style:background-image/>
      </style:table-cell-properties>
    </style:style>
    <style:style style:name="Table8.A2" style:family="table-cell">
      <style:table-cell-properties style:vertical-align="middle" fo:padding="0.0597in" fo:border-left="0.05pt solid #81aca6" fo:border-right="none" fo:border-top="none" fo:border-bottom="0.05pt solid #81aca6"/>
    </style:style>
    <style:style style:name="Table8.B2" style:family="table-cell">
      <style:table-cell-properties style:vertical-align="middle" fo:padding="0.0597in" fo:border-left="none" fo:border-right="0.05pt solid #81aca6" fo:border-top="none" fo:border-bottom="0.05pt solid #81aca6"/>
    </style:style>
    <style:style style:name="Table8.A3" style:family="table-cell">
      <style:table-cell-properties style:vertical-align="middle" fo:padding="0.0597in" fo:border-left="0.05pt solid #81aca6" fo:border-right="none" fo:border-top="none" fo:border-bottom="0.05pt solid #81aca6"/>
    </style:style>
    <style:style style:name="Table8.B3" style:family="table-cell">
      <style:table-cell-properties style:vertical-align="middle" fo:padding="0.0597in" fo:border-left="none" fo:border-right="0.05pt solid #81aca6" fo:border-top="none" fo:border-bottom="0.05pt solid #81aca6"/>
    </style:style>
    <style:style style:name="Table8.A4" style:family="table-cell">
      <style:table-cell-properties style:vertical-align="middle" fo:padding="0.0597in" fo:border-left="0.05pt solid #81aca6" fo:border-right="none" fo:border-top="none" fo:border-bottom="0.05pt solid #81aca6"/>
    </style:style>
    <style:style style:name="Table8.B4" style:family="table-cell">
      <style:table-cell-properties style:vertical-align="middle" fo:padding="0.0597in" fo:border-left="none" fo:border-right="0.05pt solid #81aca6" fo:border-top="none" fo:border-bottom="0.05pt solid #81aca6"/>
    </style:style>
    <style:style style:name="Table9" style:family="table">
      <style:table-properties style:width="7.2681in" table:align="margins" fo:background-color="#ffffff">
        <style:background-image/>
      </style:table-properties>
    </style:style>
    <style:style style:name="Table9.A" style:family="table-column">
      <style:table-column-properties style:column-width="1.8806in" style:rel-column-width="16954*"/>
    </style:style>
    <style:style style:name="Table9.B" style:family="table-column">
      <style:table-column-properties style:column-width="2.2556in" style:rel-column-width="20341*"/>
    </style:style>
    <style:style style:name="Table9.C" style:family="table-column">
      <style:table-column-properties style:column-width="3.1319in" style:rel-column-width="28240*"/>
    </style:style>
    <style:style style:name="Table9.A1" style:family="table-cell">
      <style:table-cell-properties style:vertical-align="middle" fo:background-color="#dee7e5" fo:padding="0.0201in" fo:border-left="0.05pt solid #81aca6" fo:border-right="none" fo:border-top="0.05pt solid #81aca6" fo:border-bottom="0.05pt solid #81aca6">
        <style:background-image/>
      </style:table-cell-properties>
    </style:style>
    <style:style style:name="Table9.B1" style:family="table-cell">
      <style:table-cell-properties style:vertical-align="middle" fo:background-color="#dee7e5" fo:padding="0.0201in" fo:border-left="none" fo:border-right="none" fo:border-top="0.05pt solid #81aca6" fo:border-bottom="0.05pt solid #81aca6">
        <style:background-image/>
      </style:table-cell-properties>
    </style:style>
    <style:style style:name="Table9.C1" style:family="table-cell">
      <style:table-cell-properties style:vertical-align="middle" fo:background-color="#dee7e5" fo:padding="0.0201in" fo:border-left="none" fo:border-right="0.05pt solid #81aca6" fo:border-top="0.05pt solid #81aca6" fo:border-bottom="0.05pt solid #81aca6">
        <style:background-image/>
      </style:table-cell-properties>
    </style:style>
    <style:style style:name="Table9.A2" style:family="table-cell">
      <style:table-cell-properties style:vertical-align="middle" fo:padding="0.0201in" fo:border-left="0.05pt solid #81aca6" fo:border-right="none" fo:border-top="none" fo:border-bottom="0.05pt solid #81aca6"/>
    </style:style>
    <style:style style:name="Table9.B2" style:family="table-cell">
      <style:table-cell-properties style:vertical-align="middle" fo:padding="0.0201in" fo:border-left="none" fo:border-right="none" fo:border-top="none" fo:border-bottom="0.05pt solid #81aca6"/>
    </style:style>
    <style:style style:name="Table9.C2" style:family="table-cell">
      <style:table-cell-properties style:vertical-align="middle" fo:padding="0.0201in" fo:border-left="none" fo:border-right="0.05pt solid #81aca6" fo:border-top="none" fo:border-bottom="0.05pt solid #81aca6"/>
    </style:style>
    <style:style style:name="Table9.A3" style:family="table-cell">
      <style:table-cell-properties style:vertical-align="middle" fo:padding="0.0201in" fo:border-left="0.05pt solid #81aca6" fo:border-right="none" fo:border-top="none" fo:border-bottom="0.05pt solid #81aca6"/>
    </style:style>
    <style:style style:name="Table9.B3" style:family="table-cell">
      <style:table-cell-properties style:vertical-align="middle" fo:padding="0.0201in" fo:border-left="none" fo:border-right="none" fo:border-top="none" fo:border-bottom="0.05pt solid #81aca6"/>
    </style:style>
    <style:style style:name="Table9.C3" style:family="table-cell">
      <style:table-cell-properties style:vertical-align="middle" fo:padding="0.0201in" fo:border-left="none" fo:border-right="0.05pt solid #81aca6" fo:border-top="none" fo:border-bottom="0.05pt solid #81aca6"/>
    </style:style>
    <style:style style:name="Table9.A4" style:family="table-cell">
      <style:table-cell-properties style:vertical-align="middle" fo:padding="0.0201in" fo:border-left="0.05pt solid #81aca6" fo:border-right="none" fo:border-top="none" fo:border-bottom="0.05pt solid #81aca6"/>
    </style:style>
    <style:style style:name="Table9.B4" style:family="table-cell">
      <style:table-cell-properties style:vertical-align="middle" fo:padding="0.0201in" fo:border-left="none" fo:border-right="none" fo:border-top="none" fo:border-bottom="0.05pt solid #81aca6"/>
    </style:style>
    <style:style style:name="Table9.C4" style:family="table-cell">
      <style:table-cell-properties style:vertical-align="middle" fo:padding="0.0201in" fo:border-left="none" fo:border-right="0.05pt solid #81aca6" fo:border-top="none" fo:border-bottom="0.05pt solid #81aca6"/>
    </style:style>
    <style:style style:name="Table9.A5" style:family="table-cell">
      <style:table-cell-properties style:vertical-align="middle" fo:padding="0.0201in" fo:border-left="0.05pt solid #81aca6" fo:border-right="none" fo:border-top="none" fo:border-bottom="0.05pt solid #81aca6"/>
    </style:style>
    <style:style style:name="Table9.B5" style:family="table-cell">
      <style:table-cell-properties style:vertical-align="middle" fo:padding="0.0201in" fo:border-left="none" fo:border-right="none" fo:border-top="none" fo:border-bottom="0.05pt solid #81aca6"/>
    </style:style>
    <style:style style:name="Table9.C5" style:family="table-cell">
      <style:table-cell-properties style:vertical-align="middle" fo:padding="0.0201in" fo:border-left="none" fo:border-right="0.05pt solid #81aca6" fo:border-top="none" fo:border-bottom="0.05pt solid #81aca6"/>
    </style:style>
    <style:style style:name="Table9.A6" style:family="table-cell">
      <style:table-cell-properties style:vertical-align="middle" fo:padding="0.0201in" fo:border-left="0.05pt solid #81aca6" fo:border-right="none" fo:border-top="none" fo:border-bottom="0.05pt solid #81aca6"/>
    </style:style>
    <style:style style:name="Table9.B6" style:family="table-cell">
      <style:table-cell-properties style:vertical-align="middle" fo:padding="0.0201in" fo:border-left="none" fo:border-right="none" fo:border-top="none" fo:border-bottom="0.05pt solid #81aca6"/>
    </style:style>
    <style:style style:name="Table9.C6" style:family="table-cell">
      <style:table-cell-properties style:vertical-align="middle" fo:padding="0.0201in" fo:border-left="none" fo:border-right="0.05pt solid #81aca6" fo:border-top="none" fo:border-bottom="0.05pt solid #81aca6"/>
    </style:style>
    <style:style style:name="Table9.A7" style:family="table-cell">
      <style:table-cell-properties style:vertical-align="middle" fo:padding="0.0201in" fo:border-left="0.05pt solid #81aca6" fo:border-right="none" fo:border-top="none" fo:border-bottom="0.05pt solid #81aca6"/>
    </style:style>
    <style:style style:name="Table9.B7" style:family="table-cell">
      <style:table-cell-properties style:vertical-align="middle" fo:padding="0.0201in" fo:border-left="none" fo:border-right="none" fo:border-top="none" fo:border-bottom="0.05pt solid #81aca6"/>
    </style:style>
    <style:style style:name="Table9.C7" style:family="table-cell">
      <style:table-cell-properties style:vertical-align="middle" fo:padding="0.0201in" fo:border-left="none" fo:border-right="0.05pt solid #81aca6" fo:border-top="none" fo:border-bottom="0.05pt solid #81aca6"/>
    </style:style>
    <style:style style:name="Table10" style:family="table">
      <style:table-properties style:width="7.2681in" table:align="margins" fo:background-color="#ffffff">
        <style:background-image/>
      </style:table-properties>
    </style:style>
    <style:style style:name="Table10.A" style:family="table-column">
      <style:table-column-properties style:column-width="2.9146in" style:rel-column-width="26281*"/>
    </style:style>
    <style:style style:name="Table10.B" style:family="table-column">
      <style:table-column-properties style:column-width="2.2799in" style:rel-column-width="20555*"/>
    </style:style>
    <style:style style:name="Table10.C" style:family="table-column">
      <style:table-column-properties style:column-width="2.0736in" style:rel-column-width="18699*"/>
    </style:style>
    <style:style style:name="Table10.A1" style:family="table-cell">
      <style:table-cell-properties style:vertical-align="middle" fo:background-color="#dee7e5" fo:padding="0.0201in" fo:border-left="0.05pt solid #81aca6" fo:border-right="none" fo:border-top="0.05pt solid #81aca6" fo:border-bottom="0.05pt solid #81aca6">
        <style:background-image/>
      </style:table-cell-properties>
    </style:style>
    <style:style style:name="Table10.B1" style:family="table-cell">
      <style:table-cell-properties style:vertical-align="middle" fo:background-color="#dee7e5" fo:padding="0.0201in" fo:border-left="none" fo:border-right="none" fo:border-top="0.05pt solid #81aca6" fo:border-bottom="0.05pt solid #81aca6">
        <style:background-image/>
      </style:table-cell-properties>
    </style:style>
    <style:style style:name="Table10.C1" style:family="table-cell">
      <style:table-cell-properties style:vertical-align="middle" fo:background-color="#dee7e5" fo:padding="0.0201in" fo:border-left="none" fo:border-right="0.05pt solid #81aca6" fo:border-top="0.05pt solid #81aca6" fo:border-bottom="0.05pt solid #81aca6">
        <style:background-image/>
      </style:table-cell-properties>
    </style:style>
    <style:style style:name="Table10.A2" style:family="table-cell">
      <style:table-cell-properties style:vertical-align="middle" fo:padding="0.0201in" fo:border-left="0.05pt solid #81aca6" fo:border-right="none" fo:border-top="none" fo:border-bottom="0.05pt solid #81aca6"/>
    </style:style>
    <style:style style:name="Table10.B2" style:family="table-cell">
      <style:table-cell-properties style:vertical-align="middle" fo:padding="0.0201in" fo:border-left="none" fo:border-right="none" fo:border-top="none" fo:border-bottom="0.05pt solid #81aca6"/>
    </style:style>
    <style:style style:name="Table10.C2" style:family="table-cell">
      <style:table-cell-properties style:vertical-align="middle" fo:padding="0.0201in" fo:border-left="none" fo:border-right="0.05pt solid #81aca6" fo:border-top="none" fo:border-bottom="0.05pt solid #81aca6"/>
    </style:style>
    <style:style style:name="Table10.A3" style:family="table-cell">
      <style:table-cell-properties style:vertical-align="middle" fo:padding="0.0201in" fo:border-left="0.05pt solid #81aca6" fo:border-right="none" fo:border-top="none" fo:border-bottom="0.05pt solid #81aca6"/>
    </style:style>
    <style:style style:name="Table10.B3" style:family="table-cell">
      <style:table-cell-properties style:vertical-align="middle" fo:padding="0.0201in" fo:border-left="none" fo:border-right="none" fo:border-top="none" fo:border-bottom="0.05pt solid #81aca6"/>
    </style:style>
    <style:style style:name="Table10.C3" style:family="table-cell">
      <style:table-cell-properties style:vertical-align="middle" fo:padding="0.0201in" fo:border-left="none" fo:border-right="0.05pt solid #81aca6" fo:border-top="none" fo:border-bottom="0.05pt solid #81aca6"/>
    </style:style>
    <style:style style:name="Table11" style:family="table">
      <style:table-properties style:width="7.2681in" table:align="margins" fo:background-color="#ffffff">
        <style:background-image/>
      </style:table-properties>
    </style:style>
    <style:style style:name="Table11.A" style:family="table-column">
      <style:table-column-properties style:column-width="1.666in" style:rel-column-width="15024*"/>
    </style:style>
    <style:style style:name="Table11.B" style:family="table-column">
      <style:table-column-properties style:column-width="3.2771in" style:rel-column-width="29546*"/>
    </style:style>
    <style:style style:name="Table11.C" style:family="table-column">
      <style:table-column-properties style:column-width="2.325in" style:rel-column-width="20965*"/>
    </style:style>
    <style:style style:name="Table11.A1" style:family="table-cell">
      <style:table-cell-properties style:vertical-align="middle" fo:background-color="#dee7e5" fo:padding="0.0799in" fo:border-left="0.05pt solid #81aca6" fo:border-right="none" fo:border-top="0.05pt solid #81aca6" fo:border-bottom="0.05pt solid #81aca6">
        <style:background-image/>
      </style:table-cell-properties>
    </style:style>
    <style:style style:name="Table11.B1" style:family="table-cell">
      <style:table-cell-properties style:vertical-align="middle" fo:background-color="#dee7e5" fo:padding="0.0799in" fo:border-left="none" fo:border-right="none" fo:border-top="0.05pt solid #81aca6" fo:border-bottom="0.05pt solid #81aca6">
        <style:background-image/>
      </style:table-cell-properties>
    </style:style>
    <style:style style:name="Table11.C1" style:family="table-cell">
      <style:table-cell-properties style:vertical-align="middle" fo:background-color="#dee7e5" fo:padding="0.0799in" fo:border-left="none" fo:border-right="0.05pt solid #81aca6" fo:border-top="0.05pt solid #81aca6" fo:border-bottom="0.05pt solid #81aca6">
        <style:background-image/>
      </style:table-cell-properties>
    </style:style>
    <style:style style:name="Table11.A2" style:family="table-cell">
      <style:table-cell-properties style:vertical-align="middle" fo:padding="0.0799in" fo:border-left="0.05pt solid #81aca6" fo:border-right="none" fo:border-top="none" fo:border-bottom="0.05pt solid #81aca6"/>
    </style:style>
    <style:style style:name="Table11.B2" style:family="table-cell">
      <style:table-cell-properties style:vertical-align="middle" fo:padding="0.0799in" fo:border-left="none" fo:border-right="none" fo:border-top="none" fo:border-bottom="0.05pt solid #81aca6"/>
    </style:style>
    <style:style style:name="Table11.C2" style:family="table-cell">
      <style:table-cell-properties style:vertical-align="middle" fo:padding="0.0799in" fo:border-left="none" fo:border-right="0.05pt solid #81aca6" fo:border-top="none" fo:border-bottom="0.05pt solid #81aca6"/>
    </style:style>
    <style:style style:name="Table11.A3" style:family="table-cell">
      <style:table-cell-properties style:vertical-align="middle" fo:padding="0.0799in" fo:border-left="0.05pt solid #81aca6" fo:border-right="none" fo:border-top="none" fo:border-bottom="0.05pt solid #81aca6"/>
    </style:style>
    <style:style style:name="Table11.B3" style:family="table-cell">
      <style:table-cell-properties style:vertical-align="middle" fo:padding="0.0799in" fo:border-left="none" fo:border-right="none" fo:border-top="none" fo:border-bottom="0.05pt solid #81aca6"/>
    </style:style>
    <style:style style:name="Table11.C3" style:family="table-cell">
      <style:table-cell-properties style:vertical-align="middle" fo:padding="0.0799in" fo:border-left="none" fo:border-right="0.05pt solid #81aca6" fo:border-top="none" fo:border-bottom="0.05pt solid #81aca6"/>
    </style:style>
    <style:style style:name="Table11.A4" style:family="table-cell">
      <style:table-cell-properties style:vertical-align="middle" fo:padding="0.0799in" fo:border-left="0.05pt solid #81aca6" fo:border-right="none" fo:border-top="none" fo:border-bottom="0.05pt solid #81aca6"/>
    </style:style>
    <style:style style:name="Table11.B4" style:family="table-cell">
      <style:table-cell-properties style:vertical-align="middle" fo:padding="0.0799in" fo:border-left="none" fo:border-right="none" fo:border-top="none" fo:border-bottom="0.05pt solid #81aca6"/>
    </style:style>
    <style:style style:name="Table11.C4" style:family="table-cell">
      <style:table-cell-properties style:vertical-align="middle" fo:padding="0.0799in" fo:border-left="none" fo:border-right="0.05pt solid #81aca6" fo:border-top="none" fo:border-bottom="0.05pt solid #81aca6"/>
    </style:style>
    <style:style style:name="Table12" style:family="table">
      <style:table-properties style:width="7.2681in" table:align="margins" fo:background-color="#ffffff">
        <style:background-image/>
      </style:table-properties>
    </style:style>
    <style:style style:name="Table12.A" style:family="table-column">
      <style:table-column-properties style:column-width="1.85in" style:rel-column-width="16679*"/>
    </style:style>
    <style:style style:name="Table12.B" style:family="table-column">
      <style:table-column-properties style:column-width="2.8375in" style:rel-column-width="25583*"/>
    </style:style>
    <style:style style:name="Table12.C" style:family="table-column">
      <style:table-column-properties style:column-width="2.5813in" style:rel-column-width="23273*"/>
    </style:style>
    <style:style style:name="Table12.A1" style:family="table-cell">
      <style:table-cell-properties style:vertical-align="middle" fo:background-color="#dee7e5" fo:padding="0.0597in" fo:border-left="1.5pt solid #81aca6" fo:border-right="none" fo:border-top="1.5pt solid #81aca6" fo:border-bottom="1.5pt solid #81aca6">
        <style:background-image/>
      </style:table-cell-properties>
    </style:style>
    <style:style style:name="Table12.B1" style:family="table-cell">
      <style:table-cell-properties style:vertical-align="middle" fo:background-color="#dee7e5" fo:padding="0.0597in" fo:border-left="none" fo:border-right="none" fo:border-top="1.5pt solid #81aca6" fo:border-bottom="1.5pt solid #81aca6">
        <style:background-image/>
      </style:table-cell-properties>
    </style:style>
    <style:style style:name="Table12.C1" style:family="table-cell">
      <style:table-cell-properties style:vertical-align="middle" fo:background-color="#dee7e5" fo:padding="0.0597in" fo:border-left="none" fo:border-right="1.5pt solid #81aca6" fo:border-top="1.5pt solid #81aca6" fo:border-bottom="1.5pt solid #81aca6">
        <style:background-image/>
      </style:table-cell-properties>
    </style:style>
    <style:style style:name="Table12.A2" style:family="table-cell">
      <style:table-cell-properties style:vertical-align="middle" fo:padding="0.0597in" fo:border-left="1.5pt solid #81aca6" fo:border-right="none" fo:border-top="none" fo:border-bottom="1.5pt solid #81aca6"/>
    </style:style>
    <style:style style:name="Table12.B2" style:family="table-cell">
      <style:table-cell-properties style:vertical-align="middle" fo:padding="0.0597in" fo:border-left="none" fo:border-right="none" fo:border-top="none" fo:border-bottom="1.5pt solid #81aca6"/>
    </style:style>
    <style:style style:name="Table12.C2" style:family="table-cell">
      <style:table-cell-properties style:vertical-align="middle" fo:padding="0.0597in" fo:border-left="none" fo:border-right="1.5pt solid #81aca6" fo:border-top="none" fo:border-bottom="1.5pt solid #81aca6"/>
    </style:style>
    <style:style style:name="Table13" style:family="table">
      <style:table-properties style:width="7.2681in" table:align="margins" fo:background-color="#ffffff">
        <style:background-image/>
      </style:table-properties>
    </style:style>
    <style:style style:name="Table13.A" style:family="table-column">
      <style:table-column-properties style:column-width="1.85in" style:rel-column-width="16679*"/>
    </style:style>
    <style:style style:name="Table13.B" style:family="table-column">
      <style:table-column-properties style:column-width="2.8375in" style:rel-column-width="25583*"/>
    </style:style>
    <style:style style:name="Table13.C" style:family="table-column">
      <style:table-column-properties style:column-width="2.5813in" style:rel-column-width="23273*"/>
    </style:style>
    <style:style style:name="Table13.A1" style:family="table-cell">
      <style:table-cell-properties style:vertical-align="middle" fo:background-color="#dee7e5" fo:padding="0.0597in" fo:border-left="1.5pt solid #81aca6" fo:border-right="none" fo:border-top="1.5pt solid #81aca6" fo:border-bottom="1.5pt solid #81aca6">
        <style:background-image/>
      </style:table-cell-properties>
    </style:style>
    <style:style style:name="Table13.B1" style:family="table-cell">
      <style:table-cell-properties style:vertical-align="middle" fo:background-color="#dee7e5" fo:padding="0.0597in" fo:border-left="none" fo:border-right="none" fo:border-top="1.5pt solid #81aca6" fo:border-bottom="1.5pt solid #81aca6">
        <style:background-image/>
      </style:table-cell-properties>
    </style:style>
    <style:style style:name="Table13.C1" style:family="table-cell">
      <style:table-cell-properties style:vertical-align="middle" fo:background-color="#dee7e5" fo:padding="0.0597in" fo:border-left="none" fo:border-right="1.5pt solid #81aca6" fo:border-top="1.5pt solid #81aca6" fo:border-bottom="1.5pt solid #81aca6">
        <style:background-image/>
      </style:table-cell-properties>
    </style:style>
    <style:style style:name="Table13.A2" style:family="table-cell">
      <style:table-cell-properties style:vertical-align="middle" fo:padding="0.0597in" fo:border-left="1.5pt solid #81aca6" fo:border-right="none" fo:border-top="none" fo:border-bottom="1.5pt solid #81aca6"/>
    </style:style>
    <style:style style:name="Table13.B2" style:family="table-cell">
      <style:table-cell-properties style:vertical-align="middle" fo:padding="0.0597in" fo:border-left="none" fo:border-right="none" fo:border-top="none" fo:border-bottom="1.5pt solid #81aca6"/>
    </style:style>
    <style:style style:name="Table13.C2" style:family="table-cell">
      <style:table-cell-properties style:vertical-align="middle" fo:padding="0.0597in" fo:border-left="none" fo:border-right="1.5pt solid #81aca6" fo:border-top="none" fo:border-bottom="1.5pt solid #81aca6"/>
    </style:style>
    <style:style style:name="Table14" style:family="table">
      <style:table-properties style:width="7.2681in" table:align="margins" fo:background-color="#ffffff">
        <style:background-image/>
      </style:table-properties>
    </style:style>
    <style:style style:name="Table14.A" style:family="table-column">
      <style:table-column-properties style:column-width="1.85in" style:rel-column-width="16679*"/>
    </style:style>
    <style:style style:name="Table14.B" style:family="table-column">
      <style:table-column-properties style:column-width="2.8375in" style:rel-column-width="25583*"/>
    </style:style>
    <style:style style:name="Table14.C" style:family="table-column">
      <style:table-column-properties style:column-width="2.5813in" style:rel-column-width="23273*"/>
    </style:style>
    <style:style style:name="Table14.A1" style:family="table-cell">
      <style:table-cell-properties style:vertical-align="middle" fo:background-color="#dee7e5" fo:padding="0.0597in" fo:border-left="1.5pt solid #81aca6" fo:border-right="none" fo:border-top="1.5pt solid #81aca6" fo:border-bottom="1.5pt solid #81aca6">
        <style:background-image/>
      </style:table-cell-properties>
    </style:style>
    <style:style style:name="Table14.B1" style:family="table-cell">
      <style:table-cell-properties style:vertical-align="middle" fo:background-color="#dee7e5" fo:padding="0.0597in" fo:border-left="none" fo:border-right="none" fo:border-top="1.5pt solid #81aca6" fo:border-bottom="1.5pt solid #81aca6">
        <style:background-image/>
      </style:table-cell-properties>
    </style:style>
    <style:style style:name="Table14.C1" style:family="table-cell">
      <style:table-cell-properties style:vertical-align="middle" fo:background-color="#dee7e5" fo:padding="0.0597in" fo:border-left="none" fo:border-right="1.5pt solid #81aca6" fo:border-top="1.5pt solid #81aca6" fo:border-bottom="1.5pt solid #81aca6">
        <style:background-image/>
      </style:table-cell-properties>
    </style:style>
    <style:style style:name="Table14.A2" style:family="table-cell">
      <style:table-cell-properties style:vertical-align="middle" fo:padding="0.0597in" fo:border-left="1.5pt solid #81aca6" fo:border-right="none" fo:border-top="none" fo:border-bottom="1.5pt solid #81aca6"/>
    </style:style>
    <style:style style:name="Table14.B2" style:family="table-cell">
      <style:table-cell-properties style:vertical-align="middle" fo:padding="0.0597in" fo:border-left="none" fo:border-right="none" fo:border-top="none" fo:border-bottom="1.5pt solid #81aca6"/>
    </style:style>
    <style:style style:name="Table14.C2" style:family="table-cell">
      <style:table-cell-properties style:vertical-align="middle" fo:padding="0.0597in" fo:border-left="none" fo:border-right="1.5pt solid #81aca6" fo:border-top="none" fo:border-bottom="1.5pt solid #81aca6"/>
    </style:style>
    <style:style style:name="P1"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38ee1b" style:font-size-asian="13pt" style:font-size-complex="13pt"/>
    </style:style>
    <style:style style:name="P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5" style:family="paragraph" style:parent-style-name="Text_20_body">
      <style:paragraph-properties fo:margin-left="0in" fo:margin-right="0in" fo:margin-top="0in" fo:margin-bottom="0.1043in" style:contextual-spacing="false" fo:orphans="2" fo:widows="2" fo:text-indent="0in" style:auto-text-indent="false"/>
    </style:style>
    <style:style style:name="P6"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351569"/>
    </style:style>
    <style:style style:name="P7"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373fe7"/>
    </style:style>
    <style:style style:name="P8"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3a0f94"/>
    </style:style>
    <style:style style:name="P9" style:family="paragraph" style:parent-style-name="Heading_20_2">
      <style:paragraph-properties fo:margin-left="0in" fo:margin-right="0in" fo:margin-top="0in" fo:margin-bottom="0.1043in" style:contextual-spacing="false" fo:line-height="110%" fo:orphans="2" fo:widows="2" fo:text-indent="0in" style:auto-text-indent="false"/>
    </style:style>
    <style:style style:name="P10"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text-line-through-style="none" style:text-line-through-type="none" style:font-name="Lato" fo:font-size="22.5pt" fo:letter-spacing="normal" fo:language="zxx" fo:country="none" fo:font-style="normal" style:text-underline-style="none"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11" style:family="paragraph" style:parent-style-name="Heading_20_2">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22.5pt" fo:letter-spacing="normal" fo:font-style="normal" fo:font-weight="normal"/>
    </style:style>
    <style:style style:name="P12" style:family="paragraph" style:parent-style-name="Heading_20_3">
      <style:paragraph-properties fo:margin-left="0in" fo:margin-right="0in" fo:margin-top="0in" fo:margin-bottom="0.1043in" style:contextual-spacing="false" fo:line-height="110%" fo:orphans="2" fo:widows="2" fo:text-indent="0in" style:auto-text-indent="false"/>
    </style:style>
    <style:style style:name="P13"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4"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5" style:family="paragraph" style:parent-style-name="Preformatted_20_Text">
      <loext:graphic-properties draw:fill="solid" draw:fill-color="#f5f5f5" draw:opacity="100%"/>
      <style:paragraph-properties fo:margin-left="0in" fo:margin-right="0in" fo:margin-top="0in" fo:margin-bottom="0.1043in" style:contextual-spacing="false" fo:line-height="142%" fo:text-align="start" style:justify-single-word="false" fo:text-indent="0in" style:auto-text-indent="false" fo:background-color="#f5f5f5" fo:padding="0.0402in" fo:border="none"/>
      <style:text-properties fo:color="#333333" loext:opacity="100%" style:font-name="Lato" fo:font-size="12pt" style:font-size-asian="12pt" style:font-size-complex="12pt"/>
    </style:style>
    <style:style style:name="P16" style:family="paragraph" style:parent-style-name="Text_20_body">
      <style:paragraph-properties fo:margin-left="0in" fo:margin-right="0in" fo:margin-top="0in" fo:margin-bottom="0.1043in" style:contextual-spacing="false" fo:orphans="2" fo:widows="2" fo:text-indent="0in" style:auto-text-indent="false" fo:padding="0.0402in" fo:border="none"/>
    </style:style>
    <style:style style:name="P17" style:family="paragraph" style:parent-style-name="Text_20_body">
      <loext:graphic-properties draw:fill="solid" draw:fill-color="#e0ffff" draw:opacity="100%"/>
      <style:paragraph-properties fo:margin-left="0in" fo:margin-right="0in" fo:margin-top="0in" fo:margin-bottom="0.1043in" style:contextual-spacing="false" fo:orphans="2" fo:widows="2" fo:text-indent="0in" style:auto-text-indent="false" fo:background-color="#e0ffff" fo:padding="0.0799in" fo:border="0.06pt solid #000000" style:join-border="true"/>
    </style:style>
    <style:style style:name="P18" style:family="paragraph" style:parent-style-name="Text_20_body">
      <loext:graphic-properties draw:fill="solid" draw:fill-color="#fff0f5" draw:opacity="100%"/>
      <style:paragraph-properties fo:margin-left="0in" fo:margin-right="0in" fo:margin-top="0in" fo:margin-bottom="0.1043in" style:contextual-spacing="false" fo:orphans="2" fo:widows="2" fo:text-indent="0in" style:auto-text-indent="false" fo:background-color="#fff0f5" fo:padding="0.0799in" fo:border="0.06pt solid #000000" style:join-border="true"/>
    </style:style>
    <style:style style:name="P19" style:family="paragraph" style:parent-style-name="Text_20_body">
      <loext:graphic-properties draw:fill="solid" draw:fill-color="#e0ffff" draw:opacity="100%"/>
      <style:paragraph-properties fo:margin-left="0in" fo:margin-right="0in" fo:margin-top="0in" fo:margin-bottom="0.1043in" style:contextual-spacing="false" fo:orphans="2" fo:widows="2" fo:text-indent="0in" style:auto-text-indent="false" fo:background-color="#e0ffff" fo:padding="0.0799in" fo:border="0.06pt solid #000000"/>
    </style:style>
    <style:style style:name="P20" style:family="paragraph" style:parent-style-name="Text_20_body">
      <loext:graphic-properties draw:fill="solid" draw:fill-color="#fff0f5" draw:opacity="100%"/>
      <style:paragraph-properties fo:margin-left="0in" fo:margin-right="0in" fo:margin-top="0in" fo:margin-bottom="0.1043in" style:contextual-spacing="false" fo:orphans="2" fo:widows="2" fo:text-indent="0in" style:auto-text-indent="false" fo:background-color="#fff0f5" fo:padding="0.0799in" fo:border="0.06pt solid #000000"/>
    </style:style>
    <style:style style:name="P21" style:family="paragraph" style:parent-style-name="Text_20_body">
      <loext:graphic-properties draw:fill="solid" draw:fill-color="#fffff0" draw:opacity="100%"/>
      <style:paragraph-properties fo:margin-left="0in" fo:margin-right="0in" fo:margin-top="0in" fo:margin-bottom="0.1043in" style:contextual-spacing="false" fo:orphans="2" fo:widows="2" fo:text-indent="0in" style:auto-text-indent="false" fo:background-color="#fffff0" fo:padding="0.0598in" fo:border="0.06pt solid #000000"/>
    </style:style>
    <style:style style:name="P22"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fo:font-variant="normal" fo:text-transform="none" fo:color="#333333" loext:opacity="100%" style:font-name="Lato" fo:font-size="13pt" fo:letter-spacing="normal" fo:font-style="normal" fo:font-weight="normal" style:font-size-asian="13pt" style:font-size-complex="13pt"/>
    </style:style>
    <style:style style:name="P23"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24"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5"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26"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7"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28"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29"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0"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31"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2"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bold" style:text-blinking="false" fo:background-color="transparent" style:font-size-asian="13pt" style:font-weight-asian="bold" style:font-size-complex="13pt" style:font-weight-complex="bold"/>
    </style:style>
    <style:style style:name="P33" style:family="paragraph" style:parent-style-name="List_20_Contents">
      <style:paragraph-properties fo:margin-left="0in" fo:margin-right="0in" fo:line-height="142%" fo:orphans="2" fo:widows="2" fo:text-indent="0in" style:auto-text-indent="false"/>
    </style:style>
    <style:style style:name="P34"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35"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6"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799in" fo:border="none"/>
    </style:style>
    <style:style style:name="P37"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38" style:family="paragraph" style:parent-style-name="Text_20_body">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style>
    <style:style style:name="P39" style:family="paragraph" style:parent-style-name="Text_20_body">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40" style:family="paragraph" style:parent-style-name="Text_20_body">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text-properties fo:font-variant="normal" fo:text-transform="none" fo:color="#333333" loext:opacity="100%" style:font-name="Lato" fo:font-size="13pt" fo:letter-spacing="normal" fo:font-style="normal" fo:font-weight="normal" officeooo:paragraph-rsid="002e4085" style:font-size-asian="13pt" style:font-size-complex="13pt"/>
    </style:style>
    <style:style style:name="P41" style:family="paragraph" style:parent-style-name="Text_20_body">
      <loext:graphic-properties draw:fill="solid" draw:fill-color="#ffffa6"/>
      <style:paragraph-properties fo:margin-left="0in" fo:margin-right="0in" fo:margin-top="0in" fo:margin-bottom="0.1402in" style:contextual-spacing="false" fo:text-align="start" style:justify-single-word="false" fo:text-indent="0in" style:auto-text-indent="false" fo:background-color="#ffffa6" fo:padding="0.0402in" fo:border="0.06pt solid #000000"/>
      <style:text-properties fo:font-size="13pt" style:font-size-asian="13pt" style:font-size-complex="13pt"/>
    </style:style>
    <style:style style:name="P42" style:family="paragraph" style:parent-style-name="Heading_20_2">
      <style:paragraph-properties fo:margin-left="0in" fo:margin-right="0in" fo:margin-top="0in" fo:margin-bottom="0.14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22.5pt" fo:letter-spacing="normal" fo:language="zxx" fo:country="none" fo:font-style="normal" style:text-underline-style="none"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43"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44"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799in" fo:border="none"/>
    </style:style>
    <style:style style:name="P45"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46" style:family="paragraph" style:parent-style-name="Table_20_Contents">
      <loext:graphic-properties draw:fill="none"/>
      <style:paragraph-properties fo:margin-left="0in" fo:margin-right="0in" fo:margin-top="0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47" style:family="paragraph" style:parent-style-name="Table_20_Contents">
      <loext:graphic-properties draw:fill="none"/>
      <style:paragraph-properties fo:margin-left="0in" fo:margin-right="0in" fo:margin-top="0in" fo:margin-bottom="0in" style:contextual-spacing="false" fo:line-height="142%" fo:text-align="start" style:justify-single-word="false" fo:orphans="0" fo:widows="0" fo:text-indent="0in" style:auto-text-indent="false" fo:background-color="transparent" text:number-lines="false" text:line-number="0"/>
    </style:style>
    <style:style style:name="P48"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351569"/>
    </style:style>
    <style:style style:name="P49" style:family="paragraph" style:parent-style-name="Text_20_body">
      <loext:graphic-properties draw:fill="solid" draw:fill-color="#fff0f5" draw:opacity="100%"/>
      <style:paragraph-properties fo:margin-left="0in" fo:margin-right="0in" fo:margin-top="0in" fo:margin-bottom="0in" style:contextual-spacing="false" fo:orphans="2" fo:widows="2" fo:text-indent="0in" style:auto-text-indent="false" fo:background-color="#fff0f5" fo:padding="0.0799in" fo:border="0.06pt solid #000000" style:join-border="true"/>
    </style:style>
    <style:style style:name="P50"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799in" fo:border="0.06pt solid #000000" style:join-border="true"/>
      <style:text-properties officeooo:paragraph-rsid="00365184"/>
    </style:style>
    <style:style style:name="P51"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799in" fo:border="0.06pt solid #000000"/>
    </style:style>
    <style:style style:name="P52" style:family="paragraph" style:parent-style-name="Text_20_body">
      <loext:graphic-properties draw:fill="solid" draw:fill-color="#fff0f5" draw:opacity="100%"/>
      <style:paragraph-properties fo:margin-left="0in" fo:margin-right="0in" fo:margin-top="0in" fo:margin-bottom="0in" style:contextual-spacing="false" fo:orphans="2" fo:widows="2" fo:text-indent="0in" style:auto-text-indent="false" fo:background-color="#fff0f5" fo:padding="0.0799in" fo:border="0.06pt solid #000000"/>
    </style:style>
    <style:style style:name="P53"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598in" fo:border="0.06pt solid #000000"/>
    </style:style>
    <style:style style:name="P54" style:family="paragraph" style:parent-style-name="Text_20_body">
      <loext:graphic-properties draw:fill="solid" draw:fill-color="#fff0f5" draw:opacity="100%"/>
      <style:paragraph-properties fo:margin-left="0in" fo:margin-right="0in" fo:margin-top="0in" fo:margin-bottom="0in" style:contextual-spacing="false" fo:orphans="2" fo:widows="2" fo:text-indent="0in" style:auto-text-indent="false" fo:background-color="#fff0f5" fo:padding="0.0598in" fo:border="0.06pt solid #000000"/>
    </style:style>
    <style:style style:name="P55" style:family="paragraph" style:parent-style-name="Preformatted_20_Text">
      <loext:graphic-properties draw:fill="solid" draw:fill-color="#f5f5f5" draw:opacity="100%"/>
      <style:paragraph-properties fo:margin-left="0in" fo:margin-right="0in" fo:margin-top="0in" fo:margin-bottom="0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officeooo:paragraph-rsid="003a0f94" style:font-size-asian="12pt" style:font-size-complex="12pt"/>
    </style:style>
    <style:style style:name="P56" style:family="paragraph" style:parent-style-name="Table_20_Contents">
      <style:paragraph-properties fo:margin-left="0in" fo:margin-right="0in" fo:line-height="142%" fo:text-align="start" style:justify-single-word="false" fo:text-indent="0in" style:auto-text-indent="false" fo:padding="0.0402in" fo:border="none"/>
      <style:text-properties style:font-name="Lato" fo:font-size="12pt" style:font-size-asian="12pt" style:font-size-complex="12pt"/>
    </style:style>
    <style:style style:name="P57" style:family="paragraph" style:parent-style-name="Table_20_Contents">
      <style:paragraph-properties fo:margin-left="0in" fo:margin-right="0in" fo:text-align="start" style:justify-single-word="false" fo:text-indent="0in" style:auto-text-indent="false" fo:padding="0.0402in" fo:border="none"/>
      <style:text-properties style:font-name="Lato" fo:font-size="12pt" style:font-size-asian="12pt" style:font-size-complex="12pt"/>
    </style:style>
    <style:style style:name="P58" style:family="paragraph" style:parent-style-name="Table_20_Heading">
      <style:paragraph-properties fo:margin-left="0in" fo:margin-right="0in" fo:line-height="142%" fo:text-align="start" style:justify-single-word="false" fo:text-indent="0in" style:auto-text-indent="false" fo:padding="0.0402in" fo:border="none"/>
      <style:text-properties style:font-name="Lato" fo:font-size="12pt" fo:font-weight="bold" officeooo:rsid="0032f985" officeooo:paragraph-rsid="0032f985" style:font-size-asian="12pt" style:font-weight-asian="bold" style:font-size-complex="12pt" style:font-weight-complex="bold"/>
    </style:style>
    <style:style style:name="P59" style:family="paragraph" style:parent-style-name="Table_20_Heading">
      <style:paragraph-properties fo:margin-left="0in" fo:margin-right="0in" fo:line-height="142%" fo:text-align="start" style:justify-single-word="false" fo:text-indent="0in" style:auto-text-indent="false" fo:padding="0.0402in" fo:border="none"/>
      <style:text-properties style:font-name="Lato" fo:font-size="12pt" officeooo:rsid="0032f985" officeooo:paragraph-rsid="0032f985" style:font-size-asian="12pt" style:font-size-complex="12pt"/>
    </style:style>
    <style:style style:name="P60" style:family="paragraph" style:parent-style-name="Table_20_Heading">
      <loext:graphic-properties draw:fill="none"/>
      <style:paragraph-properties fo:margin-left="0in" fo:margin-right="0in" fo:margin-top="0.0799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61" style:family="paragraph" style:parent-style-name="Text_20_body">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3pt" style:language-asian="zxx" style:country-asian="none" style:font-weight-asian="bold" style:font-name-complex="Lohit Devanagari" style:font-size-complex="13pt" style:language-complex="zxx" style:country-complex="none" style:font-weight-complex="bold" loext:padding="0in" loext:border="none"/>
    </style:style>
    <style:style style:name="P62"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font-size="13pt" fo:letter-spacing="normal" style:font-size-asian="13pt" style:font-size-complex="13pt"/>
    </style:style>
    <style:style style:name="P63" style:family="paragraph" style:parent-style-name="Text_20_body">
      <style:paragraph-properties fo:margin-left="0in" fo:margin-right="0in" fo:orphans="2" fo:widows="2" fo:text-indent="0in" style:auto-text-indent="false"/>
    </style:style>
    <style:style style:name="P64"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598in" fo:border="0.06pt solid #000000"/>
    </style:style>
    <style:style style:name="P65"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style>
    <style:style style:name="P66"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67"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799in" fo:border="0.06pt solid #000000"/>
    </style:style>
    <style:style style:name="P68" style:family="paragraph" style:parent-style-name="Text_20_body">
      <style:paragraph-properties fo:margin-left="0in" fo:margin-right="0in" fo:margin-top="0in" fo:margin-bottom="0.3201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9"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bold" officeooo:paragraph-rsid="00050074" style:text-blinking="false" fo:background-color="transparent" style:font-size-asian="13pt" style:font-weight-asian="bold" style:font-size-complex="13pt" style:font-weight-complex="bold"/>
    </style:style>
    <style:style style:name="P70"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799in" fo:border="none"/>
    </style:style>
    <style:style style:name="P71" style:family="paragraph" style:parent-style-name="Preformatted_20_Text">
      <loext:graphic-properties draw:fill="solid" draw:fill-color="#333333" draw:opacity="100%"/>
      <style:paragraph-properties fo:margin-left="0in" fo:margin-right="0in" fo:margin-top="0in" fo:margin-bottom="0.0598in" style:contextual-spacing="false" fo:line-height="142%" fo:orphans="2" fo:widows="2" fo:text-indent="0in" style:auto-text-indent="false" fo:background-color="#333333" fo:padding="0.0598in" fo:border="none"/>
    </style:style>
    <style:style style:name="P72" style:family="paragraph" style:parent-style-name="Text_20_body">
      <style:paragraph-properties fo:margin-left="0in" fo:margin-right="0in" fo:margin-top="0in" fo:margin-bottom="0.1799in" style:contextual-spacing="false" fo:orphans="2" fo:widows="2" fo:text-indent="0in" style:auto-text-indent="false"/>
    </style:style>
    <style:style style:name="P73"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style>
    <style:style style:name="P74"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75"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2pt" fo:letter-spacing="normal" style:font-size-asian="12pt" style:font-size-complex="12pt"/>
    </style:style>
    <style:style style:name="P76"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77"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78"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2pt" fo:letter-spacing="normal" style:font-size-asian="12pt" style:font-size-complex="12pt"/>
    </style:style>
    <style:style style:name="P79"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80"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style>
    <style:style style:name="P81"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text-properties style:font-name="Consolas" fo:font-size="12pt" style:font-size-asian="12pt" style:font-size-complex="12pt"/>
    </style:style>
    <style:style style:name="P82" style:family="paragraph" style:parent-style-name="Preformatted_20_Text">
      <loext:graphic-properties draw:fill="solid" draw:fill-color="#f5f5f5" draw:opacity="100%"/>
      <style:paragraph-properties fo:margin-left="0.0209in" fo:margin-right="0.0209in" fo:margin-top="0.0209in" fo:margin-bottom="0.0209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83" style:family="paragraph" style:parent-style-name="Preformatted_20_Text">
      <loext:graphic-properties draw:fill="solid" draw:fill-color="#f5f5f5" draw:opacity="100%"/>
      <style:paragraph-properties fo:margin-left="0.0209in" fo:margin-right="0.0209in" fo:margin-top="0in" fo:margin-bottom="0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84" style:family="paragraph" style:parent-style-name="Preformatted_20_Text">
      <loext:graphic-properties draw:fill="solid" draw:fill-color="#f5f5f5" draw:opacity="100%"/>
      <style:paragraph-properties fo:margin-left="0.0209in" fo:margin-right="0.0209in" fo:margin-top="0in" fo:margin-bottom="0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1pt" fo:letter-spacing="normal" fo:font-style="normal" fo:font-weight="normal" style:font-size-asian="11pt" style:font-size-complex="11pt"/>
    </style:style>
    <style:style style:name="P85" style:family="paragraph" style:parent-style-name="Preformatted_20_Text">
      <loext:graphic-properties draw:fill="solid" draw:fill-color="#f5f5f5" draw:opacity="100%"/>
      <style:paragraph-properties fo:margin-left="0.0209in" fo:margin-right="0.0209in" fo:margin-top="0in" fo:margin-bottom="0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86" style:family="paragraph" style:parent-style-name="Table_20_Contents">
      <style:paragraph-properties fo:line-height="142%"/>
    </style:style>
    <style:style style:name="P87" style:family="paragraph" style:parent-style-name="Table_20_Contents">
      <style:paragraph-properties fo:line-height="142%"/>
      <style:text-properties style:font-name="Lato" fo:font-size="13pt" style:font-size-asian="13pt" style:font-size-complex="13pt"/>
    </style:style>
    <style:style style:name="P88" style:family="paragraph" style:parent-style-name="Table_20_Contents">
      <style:paragraph-properties fo:margin-top="0.0598in" fo:margin-bottom="0in" style:contextual-spacing="false" fo:line-height="142%"/>
      <style:text-properties style:font-name="Lato" fo:font-size="12pt" style:font-size-asian="12pt" style:font-size-complex="12pt"/>
    </style:style>
    <style:style style:name="P89" style:family="paragraph" style:parent-style-name="Table_20_Contents">
      <style:paragraph-properties fo:margin-top="0.0598in" fo:margin-bottom="0in" style:contextual-spacing="false" fo:line-height="142%"/>
    </style:style>
    <style:style style:name="P90" style:family="paragraph" style:parent-style-name="Table_20_Heading">
      <style:paragraph-properties fo:margin-top="0.0598in" fo:margin-bottom="0in" style:contextual-spacing="false" fo:line-height="142%" fo:text-align="start" style:justify-single-word="false"/>
      <style:text-properties style:font-name="Lato" fo:font-size="13pt" style:font-size-asian="13pt" style:font-size-complex="13pt"/>
    </style:style>
    <style:style style:name="P91" style:family="paragraph" style:parent-style-name="Table_20_Heading">
      <style:paragraph-properties fo:line-height="142%" fo:text-align="start" style:justify-single-word="false"/>
      <style:text-properties style:font-name="Lato" fo:font-size="13pt" style:font-size-asian="13pt" style:font-size-complex="13pt"/>
    </style:style>
    <style:style style:name="P92" style:family="paragraph" style:parent-style-name="Table_20_Heading">
      <style:paragraph-properties fo:margin-top="0.0799in" fo:margin-bottom="0in" style:contextual-spacing="false" fo:line-height="142%" fo:text-align="start" style:justify-single-word="false"/>
      <style:text-properties style:font-name="Lato" fo:font-size="13pt" style:font-size-asian="13pt" style:font-size-complex="13pt"/>
    </style:style>
    <style:style style:name="P93" style:family="paragraph" style:parent-style-name="Text_20_body">
      <style:text-properties officeooo:paragraph-rsid="00351569"/>
    </style:style>
    <style:style style:name="P94" style:family="paragraph" style:parent-style-name="Text_20_body">
      <style:text-properties style:font-name="Lato" fo:font-size="13pt" style:font-size-asian="13pt" style:font-size-complex="13pt"/>
    </style:style>
    <style:style style:name="P95" style:family="paragraph" style:parent-style-name="Text_20_body">
      <style:paragraph-properties fo:margin-top="0in" fo:margin-bottom="0.1043in" style:contextual-spacing="false" fo:orphans="2" fo:widows="2"/>
      <style:text-properties fo:font-variant="normal" fo:text-transform="none" fo:color="#005b99" loext:opacity="100%" style:text-line-through-style="none" style:text-line-through-type="none" style:font-name="Lato" fo:font-size="8.25pt" fo:letter-spacing="normal" fo:font-style="normal" style:text-underline-style="none" fo:font-weight="normal" style:text-blinking="false" fo:background-color="transparent"/>
    </style:style>
    <style:style style:name="P96"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97"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text-properties fo:font-variant="normal" fo:text-transform="none" fo:color="#ef2929" loext:opacity="100%" style:font-name="Consolas" fo:font-size="12pt" fo:letter-spacing="normal" fo:font-style="normal" fo:font-weight="normal" style:font-size-asian="12pt" style:font-size-complex="12pt"/>
    </style:style>
    <style:style style:name="P98"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598in" fo:border="none"/>
    </style:style>
    <style:style style:name="P99" style:family="paragraph" style:parent-style-name="Text_20_body">
      <loext:graphic-properties draw:fill="solid" draw:fill-color="#ffffd7" draw:opacity="100%"/>
      <style:paragraph-properties fo:margin-top="0in" fo:margin-bottom="0.2402in" style:contextual-spacing="false" fo:background-color="#ffffd7" fo:padding="0.1in" fo:border="0.06pt solid #000000"/>
    </style:style>
    <style:style style:name="P100" style:family="paragraph" style:parent-style-name="Text_20_body">
      <loext:graphic-properties draw:fill="solid" draw:fill-color="#ffffa6" draw:opacity="100%"/>
      <style:paragraph-properties fo:margin-top="0.1598in" fo:margin-bottom="0.1598in" style:contextual-spacing="false" fo:background-color="#ffffa6" fo:padding="0.0799in" fo:border="0.06pt solid #000000"/>
    </style:style>
    <style:style style:name="P101" style:family="paragraph" style:parent-style-name="Text_20_body" style:master-page-name="">
      <loext:graphic-properties draw:fill="none"/>
      <style:paragraph-properties fo:margin-left="0in" fo:margin-right="0in" fo:margin-top="0in" fo:margin-bottom="0.0972in" style:contextual-spacing="false" fo:line-height="115%" fo:text-indent="-0.0201in" style:auto-text-indent="false" style:page-number="auto" fo:background-color="transparent"/>
    </style:style>
    <style:style style:name="P102"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03"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799in" fo:border="none"/>
    </style:style>
    <style:style style:name="P104"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05"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text-properties fo:font-variant="normal" fo:text-transform="none" fo:color="#eeeeee" loext:opacity="100%" style:font-name="Lato" fo:font-size="13pt" fo:letter-spacing="normal" fo:font-style="normal" fo:font-weight="normal" style:font-size-asian="13pt" style:font-size-complex="13pt"/>
    </style:style>
    <style:style style:name="P106" style:family="paragraph" style:parent-style-name="Preformatted_20_Text">
      <loext:graphic-properties draw:fill="solid" draw:fill-color="#333333" draw:opacity="100%"/>
      <style:paragraph-properties fo:margin-top="0in" fo:margin-bottom="0.0598in" style:contextual-spacing="false" fo:line-height="142%" fo:orphans="2" fo:widows="2" fo:background-color="#333333" fo:padding="0.0598in" fo:border="none"/>
    </style:style>
    <style:style style:name="P107"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799in" fo:border="none"/>
      <style:text-properties fo:font-variant="normal" fo:text-transform="none" fo:color="#eeeeee" loext:opacity="100%" style:font-name="Consolas" fo:font-size="12pt" fo:letter-spacing="normal" style:font-size-asian="12pt" style:font-size-complex="12pt"/>
    </style:style>
    <style:style style:name="P108"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09"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799in" fo:border="none"/>
    </style:style>
    <style:style style:name="P110"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111"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12" style:family="paragraph" style:parent-style-name="Table_20_Contents">
      <loext:graphic-properties draw:fill="none"/>
      <style:paragraph-properties fo:margin-left="0.0402in" fo:margin-right="0in"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3" style:family="paragraph" style:parent-style-name="Table_20_Contents">
      <loext:graphic-properties draw:fill="none"/>
      <style:paragraph-properties fo:margin-left="0.0402in" fo:margin-right="0in" fo:line-height="142%" fo:text-align="start" style:justify-single-word="false" fo:orphans="0" fo:widows="0" fo:text-indent="0in" style:auto-text-indent="false" fo:background-color="transparent" text:number-lines="false" text:line-number="0"/>
    </style:style>
    <style:style style:name="P114" style:family="paragraph" style:parent-style-name="Table_20_Heading">
      <loext:graphic-properties draw:fill="none"/>
      <style:paragraph-properties fo:margin-left="0.0402in" fo:margin-right="0in" fo:margin-top="0.0799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5" style:family="paragraph" style:parent-style-name="Table_20_Contents">
      <loext:graphic-properties draw:fill="none"/>
      <style:paragraph-properties fo:margin-left="0.0598in" fo:margin-right="0in"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6" style:family="paragraph" style:parent-style-name="Table_20_Contents">
      <loext:graphic-properties draw:fill="none"/>
      <style:paragraph-properties fo:margin-left="0.0598in" fo:margin-right="0in" fo:line-height="142%" fo:text-align="start" style:justify-single-word="false" fo:orphans="0" fo:widows="0" fo:text-indent="0in" style:auto-text-indent="false" fo:background-color="transparent" text:number-lines="false" text:line-number="0"/>
    </style:style>
    <style:style style:name="P117" style:family="paragraph" style:parent-style-name="Table_20_Contents">
      <loext:graphic-properties draw:fill="none"/>
      <style:paragraph-properties fo:margin-left="0.0598in" fo:margin-right="0in" fo:margin-top="0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8" style:family="paragraph" style:parent-style-name="Table_20_Heading">
      <loext:graphic-properties draw:fill="none"/>
      <style:paragraph-properties fo:margin-left="0.0598in" fo:margin-right="0in" fo:margin-top="0.0799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19" style:family="paragraph" style:parent-style-name="Table_20_Heading">
      <style:paragraph-properties fo:margin-top="0.0402in" fo:margin-bottom="0in" style:contextual-spacing="false" fo:line-height="142%" fo:text-align="start" style:justify-single-word="false"/>
      <style:text-properties style:font-name="Lato" fo:font-size="13pt" style:font-size-asian="13pt" style:font-size-complex="13pt"/>
    </style:style>
    <style:style style:name="P120" style:family="paragraph" style:parent-style-name="Text_20_body" style:list-style-name="L1">
      <style:paragraph-properties fo:margin-top="0in" fo:margin-bottom="0.1043in" style:contextual-spacing="false" fo:orphans="2" fo:widows="2"/>
    </style:style>
    <style:style style:name="P121" style:family="paragraph" style:parent-style-name="Text_20_body" style:list-style-name="L5">
      <style:paragraph-properties fo:margin-top="0in" fo:margin-bottom="0.1043in" style:contextual-spacing="false" fo:orphans="2" fo:widows="2"/>
      <style:text-properties officeooo:paragraph-rsid="00373fe7"/>
    </style:style>
    <style:style style:name="P122" style:family="paragraph" style:parent-style-name="Text_20_body" style:list-style-name="L6">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officeooo:paragraph-rsid="0038ee1b" style:font-size-asian="13pt" style:font-size-complex="13pt"/>
    </style:style>
    <style:style style:name="P123" style:family="paragraph" style:parent-style-name="Text_20_body" style:list-style-name="L2" style:master-page-name="">
      <loext:graphic-properties draw:fill="solid" draw:fill-color="#ffffa6"/>
      <style:paragraph-properties fo:margin-left="0in" fo:margin-right="0in" fo:margin-top="0in" fo:margin-bottom="0.1402in" style:contextual-spacing="false" fo:line-height="115%" fo:text-align="start" style:justify-single-word="false" fo:orphans="2" fo:widows="2" fo:text-indent="0in" style:auto-text-indent="false" style:page-number="auto" fo:background-color="#ffffa6" fo:padding="0.0402in" fo:border="0.06pt solid #000000"/>
      <style:text-properties officeooo:paragraph-rsid="002e4085"/>
    </style:style>
    <style:style style:name="P124" style:family="paragraph" style:parent-style-name="Text_20_body" style:list-style-name="L2">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text-properties officeooo:paragraph-rsid="002e4085"/>
    </style:style>
    <style:style style:name="P125" style:family="paragraph" style:parent-style-name="Text_20_body" style:list-style-name="L3">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text-properties officeooo:paragraph-rsid="002e4085"/>
    </style:style>
    <style:style style:name="P126" style:family="paragraph" style:parent-style-name="Text_20_body" style:list-style-name="L4">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text-properties officeooo:paragraph-rsid="002e4085"/>
    </style:style>
    <style:style style:name="P127" style:family="paragraph" style:parent-style-name="Text_20_body" style:list-style-name="L2">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text-properties fo:font-variant="normal" fo:text-transform="none" fo:color="#333333" loext:opacity="100%" style:font-name="Lato" fo:font-size="13pt" fo:letter-spacing="normal" fo:font-style="normal" fo:font-weight="normal" officeooo:paragraph-rsid="002e4085" style:font-size-asian="13pt" style:font-size-complex="13pt"/>
    </style:style>
    <style:style style:name="P128" style:family="paragraph" style:parent-style-name="Text_20_body" style:list-style-name="L3">
      <loext:graphic-properties draw:fill="solid" draw:fill-color="#ffffa6"/>
      <style:paragraph-properties fo:margin-left="0in" fo:margin-right="0in" fo:margin-top="0in" fo:margin-bottom="0.1402in" style:contextual-spacing="false" fo:text-align="start" style:justify-single-word="false" fo:orphans="2" fo:widows="2" fo:text-indent="0in" style:auto-text-indent="false" fo:background-color="#ffffa6" fo:padding="0.0402in" fo:border="0.06pt solid #000000"/>
      <style:text-properties fo:font-variant="normal" fo:text-transform="none" fo:color="#333333" loext:opacity="100%" style:font-name="Lato" fo:font-size="13pt" fo:letter-spacing="normal" fo:font-style="normal" fo:font-weight="normal" officeooo:paragraph-rsid="002e4085" style:font-size-asian="13pt" style:font-size-complex="13pt"/>
    </style:style>
    <style:style style:name="P12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30"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373fe7" style:font-size-asian="13pt" style:font-size-complex="13pt"/>
    </style:style>
    <style:style style:name="P13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3a0f94" style:font-size-asian="13pt" style:font-size-complex="13pt"/>
    </style:style>
    <style:style style:name="P132" style:family="paragraph" style:parent-style-name="Text_20_body" style:master-page-name="">
      <style:paragraph-properties fo:margin-left="0in" fo:margin-right="0in" fo:margin-top="0in" fo:margin-bottom="0in" style:contextual-spacing="false" fo:orphans="2" fo:widows="2" fo:text-indent="0in" style:auto-text-indent="false" style:page-number="auto" fo:padding="0.0402in" fo:border="none"/>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Lato" fo:font-size="13pt" fo:font-style="normal" style:font-size-asian="13pt" style:font-style-asian="normal" style:font-size-complex="13pt" style:font-style-complex="normal"/>
    </style:style>
    <style:style style:name="T4" style:family="text">
      <style:text-properties fo:color="#333333" loext:opacity="100%" style:font-name="Lato" fo:font-size="13pt" fo:background-color="#f5f5f5" loext:char-shading-value="0" style:font-size-asian="13pt" style:font-size-complex="13pt" loext:padding="0in" loext:border="none"/>
    </style:style>
    <style:style style:name="T5" style:family="text">
      <style:text-properties fo:color="#333333" loext:opacity="100%" style:font-name="Lato" fo:font-size="13pt" style:font-size-asian="13pt" style:font-size-complex="13pt" loext:padding="0in" loext:border="none"/>
    </style:style>
    <style:style style:name="T6" style:family="text">
      <style:text-properties fo:color="#333333" loext:opacity="100%" style:font-name="Consolas" fo:font-size="13pt" style:font-size-asian="13pt" style:font-size-complex="13pt" loext:padding="0in" loext:border="none"/>
    </style:style>
    <style:style style:name="T7"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8" style:family="text">
      <style:text-properties fo:font-variant="normal" fo:text-transform="none" fo:color="#333333" loext:opacity="100%" fo:letter-spacing="normal"/>
    </style:style>
    <style:style style:name="T9" style:family="text">
      <style:text-properties fo:font-variant="normal" fo:text-transform="none" fo:color="#333333" loext:opacity="100%" style:font-name="Lato" fo:letter-spacing="normal" fo:font-style="normal" fo:font-weight="bold" style:font-weight-asian="bold" style:font-weight-complex="bold"/>
    </style:style>
    <style:style style:name="T10" style:family="text">
      <style:text-properties fo:font-variant="normal" fo:text-transform="none" fo:color="#333333" loext:opacity="100%" style:font-name="Lato" fo:font-size="13pt" fo:letter-spacing="normal" fo:font-style="normal" fo:font-weight="bold" style:font-size-asian="13pt" style:font-size-complex="13pt"/>
    </style:style>
    <style:style style:name="T11" style:family="text">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T12" style:family="text">
      <style:text-properties fo:font-variant="normal" fo:text-transform="none" fo:color="#333333" loext:opacity="100%" style:font-name="Lato" fo:font-size="13pt" fo:letter-spacing="normal" fo:font-style="normal" fo:font-weight="normal" style:font-size-asian="13pt" style:font-size-complex="13pt"/>
    </style:style>
    <style:style style:name="T13"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14" style:family="text">
      <style:text-properties fo:font-variant="normal" fo:text-transform="none" fo:color="#333333" loext:opacity="100%" style:font-name="Lato" fo:font-size="13pt" fo:letter-spacing="normal" fo:font-style="normal" fo:font-weight="normal" fo:background-color="#f5f5f5" loext:char-shading-value="0" style:font-size-asian="13pt" style:font-size-complex="13pt" loext:padding="0in" loext:border="none"/>
    </style:style>
    <style:style style:name="T15" style:family="text">
      <style:text-properties fo:font-variant="normal" fo:text-transform="none" fo:color="#333333" loext:opacity="100%" style:font-name="Lato" fo:font-size="13pt" fo:letter-spacing="normal" fo:font-style="normal" style:font-size-asian="13pt" style:font-size-complex="13pt"/>
    </style:style>
    <style:style style:name="T16" style:family="text">
      <style:text-properties fo:font-variant="normal" fo:text-transform="none" fo:color="#333333" loext:opacity="100%" style:font-name="Lato" fo:font-size="13pt" fo:letter-spacing="normal" style:font-size-asian="13pt" style:font-size-complex="13pt"/>
    </style:style>
    <style:style style:name="T17" style:family="text">
      <style:text-properties fo:font-variant="normal" fo:text-transform="none" fo:color="#333333" loext:opacity="100%" style:font-name="Lato" fo:font-size="18pt" fo:letter-spacing="normal" fo:font-style="normal" fo:font-weight="normal" style:font-size-asian="13pt" style:font-size-complex="13pt"/>
    </style:style>
    <style:style style:name="T18" style:family="text">
      <style:text-properties fo:font-variant="normal" fo:text-transform="none" fo:color="#333333" loext:opacity="100%" style:font-name="Lato" fo:font-size="18pt" fo:letter-spacing="normal" fo:font-style="normal" fo:font-weight="normal" style:font-name-asian="Noto Sans CJK SC" style:font-size-asian="13pt" style:font-weight-asian="bold" style:font-name-complex="Lohit Devanagari" style:font-size-complex="13pt" style:font-weight-complex="bold"/>
    </style:style>
    <style:style style:name="T19" style:family="text">
      <style:text-properties fo:font-variant="normal" fo:text-transform="none" fo:color="#333333" loext:opacity="100%" style:font-name="Lato" fo:font-size="22.5pt" fo:letter-spacing="normal" fo:font-style="normal" fo:font-weight="normal" style:font-size-asian="13pt" style:font-size-complex="13pt"/>
    </style:style>
    <style:style style:name="T20"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21"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22" style:family="text">
      <style:text-properties fo:font-variant="normal" fo:text-transform="none" fo:color="#c7254e" loext:opacity="100%" style:font-name="Lato" fo:font-size="13pt" fo:letter-spacing="normal" fo:font-style="normal" fo:font-weight="normal" officeooo:rsid="00303493" fo:background-color="#f9f2f4" loext:char-shading-value="0" style:font-size-asian="13pt" style:font-size-complex="13pt" loext:padding="0in" loext:border="none"/>
    </style:style>
    <style:style style:name="T23"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24"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25"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26"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27"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28"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29" style:family="text">
      <style:text-properties fo:font-variant="normal" fo:text-transform="none" fo:color="#eeeeee" loext:opacity="100%" style:font-name="Lato" fo:font-size="13pt" fo:letter-spacing="normal" fo:font-style="normal" fo:font-weight="normal" style:font-size-asian="13pt" style:font-size-complex="13pt"/>
    </style:style>
    <style:style style:name="T30"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31" style:family="text">
      <style:text-properties fo:font-variant="normal" fo:text-transform="none" fo:color="#729fcf" loext:opacity="100%" style:font-name="Consolas" fo:font-size="12pt" fo:letter-spacing="normal" fo:font-style="normal" fo:font-weight="normal" style:font-size-asian="12pt" style:font-size-complex="12pt"/>
    </style:style>
    <style:style style:name="T32"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33" style:family="text">
      <style:text-properties fo:font-variant="normal" fo:text-transform="none" fo:color="#34e2e2" loext:opacity="100%" style:font-name="Consolas" fo:font-size="12pt" fo:letter-spacing="normal" fo:font-style="normal" fo:font-weight="bold" style:font-size-asian="12pt" style:font-size-complex="12pt"/>
    </style:style>
    <style:style style:name="T34" style:family="text">
      <style:text-properties fo:color="#c7254e" loext:opacity="100%" style:font-name="Lato" fo:font-size="13pt" fo:background-color="#f9f2f4" loext:char-shading-value="0" style:font-size-asian="13pt" style:font-size-complex="13pt" loext:padding="0in" loext:border="none"/>
    </style:style>
    <style:style style:name="T35" style:family="text">
      <style:text-properties fo:font-style="normal" fo:font-weight="normal"/>
    </style:style>
    <style:style style:name="T36" style:family="text">
      <style:text-properties style:font-name="Lato" fo:font-size="13pt" style:font-size-asian="13pt" style:font-size-complex="13pt"/>
    </style:style>
    <style:style style:name="T37" style:family="text">
      <style:text-properties fo:font-size="18pt" fo:font-style="normal" style:font-name-asian="Noto Sans CJK SC" style:font-weight-asian="bold" style:font-name-complex="Lohit Devanagari" style:font-weight-complex="bold"/>
    </style:style>
    <style:style style:name="T38" style:family="text">
      <style:text-properties fo:background-color="#ffff99" loext:char-shading-value="0" loext:padding="0.0209in" loext:border="1.5pt solid #ebccd1"/>
    </style:style>
    <style:style style:name="T39" style:family="text">
      <style:text-properties fo:color="#ef2929" loext:opacity="100%"/>
    </style:style>
    <style:style style:name="T40" style:family="text">
      <style:text-properties style:font-name="Consolas" fo:font-size="12pt"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NDG Introduction to Linux I - Chapter 5: File Manipulation</text:p>
      <text:p text:style-name="P26"/>
      <text:p text:style-name="P25"><text:a xlink:type="simple" xlink:href="https://content.netdevgroup.com/contents/lpic1-s1/yKFwE7mjZp/#objectives" text:style-name="Internet_20_link" text:visited-style-name="Visited_20_Internet_20_Link"><text:span text:style-name="T1">Objectives</text:span></text:a></text:p>
      <text:p text:style-name="P29"/>
      <text:p text:style-name="P61">This chapter will cover the following exam objectives:</text:p>
      <text:p text:style-name="P5"><text:span text:style-name="Strong_20_Emphasis"><text:span text:style-name="T10">103.3: Perform basic file management v2</text:span></text:span></text:p>
      <text:p text:style-name="P2">Weight: 4</text:p>
      <text:p text:style-name="P2">Candidates should be able to use the basic Linux commands to manage files and directories.</text:p>
      <text:p text:style-name="P5"><text:span text:style-name="Strong_20_Emphasis"><text:span text:style-name="T10">Key Knowledge Areas:</text:span></text:span></text:p>
      <text:list xml:id="list4045271152" text:style-name="L1">
        <text:list-header>
          <text:p text:style-name="P120"><text:span text:style-name="T12">Copy, move and remove files and directories individually.<text:line-break/></text:span><text:a xlink:type="simple" xlink:href="https://content.netdevgroup.com/contents/lpic1-s1/jBHPM3SvZm/5.1" text:style-name="Internet_20_link" text:visited-style-name="Visited_20_Internet_20_Link"><text:span text:style-name="T20">Section 5.1</text:span></text:a><text:span text:style-name="T12"> | </text:span><text:a xlink:type="simple" xlink:href="https://content.netdevgroup.com/contents/lpic1-s1/jBHPM3SvZm/5.5" text:style-name="Internet_20_link" text:visited-style-name="Visited_20_Internet_20_Link"><text:span text:style-name="T20">Section 5.5</text:span></text:a><text:span text:style-name="T12"> | </text:span><text:a xlink:type="simple" xlink:href="https://content.netdevgroup.com/contents/lpic1-s1/jBHPM3SvZm/5.6" text:style-name="Internet_20_link" text:visited-style-name="Visited_20_Internet_20_Link"><text:span text:style-name="T20">Section 5.6</text:span></text:a><text:span text:style-name="T12"> | </text:span><text:a xlink:type="simple" xlink:href="https://content.netdevgroup.com/contents/lpic1-s1/jBHPM3SvZm/5.7" text:style-name="Internet_20_link" text:visited-style-name="Visited_20_Internet_20_Link"><text:span text:style-name="T20">Section 5.7</text:span></text:a><text:span text:style-name="T12"> | </text:span><text:a xlink:type="simple" xlink:href="https://content.netdevgroup.com/contents/lpic1-s1/jBHPM3SvZm/5.8" text:style-name="Internet_20_link" text:visited-style-name="Visited_20_Internet_20_Link"><text:span text:style-name="T20">Section 5.8</text:span></text:a><text:span text:style-name="T12"> | </text:span><text:a xlink:type="simple" xlink:href="https://content.netdevgroup.com/contents/lpic1-s1/jBHPM3SvZm/5.9" text:style-name="Internet_20_link" text:visited-style-name="Visited_20_Internet_20_Link"><text:span text:style-name="T20">Section 5.9</text:span></text:a></text:p>
          <text:p text:style-name="P120"><text:span text:style-name="T12">Copy multiple files and directories recursively.<text:line-break/></text:span><text:a xlink:type="simple" xlink:href="https://content.netdevgroup.com/contents/lpic1-s1/jBHPM3SvZm/5.5" text:style-name="Internet_20_link" text:visited-style-name="Visited_20_Internet_20_Link"><text:span text:style-name="T20">Section 5.5</text:span></text:a></text:p>
          <text:p text:style-name="P120"><text:span text:style-name="T12">Remove files and directories recursively.<text:line-break/></text:span><text:a xlink:type="simple" xlink:href="https://content.netdevgroup.com/contents/lpic1-s1/jBHPM3SvZm/5.7" text:style-name="Internet_20_link" text:visited-style-name="Visited_20_Internet_20_Link"><text:span text:style-name="T20">Section 5.7</text:span></text:a><text:span text:style-name="T12"> | </text:span><text:a xlink:type="simple" xlink:href="https://content.netdevgroup.com/contents/lpic1-s1/jBHPM3SvZm/5.8" text:style-name="Internet_20_link" text:visited-style-name="Visited_20_Internet_20_Link"><text:span text:style-name="T20">Section 5.8</text:span></text:a><text:span text:style-name="T12"> | </text:span><text:a xlink:type="simple" xlink:href="https://content.netdevgroup.com/contents/lpic1-s1/jBHPM3SvZm/5.9" text:style-name="Internet_20_link" text:visited-style-name="Visited_20_Internet_20_Link"><text:span text:style-name="T20">Section 5.9</text:span></text:a></text:p>
        </text:list-header>
      </text:list>
      <text:p text:style-name="P28"/>
      <text:p text:style-name="P28"/>
      <text:p text:style-name="P1"><text:a xlink:type="simple" xlink:href="https://content.netdevgroup.com/contents/lpic1-s1/yKFwE7mjZp/#terms" text:style-name="Internet_20_link" text:visited-style-name="Visited_20_Internet_20_Link"><text:span text:style-name="T2">Key Terms</text:span></text:a></text:p>
      <text:p text:style-name="P69">cp</text:p>
      <text:p text:style-name="P33"><text:span text:style-name="T12">Command used to copy files and directories. cp will copy a SOURCE to a DEST, or multiple SOURCES to a DIRECTORY.<text:line-break/></text:span><text:a xlink:type="simple" xlink:href="https://content.netdevgroup.com/contents/lpic1-s1/jBHPM3SvZm/5.5" text:style-name="Internet_20_link" text:visited-style-name="Visited_20_Internet_20_Link"><text:span text:style-name="T20">Section 5.5</text:span></text:a></text:p>
      <text:p text:style-name="P31"/>
      <text:p text:style-name="P43">file</text:p>
      <text:p text:style-name="P33"><text:span text:style-name="T12">Command used to determine the type of file. file tests each argument in an attempt to classify it. There are three sets of tests, preformed in this order: filesystem test, magic tests, and language tests.<text:line-break/></text:span><text:a xlink:type="simple" xlink:href="https://content.netdevgroup.com/contents/lpic1-s1/jBHPM3SvZm/5.3" text:style-name="Internet_20_link" text:visited-style-name="Visited_20_Internet_20_Link"><text:span text:style-name="T20">Section 5.3</text:span></text:a></text:p>
      <text:p text:style-name="P31"/>
      <text:p text:style-name="P43">ls</text:p>
      <text:p text:style-name="P33"><text:span text:style-name="T12">Command that will list information about files. The current directory is listed by default.<text:line-break/></text:span><text:a xlink:type="simple" xlink:href="https://content.netdevgroup.com/contents/lpic1-s1/jBHPM3SvZm/5.2" text:style-name="Internet_20_link" text:visited-style-name="Visited_20_Internet_20_Link"><text:span text:style-name="T20">Section 5.2</text:span></text:a></text:p>
      <text:p text:style-name="P31"/>
      <text:p text:style-name="P31"/>
      <text:p text:style-name="P43"><text:soft-page-break/>mkdir</text:p>
      <text:p text:style-name="P33"><text:span text:style-name="T12">Command used to create directories, if they do not already exist.<text:line-break/></text:span><text:a xlink:type="simple" xlink:href="https://content.netdevgroup.com/contents/lpic1-s1/jBHPM3SvZm/5.8" text:style-name="Internet_20_link" text:visited-style-name="Visited_20_Internet_20_Link"><text:span text:style-name="T20">Section 5.8</text:span></text:a></text:p>
      <text:p text:style-name="P31"/>
      <text:p text:style-name="P43">rm</text:p>
      <text:p text:style-name="P33"><text:span text:style-name="T12">Command used to remove files or directories. By default the rm command will not remove directories.<text:line-break/></text:span><text:a xlink:type="simple" xlink:href="https://content.netdevgroup.com/contents/lpic1-s1/jBHPM3SvZm/5.7" text:style-name="Internet_20_link" text:visited-style-name="Visited_20_Internet_20_Link"><text:span text:style-name="T20">Section 5.7</text:span></text:a></text:p>
      <text:p text:style-name="P32"/>
      <text:p text:style-name="P43">rmdir</text:p>
      <text:p text:style-name="P33"><text:span text:style-name="T12">Command that is used to remove empty directories in the filesystem.<text:line-break/></text:span><text:a xlink:type="simple" xlink:href="https://content.netdevgroup.com/contents/lpic1-s1/jBHPM3SvZm/5.9" text:style-name="Internet_20_link" text:visited-style-name="Visited_20_Internet_20_Link"><text:span text:style-name="T20">Section 5.9</text:span></text:a></text:p>
      <text:p text:style-name="P31"/>
      <text:p text:style-name="P43">touch</text:p>
      <text:p text:style-name="P33"><text:span text:style-name="T12">Command used to change the file timestamps. touch will allow a user to update the access and modification times of each FILE to the current time.<text:line-break/></text:span><text:a xlink:type="simple" xlink:href="https://content.netdevgroup.com/contents/lpic1-s1/jBHPM3SvZm/5.4" text:style-name="Internet_20_link" text:visited-style-name="Visited_20_Internet_20_Link"><text:span text:style-name="T20">Section 5.4</text:span></text:a></text:p>
      <text:p text:style-name="P30"/>
      <text:p text:style-name="P95"/>
      <text:p text:style-name="P95"/>
      <text:p text:style-name="P95"/>
      <text:p text:style-name="P34"><text:a xlink:type="simple" xlink:href="https://content.netdevgroup.com/contents/lpic1-s1/yKFwE7mjZp/#content" text:style-name="Internet_20_link" text:visited-style-name="Visited_20_Internet_20_Link"><text:span text:style-name="T7">Content</text:span></text:a></text:p>
      <text:p text:style-name="P35"/>
      <text:h text:style-name="P42" text:outline-level="2">5.1 Introduction</text:h>
      <text:p text:style-name="P2">Everything is considered a file in Linux. Therefore, file management is an important topic. Not only are your documents considered files, but hardware devices such as hard drives and memory are considered files as well. Even directories are considered files since they are special files that are used to contain other files.</text:p>
      <text:p text:style-name="P5"><text:span text:style-name="T12">The essential commands needed for file management are often named by short abbreviations of their functions. You can use the </text:span><text:span text:style-name="Source_20_Text"><text:span text:style-name="T21">ls</text:span></text:span><text:span text:style-name="T12"> command to </text:span><text:span text:style-name="Variable"><text:span text:style-name="T12">list</text:span></text:span><text:span text:style-name="T12"> files, the </text:span><text:span text:style-name="Source_20_Text"><text:span text:style-name="T21">cp</text:span></text:span><text:span text:style-name="T12"> command to </text:span><text:span text:style-name="Variable"><text:span text:style-name="T12">copy</text:span></text:span><text:span text:style-name="T12"> files, the </text:span><text:span text:style-name="Source_20_Text"><text:span text:style-name="T21">mv</text:span></text:span><text:span text:style-name="T12"> command to </text:span><text:span text:style-name="Variable"><text:span text:style-name="T12">move</text:span></text:span><text:span text:style-name="T12"> or rename files, and the </text:span><text:span text:style-name="Source_20_Text"><text:span text:style-name="T21">rm</text:span></text:span><text:span text:style-name="T12"> command to </text:span><text:span text:style-name="Variable"><text:span text:style-name="T12">remove</text:span></text:span><text:span text:style-name="T12"> files.</text:span></text:p>
      <text:p text:style-name="P5"><text:span text:style-name="T12">For working with directories, use the </text:span><text:span text:style-name="Source_20_Text"><text:span text:style-name="T21">mkdir</text:span></text:span><text:span text:style-name="T12"> command to </text:span><text:span text:style-name="Variable"><text:span text:style-name="T12">make directories</text:span></text:span><text:span text:style-name="T12">, the </text:span><text:span text:style-name="Source_20_Text"><text:span text:style-name="T21">rmdir</text:span></text:span><text:span text:style-name="T12"> command to </text:span><text:span text:style-name="Variable"><text:span text:style-name="T12">remove directories</text:span></text:span><text:span text:style-name="T12"> (if they are empty), and the </text:span><text:span text:style-name="Source_20_Text"><text:span text:style-name="T21">rm -</text:span></text:span><text:span text:style-name="Source_20_Text"><text:span text:style-name="T22">r</text:span></text:span><text:span text:style-name="T12"> command to recursively delete directories containing files.</text:span></text:p>
      <text:p text:style-name="P35"/>
      <text:p text:style-name="P41"><text:soft-page-break/><text:span text:style-name="Strong_20_Emphasis"><text:span text:style-name="T9">Note:</text:span></text:span></text:p>
      <text:p text:style-name="P38"><text:span text:style-name="T12">While </text:span><text:span text:style-name="Variable"><text:span text:style-name="T12">permissions</text:span></text:span><text:span text:style-name="T12"> will be covered in greater detail later in the course, they can have an impact on file management commands.</text:span></text:p>
      <text:p text:style-name="P39">Permissions determine the level of access that a user has on a file. When a user runs a program and the program accesses a file, then the permissions are checked to determine if the user has the correct access rights to the file.</text:p>
      <text:p text:style-name="P38"><text:span text:style-name="T12">There are three types of permissions: </text:span><text:span text:style-name="Variable"><text:span text:style-name="T12">read</text:span></text:span><text:span text:style-name="T12">, </text:span><text:span text:style-name="Variable"><text:span text:style-name="T12">write</text:span></text:span><text:span text:style-name="T12">, and </text:span><text:span text:style-name="Variable"><text:span text:style-name="T12">execute</text:span></text:span><text:span text:style-name="T12">. Each has a different meaning depending on whether they are applied to a </text:span><text:span text:style-name="Variable"><text:span text:style-name="T12">file</text:span></text:span><text:span text:style-name="T12"> or a </text:span><text:span text:style-name="Variable"><text:span text:style-name="T12">directory</text:span></text:span><text:span text:style-name="T12">.</text:span></text:p>
      <text:p text:style-name="P39"/>
      <text:p text:style-name="P40">Read:</text:p>
      <text:list xml:id="list1503230815" text:style-name="L2">
        <text:list-item>
          <text:p text:style-name="P123"><text:span text:style-name="T12">On a </text:span><text:span text:style-name="Variable"><text:span text:style-name="T12">file</text:span></text:span><text:span text:style-name="T12">, this allows processes to read the contents of the file, meaning the contents <text:tab/>can be viewed and copied.</text:span></text:p>
        </text:list-item>
        <text:list-item>
          <text:p text:style-name="P124"><text:span text:style-name="T12">On a </text:span><text:span text:style-name="Variable"><text:span text:style-name="T12">directory</text:span></text:span><text:span text:style-name="T12">, file names in the directory can be listed, but other details are not <text:tab/>available.</text:span></text:p>
          <text:p text:style-name="P127"/>
        </text:list-item>
      </text:list>
      <text:p text:style-name="P40">Write:</text:p>
      <text:list xml:id="list96956058" text:style-name="L3">
        <text:list-item>
          <text:p text:style-name="P125"><text:span text:style-name="T12">A </text:span><text:span text:style-name="Variable"><text:span text:style-name="T12">file</text:span></text:span><text:span text:style-name="T12"> can be written to by the process, so changes to a file can be saved. Note that <text:tab/>the </text:span><text:span text:style-name="Variable"><text:span text:style-name="T12">write</text:span></text:span><text:span text:style-name="T12"> permission usually requires the </text:span><text:span text:style-name="Variable"><text:span text:style-name="T12">read</text:span></text:span><text:span text:style-name="T12"> permission on the file to work correctly <text:tab/>with most applications.</text:span></text:p>
        </text:list-item>
        <text:list-item>
          <text:p text:style-name="P125"><text:span text:style-name="T12">On a </text:span><text:span text:style-name="Variable"><text:span text:style-name="T12">directory</text:span></text:span><text:span text:style-name="T12">, files can be added to or removed from the directory. Note that <text:tab/>the </text:span><text:span text:style-name="Variable"><text:span text:style-name="T12">write</text:span></text:span><text:span text:style-name="T12"> permission requires the </text:span><text:span text:style-name="Variable"><text:span text:style-name="T12">execute</text:span></text:span><text:span text:style-name="T12"> permission on the directory to work <text:tab/>correctly.</text:span></text:p>
          <text:p text:style-name="P128"/>
        </text:list-item>
      </text:list>
      <text:p text:style-name="P40">Execute:</text:p>
      <text:list xml:id="list459139261" text:style-name="L4">
        <text:list-item>
          <text:p text:style-name="P126"><text:span text:style-name="T12">A </text:span><text:span text:style-name="Variable"><text:span text:style-name="T12">file</text:span></text:span><text:span text:style-name="T12"> can be executed or run as a process.</text:span></text:p>
        </text:list-item>
        <text:list-item>
          <text:p text:style-name="P126"><text:span text:style-name="T12">On a </text:span><text:span text:style-name="Variable"><text:span text:style-name="T12">directory</text:span></text:span><text:span text:style-name="T12">, the user can use the </text:span><text:span text:style-name="Source_20_Text"><text:span text:style-name="T21">cd</text:span></text:span><text:span text:style-name="T12"> command to "get into" the directory and use <text:tab/>the directory in a pathname to access files and, potentially, subdirectories under this <text:tab/>directory.</text:span></text:p>
        </text:list-item>
      </text:list>
      <text:p text:style-name="P38"><text:span text:style-name="T12">Typically, there are two places where you should always have the </text:span><text:span text:style-name="Variable"><text:span text:style-name="T12">write</text:span></text:span><text:span text:style-name="T12"> and </text:span><text:span text:style-name="Variable"><text:span text:style-name="T12">execute</text:span></text:span><text:span text:style-name="T12"> permissions on the directory: your home directory (for permanent files) and the </text:span><text:span text:style-name="Source_20_Text"><text:span text:style-name="T13">/tmp</text:span></text:span><text:span text:style-name="T12"> directory (for temporary files).</text:span></text:p>
      <text:p text:style-name="P38"><text:span text:style-name="Variable"><text:span text:style-name="T12">Permissions will be covered in greater detail later in the course.</text:span></text:span></text:p>
      <text:h text:style-name="P10" text:outline-level="2"><text:soft-page-break/>5.2 Listing Files</text:h>
      <text:p text:style-name="P5"><text:span text:style-name="T12">While technically not a file management command, the ability to </text:span><text:span text:style-name="Variable"><text:span text:style-name="T12">list</text:span></text:span><text:span text:style-name="T12"> files using the </text:span><text:span text:style-name="Source_20_Text"><text:span text:style-name="T21">ls</text:span></text:span><text:span text:style-name="T12"> command is critical to file management. By default, the </text:span><text:span text:style-name="Source_20_Text"><text:span text:style-name="T21">ls</text:span></text:span><text:span text:style-name="T12"> command will list the files in the current directory:</text:span></text:p>
      <text:p text:style-name="P44"><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text:span></text:p>
      <text:p text:style-name="P73"><text:span text:style-name="Strong_20_Emphasis"><text:span text:style-name="T30">Desktop <text:s/>Documents <text:s/>Downloads <text:s/>Music <text:s/>Pictures <text:s/>Public <text:s/>Templates <text:s/>Videos</text:span></text:span><text:span text:style-name="T31"> </text:span></text:p>
      <text:p text:style-name="P5"><text:span text:style-name="T12">For arguments, the </text:span><text:span text:style-name="Source_20_Text"><text:span text:style-name="T21">ls</text:span></text:span><text:span text:style-name="T12"> command will accept an arbitrary number of different path names to attempt to list:</text:span></text:p>
      <text:p text:style-name="P14">ls [OPTION]... [FILE]...</text:p>
      <text:p text:style-name="P5"><text:span text:style-name="T12">Note the use of the period </text:span><text:span text:style-name="Source_20_Text"><text:span text:style-name="T13">.</text:span></text:span><text:span text:style-name="T12"> character in the following example. When used where a directory is expected, it represents the</text:span><text:span text:style-name="Variable"><text:span text:style-name="T12"> current directory</text:span></text:span><text:span text:style-name="T12">.</text:span></text:p>
      <text:p text:style-name="P44"><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 Documents <text:s/>/usr/local <text:s text:c="37"/></text:span></text:p>
      <text:p text:style-name="P74">.: <text:s text:c="66"/></text:p>
      <text:p text:style-name="P73"><text:span text:style-name="Strong_20_Emphasis"><text:span text:style-name="T30">Desktop <text:s/>Documents <text:s/>Downloads <text:s/>Music <text:s/>Pictures <text:s/>Public <text:s/>Templates <text:s/>Videos</text:span></text:span><text:span text:style-name="T26"> <text:s text:c="6"/></text:span></text:p>
      <text:p text:style-name="P75"><text:s text:c="72"/></text:p>
      <text:p text:style-name="P74">/usr/local: <text:s text:c="61"/></text:p>
      <text:p text:style-name="P73"><text:span text:style-name="Strong_20_Emphasis"><text:span text:style-name="T30">bin <text:s/>etc <text:s/>games <text:s/>include <text:s/>lib</text:span></text:span><text:span text:style-name="Strong_20_Emphasis"><text:span text:style-name="T25"> <text:s/></text:span></text:span><text:span text:style-name="Strong_20_Emphasis"><text:span text:style-name="T33">man</text:span></text:span><text:span text:style-name="Strong_20_Emphasis"><text:span text:style-name="T25"> <text:s/></text:span></text:span><text:span text:style-name="Strong_20_Emphasis"><text:span text:style-name="T30">sbin <text:s/>share <text:s/>src</text:span></text:span><text:span text:style-name="T26"> <text:s text:c="27"/></text:span></text:p>
      <text:p text:style-name="P75"><text:s text:c="73"/></text:p>
      <text:p text:style-name="P74">Documents: <text:s text:c="62"/></text:p>
      <text:p text:style-name="P73"><text:span text:style-name="Strong_20_Emphasis"><text:span text:style-name="T30">School</text:span></text:span><text:span text:style-name="T26"> <text:s text:c="11"/>alpha-third.txt <text:s/>hidden.txt <text:s text:c="2"/>numbers.txt <text:s/>spelling.tx</text:span></text:p>
      <text:p text:style-name="P73"><text:span text:style-name="Strong_20_Emphasis"><text:span text:style-name="T30">Work</text:span></text:span><text:span text:style-name="T26"> <text:s text:c="13"/>alpha.txt <text:s text:c="7"/>letters.txt <text:s text:c="2"/>os.csv <text:s text:c="5"/>words <text:s text:c="5"/></text:span></text:p>
      <text:p text:style-name="P74">adjectives.txt <text:s text:c="3"/>animals.txt <text:s text:c="5"/>linux.txt <text:s text:c="4"/>people.csv <text:s text:c="13"/></text:p>
      <text:p text:style-name="P74">alpha-first.txt <text:s text:c="2"/>food.txt <text:s text:c="8"/>longfile.txt <text:s/>profile.txt <text:s text:c="12"/></text:p>
      <text:p text:style-name="P74">alpha-second.txt <text:s/>hello.sh <text:s text:c="8"/>newhome.txt <text:s text:c="2"/>red.txt</text:p>
      <text:p text:style-name="P5"><text:span text:style-name="T12">However, when the period </text:span><text:span text:style-name="Source_20_Text"><text:span text:style-name="T13">.</text:span></text:span><text:span text:style-name="T12"> character is used at the beginning of a file or directory name, it makes the file hidden by default. These </text:span><text:span text:style-name="Variable"><text:span text:style-name="T12">hidden files</text:span></text:span><text:span text:style-name="T12"> are not normally displayed when using the </text:span><text:span text:style-name="Source_20_Text"><text:span text:style-name="T21">ls</text:span></text:span><text:span text:style-name="T12"> command, though many can be commonly found in user home directories. Hidden files and directories are typically used for individual specific data or settings. Using the </text:span><text:span text:style-name="Source_20_Text"><text:span text:style-name="T21">-a</text:span></text:span><text:span text:style-name="T12"> option will display all files, including hidden files:</text:span></text:p>
      <text:p text:style-name="P44"><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a</text:span></text:p>
      <text:p text:style-name="P73"><text:span text:style-name="Strong_20_Emphasis"><text:span text:style-name="T30">.</text:span></text:span><text:span text:style-name="T26"> <text:s text:c="12"/>.bashrc <text:s text:c="2"/>.selected_editor <text:s/></text:span><text:span text:style-name="Strong_20_Emphasis"><text:span text:style-name="T30">Downloads <text:s/>Public</text:span></text:span><text:span text:style-name="T26"> <text:s text:c="5"/></text:span></text:p>
      <text:p text:style-name="P73"><text:span text:style-name="Strong_20_Emphasis"><text:span text:style-name="T30">.. <text:s text:c="11"/>.cache <text:s text:c="3"/>Desktop <text:s text:c="10"/>Music <text:s text:c="5"/>Templates</text:span></text:span></text:p>
      <text:p text:style-name="P73"><text:span text:style-name="T26">.bash_logout <text:s/>.profile <text:s/></text:span><text:span text:style-name="Strong_20_Emphasis"><text:span text:style-name="T30">Documents <text:s text:c="8"/>Pictures <text:s text:c="2"/>Videos</text:span></text:span></text:p>
      <text:p text:style-name="P5"><text:span text:style-name="T12">The </text:span><text:span text:style-name="Source_20_Text"><text:span text:style-name="T21">-A</text:span></text:span><text:span text:style-name="T12"> option to the </text:span><text:span text:style-name="Source_20_Text"><text:span text:style-name="T21">ls</text:span></text:span><text:span text:style-name="T12"> command will display almost all files of a directory. The current directory file </text:span><text:span text:style-name="Source_20_Text"><text:span text:style-name="T13">.</text:span></text:span><text:span text:style-name="T12"> and the parent directory file </text:span><text:span text:style-name="Source_20_Text"><text:span text:style-name="T13">..</text:span></text:span><text:span text:style-name="T12"> are omitted.</text:span></text:p>
      <text:p text:style-name="P44"><text:soft-page-break/><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A <text:s text:c="45"/></text:span></text:p>
      <text:p text:style-name="P73"><text:span text:style-name="T26">.bash_logout <text:s/>.profile <text:s text:c="9"/></text:span><text:span text:style-name="Strong_20_Emphasis"><text:span text:style-name="T26"><text:s/></text:span></text:span><text:span text:style-name="Strong_20_Emphasis"><text:span text:style-name="T30">Documents <text:s/>Pictures <text:s text:c="2"/>Videos</text:span></text:span></text:p>
      <text:p text:style-name="P73"><text:span text:style-name="T26">.bashrc <text:s text:c="6"/>.selected_editor <text:s text:c="2"/></text:span><text:span text:style-name="Strong_20_Emphasis"><text:span text:style-name="T30">Downloads <text:s/>Public</text:span></text:span><text:span text:style-name="T26"> <text:s text:c="22"/></text:span></text:p>
      <text:p text:style-name="P73"><text:span text:style-name="Strong_20_Emphasis"><text:span text:style-name="T30">.cache <text:s text:c="8"/>Desktop <text:s text:c="10"/>Music <text:s text:c="5"/>Templates</text:span></text:span></text:p>
      <text:p text:style-name="P5"><text:span text:style-name="T12">The </text:span><text:span text:style-name="Source_20_Text"><text:span text:style-name="T21">-d</text:span></text:span><text:span text:style-name="T12"> option to the </text:span><text:span text:style-name="Source_20_Text"><text:span text:style-name="T21">ls</text:span></text:span><text:span text:style-name="T12"> command is also important. When listing a directory, the </text:span><text:span text:style-name="Source_20_Text"><text:span text:style-name="T21">ls</text:span></text:span><text:span text:style-name="T12"> command normally will show the contents of that directory, but when the </text:span><text:span text:style-name="Source_20_Text"><text:span text:style-name="T21">-d</text:span></text:span><text:span text:style-name="T12"> option is added, then it will display the directory itself:</text:span></text:p>
      <text:p text:style-name="P44"><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ld /var/log <text:s text:c="34"/></text:span></text:p>
      <text:p text:style-name="P73"><text:span text:style-name="T26">drwxrwxr-x 1 root syslog 4096 Mar <text:s/>8 02:11 </text:span><text:span text:style-name="Strong_20_Emphasis"><text:span text:style-name="T30">/var/log</text:span></text:span></text:p>
      <text:p text:style-name="P5"><text:span text:style-name="T12">Listing the contents of a directory using the </text:span><text:span text:style-name="Source_20_Text"><text:span text:style-name="T21">ls</text:span></text:span><text:span text:style-name="T12"> command only requires the </text:span><text:span text:style-name="Variable"><text:span text:style-name="T12">read</text:span></text:span><text:span text:style-name="T12"> permission on the directory.</text:span></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0">Command</text:p>
            </table:table-cell>
            <table:table-cell table:style-name="Table1.B1" office:value-type="string">
              <text:p text:style-name="P60">File Type</text:p>
            </table:table-cell>
            <table:table-cell table:style-name="Table1.C1" office:value-type="string">
              <text:p text:style-name="P60">Permission</text:p>
            </table:table-cell>
          </table:table-row>
        </table:table-header-rows>
        <table:table-row table:style-name="Table1.1">
          <table:table-cell table:style-name="Table1.A2" office:value-type="string">
            <text:p text:style-name="P47"><text:span text:style-name="Source_20_Text"><text:span text:style-name="T34">ls</text:span></text:span></text:p>
          </table:table-cell>
          <table:table-cell table:style-name="Table1.B2" office:value-type="string">
            <text:p text:style-name="P46">Directory</text:p>
          </table:table-cell>
          <table:table-cell table:style-name="Table1.C2" office:value-type="string">
            <text:p text:style-name="P46">Read</text:p>
          </table:table-cell>
        </table:table-row>
      </table:table>
      <text:p text:style-name="Text_20_body"><text:span text:style-name="T36"><text:line-break/></text:span><text:span text:style-name="Strong_20_Emphasis"><text:span text:style-name="T15">Long Listing</text:span></text:span></text:p>
      <text:p text:style-name="P5"><text:span text:style-name="T12">To learn the details about a file, such as the type of file, permissions, ownership, or the timestamp, perform a </text:span><text:span text:style-name="Variable"><text:span text:style-name="T12">long listing</text:span></text:span><text:span text:style-name="T12">, using the </text:span><text:span text:style-name="Source_20_Text"><text:span text:style-name="T21">-l</text:span></text:span><text:span text:style-name="T12"> option to the </text:span><text:span text:style-name="Source_20_Text"><text:span text:style-name="T21">ls</text:span></text:span><text:span text:style-name="T12"> command. Because it provides a variety of output, the </text:span><text:span text:style-name="Source_20_Text"><text:span text:style-name="T13">/var/log</text:span></text:span><text:span text:style-name="T12"> directory is listed as an example below:</text:span></text:p>
      <text:p text:style-name="P45"><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l /var/log/</text:span></text:p>
      <text:p text:style-name="P77">total 900 <text:s text:c="70"/></text:p>
      <text:p text:style-name="P77">-rw-r--r-- 1 root <text:s text:c="2"/>root <text:s/>15322 Feb 22 16:32 alternatives.log <text:s text:c="11"/></text:p>
      <text:p text:style-name="P80"><text:span text:style-name="T26">drwxr-xr-x 1 root <text:s text:c="2"/>root <text:s text:c="2"/>4096 Jul 19 <text:s/>2018 </text:span><text:span text:style-name="Strong_20_Emphasis"><text:span text:style-name="T30">apt</text:span></text:span><text:span text:style-name="T26"> <text:s text:c="24"/></text:span></text:p>
      <text:p text:style-name="P77">-rw-r----- 1 syslog adm <text:s text:c="4"/>560 Mar <text:s/>8 02:17 auth.log</text:p>
      <text:p text:style-name="P77">-rw-r--r-- 1 root <text:s text:c="2"/>root <text:s/>35330 May 26 <text:s/>2018 bootstrap.log <text:s text:c="14"/></text:p>
      <text:p text:style-name="P77">-rw-rw---- 1 root <text:s text:c="2"/>utmp <text:s text:c="5"/>0 May 26 <text:s/>2018 btmp <text:s text:c="23"/></text:p>
      <text:p text:style-name="P77">-rw-r----- 1 syslog adm <text:s text:c="4"/>293 Mar <text:s/>8 02:17 cron.log <text:s text:c="19"/></text:p>
      <text:p text:style-name="P77">-rw-r--r-- 1 root <text:s text:c="2"/>adm <text:s text:c="2"/>85083 Feb 22 16:32 dmesg <text:s text:c="22"/></text:p>
      <text:p text:style-name="P77">-rw-r--r-- 1 root <text:s text:c="2"/>root 351960 Jul 19 <text:s/>2018 dpkg.log <text:s text:c="11"/></text:p>
      <text:p text:style-name="P77">-rw-r--r-- 1 root <text:s text:c="2"/>root <text:s/>32064 Feb 22 16:32 faillog <text:s text:c="20"/></text:p>
      <text:p text:style-name="P80"><text:span text:style-name="T26">drwxr-xr-x 2 root <text:s text:c="2"/>root <text:s text:c="2"/>4096 Jul 19 <text:s/>2018 </text:span><text:span text:style-name="Strong_20_Emphasis"><text:span text:style-name="T30">journal</text:span></text:span><text:span text:style-name="T26"> <text:s text:c="12"/></text:span></text:p>
      <text:p text:style-name="P77">-rw-rw-r-- 1 root <text:s text:c="2"/>utmp 292584 Mar <text:s/>8 02:11 lastlog <text:s text:c="20"/></text:p>
      <text:p text:style-name="P77">-rw-r----- 1 syslog adm <text:s text:c="2"/>14289 Mar <text:s/>8 02:17 syslog <text:s text:c="21"/></text:p>
      <text:p text:style-name="P77">-rw------- 1 root <text:s text:c="2"/>root <text:s/>64128 Feb 22 16:32 tallylog <text:s text:c="19"/></text:p>
      <text:p text:style-name="P77">-rw-rw-r-- 1 root <text:s text:c="2"/>utmp. <text:s text:c="2"/>384 Mar <text:s/>8 02:11 wtmp <text:s text:c="2"/></text:p>
      <text:p text:style-name="P2"><text:soft-page-break/>Viewing the above output as fields that are separated by spaces, they indicate:</text:p>
      <text:p text:style-name="P63"><text:span text:style-name="Variable"><text:span text:style-name="T18">File Type</text:span></text:span></text:p>
      <text:p text:style-name="P83"><text:span text:style-name="T38">-</text:span>rw-r--r-- 1 root root <text:s/>15322 Feb 22 16:32 alternatives.log</text:p>
      <text:p text:style-name="P83"><text:span text:style-name="T38">d</text:span>rwxr-xr-x 1 root root <text:s text:c="2"/>4096 Jul 19 <text:s/>2018 apt</text:p>
      <text:p text:style-name="P2"/>
      <text:p text:style-name="P2">The first character of each line indicates the type of file. The file types are:</text:p>
      <table:table table:name="Table2" table:style-name="Table2">
        <table:table-column table:style-name="Table2.A"/>
        <table:table-column table:style-name="Table2.B"/>
        <table:table-column table:style-name="Table2.C"/>
        <table:table-header-rows>
          <table:table-row table:style-name="TableLine94360740799200">
            <table:table-cell table:style-name="Table2.A1" office:value-type="string">
              <text:p text:style-name="P92">Symbol</text:p>
            </table:table-cell>
            <table:table-cell table:style-name="Table2.B1" office:value-type="string">
              <text:p text:style-name="P92">File Type</text:p>
            </table:table-cell>
            <table:table-cell table:style-name="Table2.C1" office:value-type="string">
              <text:p text:style-name="P92">Description</text:p>
            </table:table-cell>
          </table:table-row>
        </table:table-header-rows>
        <table:table-row table:style-name="TableLine94360740918256">
          <table:table-cell table:style-name="Table2.A2" office:value-type="string">
            <text:p text:style-name="P89"><text:span text:style-name="Source_20_Text"><text:span text:style-name="T6">d</text:span></text:span></text:p>
          </table:table-cell>
          <table:table-cell table:style-name="Table2.B2" office:value-type="string">
            <text:p text:style-name="P88">directory</text:p>
          </table:table-cell>
          <table:table-cell table:style-name="Table2.C2" office:value-type="string">
            <text:p text:style-name="P88">A file used to store other files.</text:p>
          </table:table-cell>
        </table:table-row>
        <table:table-row table:style-name="TableLine94360740919984">
          <table:table-cell table:style-name="Table2.A3" office:value-type="string">
            <text:p text:style-name="P89"><text:span text:style-name="Source_20_Text"><text:span text:style-name="T6">-</text:span></text:span></text:p>
          </table:table-cell>
          <table:table-cell table:style-name="Table2.B3" office:value-type="string">
            <text:p text:style-name="P88">regular file</text:p>
          </table:table-cell>
          <table:table-cell table:style-name="Table2.C3" office:value-type="string">
            <text:p text:style-name="P88">Includes readable files, image files, binary files, and compressed files.</text:p>
          </table:table-cell>
        </table:table-row>
        <table:table-row table:style-name="TableLine94360740922096">
          <table:table-cell table:style-name="Table2.A4" office:value-type="string">
            <text:p text:style-name="P89"><text:span text:style-name="Source_20_Text"><text:span text:style-name="T6">l</text:span></text:span></text:p>
          </table:table-cell>
          <table:table-cell table:style-name="Table2.B4" office:value-type="string">
            <text:p text:style-name="P88">symbolic link</text:p>
          </table:table-cell>
          <table:table-cell table:style-name="Table2.C4" office:value-type="string">
            <text:p text:style-name="P88">Points to another file.</text:p>
          </table:table-cell>
        </table:table-row>
        <table:table-row table:style-name="TableLine94360740924256">
          <table:table-cell table:style-name="Table2.A5" office:value-type="string">
            <text:p text:style-name="P89"><text:span text:style-name="Source_20_Text"><text:span text:style-name="T6">s</text:span></text:span></text:p>
          </table:table-cell>
          <table:table-cell table:style-name="Table2.B5" office:value-type="string">
            <text:p text:style-name="P88">socket</text:p>
          </table:table-cell>
          <table:table-cell table:style-name="Table2.C5" office:value-type="string">
            <text:p text:style-name="P88">Allows for communication between processes.</text:p>
          </table:table-cell>
        </table:table-row>
        <table:table-row table:style-name="TableLine94360740926880">
          <table:table-cell table:style-name="Table2.A6" office:value-type="string">
            <text:p text:style-name="P89"><text:span text:style-name="Source_20_Text"><text:span text:style-name="T6">p</text:span></text:span></text:p>
          </table:table-cell>
          <table:table-cell table:style-name="Table2.B6" office:value-type="string">
            <text:p text:style-name="P88">pipe</text:p>
          </table:table-cell>
          <table:table-cell table:style-name="Table2.C6" office:value-type="string">
            <text:p text:style-name="P88">Allows for communication between processes.</text:p>
          </table:table-cell>
        </table:table-row>
        <table:table-row table:style-name="TableLine94360740929600">
          <table:table-cell table:style-name="Table2.A7" office:value-type="string">
            <text:p text:style-name="P89"><text:span text:style-name="Source_20_Text"><text:span text:style-name="T6">b</text:span></text:span></text:p>
          </table:table-cell>
          <table:table-cell table:style-name="Table2.B7" office:value-type="string">
            <text:p text:style-name="P88">block file</text:p>
          </table:table-cell>
          <table:table-cell table:style-name="Table2.C7" office:value-type="string">
            <text:p text:style-name="P88">Used to communicate with hardware.</text:p>
          </table:table-cell>
        </table:table-row>
        <table:table-row table:style-name="TableLine94360740932256">
          <table:table-cell table:style-name="Table2.A8" office:value-type="string">
            <text:p text:style-name="P89"><text:span text:style-name="Source_20_Text"><text:span text:style-name="T6">c</text:span></text:span></text:p>
          </table:table-cell>
          <table:table-cell table:style-name="Table2.B8" office:value-type="string">
            <text:p text:style-name="P88">character file</text:p>
          </table:table-cell>
          <table:table-cell table:style-name="Table2.C8" office:value-type="string">
            <text:p text:style-name="P88">Used to communicate with hardware.</text:p>
          </table:table-cell>
        </table:table-row>
      </table:table>
      <text:p text:style-name="P2"/>
      <text:p text:style-name="P5"><text:span text:style-name="T12">Note that </text:span><text:span text:style-name="Source_20_Text"><text:span text:style-name="T13">alternatives.log</text:span></text:span><text:span text:style-name="T12"> is a regular file </text:span><text:span text:style-name="Source_20_Text"><text:span text:style-name="T13">-</text:span></text:span><text:span text:style-name="T12">, while the </text:span><text:span text:style-name="Source_20_Text"><text:span text:style-name="T13">apt</text:span></text:span><text:span text:style-name="T12"> is a directory </text:span><text:span text:style-name="Source_20_Text"><text:span text:style-name="T13">d</text:span></text:span><text:span text:style-name="T12">.</text:span></text:p>
      <text:p text:style-name="P5"><text:span text:style-name="Variable"><text:span text:style-name="T18">Permissions</text:span></text:span></text:p>
      <text:p text:style-name="P82">d<text:span text:style-name="T38">rwxr-xr-x</text:span> 1 root root <text:s/>4096 Jul 19 2018 journal</text:p>
      <text:p text:style-name="P2">The next nine characters demonstrate the permissions of the file. Permissions indicate how certain users can access a file.</text:p>
      <text:p text:style-name="P132"><text:span text:style-name="T12">The permissions are read </text:span><text:span text:style-name="Source_20_Text"><text:span text:style-name="T13">r</text:span></text:span><text:span text:style-name="T12">, write </text:span><text:span text:style-name="Source_20_Text"><text:span text:style-name="T13">w</text:span></text:span><text:span text:style-name="T12">, and execute </text:span><text:span text:style-name="Source_20_Text"><text:span text:style-name="T13">x</text:span></text:span><text:span text:style-name="T12">. Breaking this down a bit:</text:span></text:p>
      <text:p text:style-name="P16"/>
      <table:table table:name="Table3" table:style-name="Table3">
        <table:table-column table:style-name="Table3.A"/>
        <table:table-column table:style-name="Table3.B"/>
        <table:table-column table:style-name="Table3.C"/>
        <table:table-header-rows>
          <table:table-row table:style-name="TableLine94360740949264">
            <table:table-cell table:style-name="Table3.A1" office:value-type="string">
              <text:p text:style-name="P58">User Owner</text:p>
              <table:table table:name="Table4" table:style-name="Table4">
                <table:table-column table:style-name="Table4.A"/>
                <table:table-column table:style-name="Table4.B"/>
                <table:table-column table:style-name="Table4.C"/>
                <table:table-row table:style-name="TableLine94360740953200">
                  <table:table-cell table:style-name="Table4.A1" office:value-type="string">
                    <text:p text:style-name="P56">Read</text:p>
                  </table:table-cell>
                  <table:table-cell table:style-name="Table4.A1" office:value-type="string">
                    <text:p text:style-name="P56">Write</text:p>
                  </table:table-cell>
                  <table:table-cell table:style-name="Table4.A1" office:value-type="string">
                    <text:p text:style-name="P56">Execute</text:p>
                  </table:table-cell>
                </table:table-row>
                <table:table-row table:style-name="TableLine94360740886400">
                  <table:table-cell table:style-name="Table4.A1" office:value-type="string">
                    <text:p text:style-name="P15">r</text:p>
                  </table:table-cell>
                  <table:table-cell table:style-name="Table4.A1" office:value-type="string">
                    <text:p text:style-name="P15">w</text:p>
                  </table:table-cell>
                  <table:table-cell table:style-name="Table4.A1" office:value-type="string">
                    <text:p text:style-name="P15">x</text:p>
                  </table:table-cell>
                </table:table-row>
              </table:table>
              <text:p text:style-name="P57"/>
            </table:table-cell>
            <table:table-cell table:style-name="Table3.A1" office:value-type="string">
              <text:p text:style-name="P58">Group Owner</text:p>
              <table:table table:name="Table5" table:style-name="Table5">
                <table:table-column table:style-name="Table5.A"/>
                <table:table-column table:style-name="Table5.B"/>
                <table:table-column table:style-name="Table5.C"/>
                <table:table-row table:style-name="TableLine94360740954528">
                  <table:table-cell table:style-name="Table5.A1" office:value-type="string">
                    <text:p text:style-name="P56">Read</text:p>
                  </table:table-cell>
                  <table:table-cell table:style-name="Table5.A1" office:value-type="string">
                    <text:p text:style-name="P56">Write</text:p>
                  </table:table-cell>
                  <table:table-cell table:style-name="Table5.A1" office:value-type="string">
                    <text:p text:style-name="P56">Execute</text:p>
                  </table:table-cell>
                </table:table-row>
                <table:table-row table:style-name="TableLine94360740961776">
                  <table:table-cell table:style-name="Table5.A1" office:value-type="string">
                    <text:p text:style-name="P15">r</text:p>
                  </table:table-cell>
                  <table:table-cell table:style-name="Table5.A1" office:value-type="string">
                    <text:p text:style-name="P15">w</text:p>
                  </table:table-cell>
                  <table:table-cell table:style-name="Table5.A1" office:value-type="string">
                    <text:p text:style-name="P15">x</text:p>
                  </table:table-cell>
                </table:table-row>
              </table:table>
              <text:p text:style-name="P57"/>
            </table:table-cell>
            <table:table-cell table:style-name="Table3.A1" office:value-type="string">
              <text:p text:style-name="P59">Other</text:p>
              <table:table table:name="Table6" table:style-name="Table6">
                <table:table-column table:style-name="Table6.A"/>
                <table:table-column table:style-name="Table6.B"/>
                <table:table-column table:style-name="Table6.C"/>
                <table:table-row table:style-name="TableLine94360740906416">
                  <table:table-cell table:style-name="Table6.A1" office:value-type="string">
                    <text:p text:style-name="P56">Read</text:p>
                  </table:table-cell>
                  <table:table-cell table:style-name="Table6.A1" office:value-type="string">
                    <text:p text:style-name="P56">Write</text:p>
                  </table:table-cell>
                  <table:table-cell table:style-name="Table6.A1" office:value-type="string">
                    <text:p text:style-name="P56">Execute</text:p>
                  </table:table-cell>
                </table:table-row>
                <table:table-row table:style-name="TableLine94360740970608">
                  <table:table-cell table:style-name="Table6.A1" office:value-type="string">
                    <text:p text:style-name="P15">r</text:p>
                  </table:table-cell>
                  <table:table-cell table:style-name="Table6.A1" office:value-type="string">
                    <text:p text:style-name="P15">w</text:p>
                  </table:table-cell>
                  <table:table-cell table:style-name="Table6.A1" office:value-type="string">
                    <text:p text:style-name="P15">x</text:p>
                  </table:table-cell>
                </table:table-row>
              </table:table>
            </table:table-cell>
          </table:table-row>
        </table:table-header-rows>
      </table:table>
      <text:p text:style-name="P99"><text:soft-page-break/><text:span text:style-name="Variable"><text:span text:style-name="T3">Permissions will be covered in greater detail later in the course.</text:span></text:span></text:p>
      <text:p text:style-name="P5"><text:span text:style-name="Variable"><text:span text:style-name="T18">Hard Link Count</text:span></text:span></text:p>
      <text:p text:style-name="P85">-rw-r----- <text:span text:style-name="T38">1</text:span> syslog adm 560 Mar 8 02:17 auth.log</text:p>
      <text:p text:style-name="P4">‌⁠​​⁠​ <text:span text:style-name="T35">There is only one directory name that links to this file.</text:span></text:p>
      <text:p text:style-name="P99"><text:span text:style-name="Variable"><text:span text:style-name="T3">Links will be covered in greater detail later in the course.</text:span></text:span></text:p>
      <text:p text:style-name="P5"><text:span text:style-name="Strong_20_Emphasis"><text:span text:style-name="T11">User Owner</text:span></text:span></text:p>
      <text:p text:style-name="P85">-rw-r----- 1 <text:span text:style-name="T38">syslog</text:span> adm 293 Mar 8 02:17 cron.log</text:p>
      <text:p text:style-name="P5"><text:span text:style-name="T12">The </text:span><text:span text:style-name="Source_20_Text"><text:span text:style-name="T13">syslog</text:span></text:span><text:span text:style-name="T12"> user owns this file. Every time a file is created, the ownership is automatically assigned to the user who created it. This is important because the owner has the </text:span><text:span text:style-name="Variable"><text:span text:style-name="T12">rights</text:span></text:span><text:span text:style-name="T12"> to set permissions on a file.</text:span></text:p>
      <text:p text:style-name="P99"><text:span text:style-name="Variable"><text:span text:style-name="T3">File ownership will be covered in greater detail later in the course</text:span></text:span><text:span text:style-name="Variable"><text:span text:style-name="T36">.</text:span></text:span></text:p>
      <text:p text:style-name="P5"><text:span text:style-name="Variable"><text:span text:style-name="T18">Group Owner</text:span></text:span></text:p>
      <text:p text:style-name="P85">-rw-rw-r-- 1 root <text:span text:style-name="T38">utmp</text:span> 292584 Mar 8 02:11 lastlog</text:p>
      <text:p text:style-name="P5"><text:span text:style-name="T12">This indicates which group owns this file. This is important because any member of this group has a set of permissions on the file. Although </text:span><text:span text:style-name="Source_20_Text"><text:span text:style-name="T13">root</text:span></text:span><text:span text:style-name="T12"> created this file, any member of the </text:span><text:span text:style-name="Source_20_Text"><text:span text:style-name="T13">utmp</text:span></text:span><text:span text:style-name="T12"> group has read and write access to it (as indicated by the group permissions).</text:span></text:p>
      <text:p text:style-name="P99"><text:span text:style-name="Variable"><text:span text:style-name="T3">File ownership will be covered in greater detail later in the course.</text:span></text:span></text:p>
      <text:p text:style-name="P5"><text:span text:style-name="Variable"><text:span text:style-name="T18">File Size</text:span></text:span></text:p>
      <text:p text:style-name="P85">-rw-r----- 1 syslog adm <text:span text:style-name="T38">14289</text:span> Mar 8 2018 syslog</text:p>
      <text:p text:style-name="P68">This displays the size of the file in bytes.</text:p>
      <text:p text:style-name="P5"><text:span text:style-name="Variable"><text:span text:style-name="T18">Timestamp</text:span></text:span></text:p>
      <text:p text:style-name="P85">-rw-rw---- 1 root <text:s text:c="2"/>utmp <text:s text:c="5"/>0 <text:span text:style-name="T38">May 26 <text:s/>2018</text:span> btmp</text:p>
      <text:p text:style-name="P85">-rw-r--r-- 1 root <text:s text:c="2"/>adm <text:s text:c="2"/>85083 <text:span text:style-name="T38">Feb 22 16:32</text:span> dmesg</text:p>
      <text:p text:style-name="P48"><text:soft-page-break/><text:span text:style-name="T12">This indicates the time that the file's contents were last modified. This time would be listed as just the date and year if the file was last modified more than six months from the current date. Otherwise, the month, day, and time is displayed. Using the </text:span><text:span text:style-name="Source_20_Text"><text:span text:style-name="T21">ls</text:span></text:span><text:span text:style-name="T12"> command with the</text:span></text:p>
      <text:p text:style-name="P6"><text:span text:style-name="T12"> </text:span><text:span text:style-name="Source_20_Text"><text:span text:style-name="T21">--full-time</text:span></text:span><text:span text:style-name="T12"> option will display timestamps in full detail.</text:span></text:p>
      <text:p text:style-name="P5"><text:span text:style-name="Variable"><text:span text:style-name="T18"/></text:span></text:p>
      <text:p text:style-name="P5"><text:span text:style-name="Variable"><text:span text:style-name="T18">File Name</text:span></text:span></text:p>
      <text:p text:style-name="P85">-rw-r--r-- 1 root root 35330 May 26 2018 <text:span text:style-name="T38">bootstrap.log</text:span></text:p>
      <text:p text:style-name="P2">The final field contains the name of the file or directory. In the case of symbolic links, the link name will be shown along with an arrow and the path name of the file that is linked is shown.</text:p>
      <text:p text:style-name="P84">lrwxrwxrwx. 1 root root 22 Nov 6 2012 /etc/grub.conf <text:span text:style-name="T38">-&gt;</text:span> ../boot/grub/grub.conf</text:p>
      <text:p text:style-name="P100"><text:span text:style-name="Variable"><text:span text:style-name="T3">Links will be covered in greater detail later in the course.</text:span></text:span></text:p>
      <text:p text:style-name="P2"/>
      <text:p text:style-name="P5"><text:span text:style-name="T12">While listing the contents of a directory using the </text:span><text:span text:style-name="Source_20_Text"><text:span text:style-name="T21">ls</text:span></text:span><text:span text:style-name="T12"> command only requires the </text:span><text:span text:style-name="Variable"><text:span text:style-name="T12">read</text:span></text:span><text:span text:style-name="T12"> permission on the directory, viewing file details with the </text:span><text:span text:style-name="Source_20_Text"><text:span text:style-name="T21">-l</text:span></text:span><text:span text:style-name="T12"> option also requires the </text:span><text:span text:style-name="Variable"><text:span text:style-name="T12">execute</text:span></text:span><text:span text:style-name="T12"> permission on the directory.</text:span></text:p>
      <text:p text:style-name="P2"/>
      <table:table table:name="Table7" table:style-name="Table7">
        <table:table-column table:style-name="Table7.A"/>
        <table:table-column table:style-name="Table7.B"/>
        <table:table-column table:style-name="Table7.C"/>
        <table:table-header-rows>
          <table:table-row table:style-name="TableLine94360740951136">
            <table:table-cell table:style-name="Table7.A1" office:value-type="string">
              <text:p text:style-name="P91">Command</text:p>
            </table:table-cell>
            <table:table-cell table:style-name="Table7.B1" office:value-type="string">
              <text:p text:style-name="P91">File Type</text:p>
            </table:table-cell>
            <table:table-cell table:style-name="Table7.C1" office:value-type="string">
              <text:p text:style-name="P91">Permission</text:p>
            </table:table-cell>
          </table:table-row>
        </table:table-header-rows>
        <table:table-row table:style-name="TableLine94360741007184">
          <table:table-cell table:style-name="Table7.A2" office:value-type="string">
            <text:p text:style-name="P86"><text:span text:style-name="Source_20_Text"><text:span text:style-name="T34">ls -l</text:span></text:span></text:p>
          </table:table-cell>
          <table:table-cell table:style-name="Table7.B2" office:value-type="string">
            <text:p text:style-name="P87">Directory</text:p>
          </table:table-cell>
          <table:table-cell table:style-name="Table7.C2" office:value-type="string">
            <text:p text:style-name="P87">Read, Execute</text:p>
          </table:table-cell>
        </table:table-row>
      </table:table>
      <text:p text:style-name="Text_20_body"><text:span text:style-name="Variable"><text:span text:style-name="T12"/></text:span></text:p>
      <text:h text:style-name="P12" text:outline-level="3"><text:span text:style-name="Variable"><text:span text:style-name="T17">Sorting</text:span></text:span></text:h>
      <text:p text:style-name="P5"><text:span text:style-name="T12">The output of the </text:span><text:span text:style-name="Source_20_Text"><text:span text:style-name="T21">ls</text:span></text:span><text:span text:style-name="T12"> command is sorted alphabetically by file name. It can sort by other methods as well:</text:span></text:p>
      <table:table table:name="Table8" table:style-name="Table8">
        <table:table-column table:style-name="Table8.A"/>
        <table:table-column table:style-name="Table8.B"/>
        <table:table-header-rows>
          <table:table-row table:style-name="TableLine94360741023248">
            <table:table-cell table:style-name="Table8.A1" office:value-type="string">
              <text:p text:style-name="P91">Option</text:p>
            </table:table-cell>
            <table:table-cell table:style-name="Table8.B1" office:value-type="string">
              <text:p text:style-name="P91">Function</text:p>
            </table:table-cell>
          </table:table-row>
        </table:table-header-rows>
        <table:table-row table:style-name="TableLine94360741026560">
          <table:table-cell table:style-name="Table8.A2" office:value-type="string">
            <text:p text:style-name="P86"><text:span text:style-name="Source_20_Text"><text:span text:style-name="T34">-S</text:span></text:span></text:p>
          </table:table-cell>
          <table:table-cell table:style-name="Table8.B2" office:value-type="string">
            <text:p text:style-name="P87">Sorts files by size</text:p>
          </table:table-cell>
        </table:table-row>
        <table:table-row table:style-name="TableLine94360741027664">
          <table:table-cell table:style-name="Table8.A3" office:value-type="string">
            <text:p text:style-name="P86"><text:span text:style-name="Source_20_Text"><text:span text:style-name="T34">-t</text:span></text:span></text:p>
          </table:table-cell>
          <table:table-cell table:style-name="Table8.B3" office:value-type="string">
            <text:p text:style-name="P87">Sorts by timestamp</text:p>
          </table:table-cell>
        </table:table-row>
        <table:table-row table:style-name="TableLine94360741029024">
          <table:table-cell table:style-name="Table8.A4" office:value-type="string">
            <text:p text:style-name="P86"><text:span text:style-name="Source_20_Text"><text:span text:style-name="T34">-r</text:span></text:span></text:p>
          </table:table-cell>
          <table:table-cell table:style-name="Table8.B4" office:value-type="string">
            <text:p text:style-name="P87">Reverses any type of sort</text:p>
          </table:table-cell>
        </table:table-row>
      </table:table>
      <text:p text:style-name="Text_20_body"><text:span text:style-name="Variable"><text:span text:style-name="T12"/></text:span></text:p>
      <text:p text:style-name="Text_20_body"><text:span text:style-name="Variable"><text:span text:style-name="T12"/></text:span></text:p>
      <text:p text:style-name="P5"><text:soft-page-break/><text:span text:style-name="Variable"><text:span text:style-name="T12">With both time and size sorts, add the </text:span></text:span><text:span text:style-name="Variable"><text:span text:style-name="Source_20_Text"><text:span text:style-name="T21">-l</text:span></text:span></text:span><text:span text:style-name="Variable"><text:span text:style-name="T12"> option or the </text:span></text:span><text:span text:style-name="Variable"><text:span text:style-name="Source_20_Text"><text:span text:style-name="T21">--full-time</text:span></text:span></text:span><text:span text:style-name="Variable"><text:span text:style-name="T12"> option, to be able to view those details:</text:span></text:span></text:p>
      <text:p text:style-name="P45"><text:span text:style-name="Strong_20_Emphasis"><text:span text:style-name="T24">sysadmin@localhost</text:span></text:span><text:span text:style-name="Strong_20_Emphasis"><text:span text:style-name="T27">:</text:span></text:span><text:span text:style-name="Strong_20_Emphasis"><text:span text:style-name="T32">~</text:span></text:span><text:span text:style-name="Strong_20_Emphasis"><text:span text:style-name="T27">$</text:span></text:span><text:span text:style-name="T28"> ls -t --full-time <text:s text:c="40"/></text:span></text:p>
      <text:p text:style-name="P79">total 32 <text:s text:c="71"/></text:p>
      <text:p text:style-name="P80"><text:span text:style-name="T28">drwxr-xr-x 2 sysadmin sysadmin 4096 2019-02-22 16:32:34.000000000 +0000 </text:span><text:span text:style-name="Strong_20_Emphasis"><text:span text:style-name="T32">Desktop</text:span></text:span></text:p>
      <text:p text:style-name="P80"><text:span text:style-name="T28">drwxr-xr-x 4 sysadmin sysadmin 4096 2019-02-22 16:32:34.000000000 +0000 </text:span><text:span text:style-name="Strong_20_Emphasis"><text:span text:style-name="T32">Documents</text:span></text:span><text:span text:style-name="T28"> <text:s/></text:span></text:p>
      <text:p text:style-name="P80"><text:span text:style-name="T28">drwxr-xr-x 2 sysadmin sysadmin 4096 2019-02-22 16:32:34.000000000 +0000 </text:span><text:span text:style-name="Strong_20_Emphasis"><text:span text:style-name="T32">Downloads</text:span></text:span><text:span text:style-name="T28"> <text:s/></text:span></text:p>
      <text:p text:style-name="P80"><text:span text:style-name="T28">drwxr-xr-x 2 sysadmin sysadmin 4096 2019-02-22 16:32:34.000000000 +0000 </text:span><text:span text:style-name="Strong_20_Emphasis"><text:span text:style-name="T32">Music</text:span></text:span><text:span text:style-name="T28"> <text:s text:c="2"/></text:span></text:p>
      <text:p text:style-name="P80"><text:span text:style-name="T28">drwxr-xr-x 2 sysadmin sysadmin 4096 2019-02-22 16:32:34.000000000 +0000 </text:span><text:span text:style-name="Strong_20_Emphasis"><text:span text:style-name="T32">Pictures</text:span></text:span></text:p>
      <text:p text:style-name="P80"><text:span text:style-name="T28">drwxr-xr-x 2 sysadmin sysadmin 4096 2019-02-22 16:32:34.000000000 +0000 </text:span><text:span text:style-name="Strong_20_Emphasis"><text:span text:style-name="T32">Public</text:span></text:span><text:span text:style-name="T28"> <text:s/></text:span></text:p>
      <text:p text:style-name="P80"><text:span text:style-name="T28">drwxr-xr-x 2 sysadmin sysadmin 4096 2019-02-22 16:32:34.000000000 +0000 </text:span><text:span text:style-name="Strong_20_Emphasis"><text:span text:style-name="T32">Templates</text:span></text:span><text:span text:style-name="T28"> <text:s/></text:span></text:p>
      <text:p text:style-name="P80"><text:span text:style-name="T28">drwxr-xr-x 2 sysadmin sysadmin 4096 2019-02-22 16:32:34.000000000 +0000 </text:span><text:span text:style-name="Strong_20_Emphasis"><text:span text:style-name="T32">Videos</text:span></text:span></text:p>
      <text:h text:style-name="P13" text:outline-level="3"><text:span text:style-name="Variable"><text:span text:style-name="T37">Recursion</text:span></text:span></text:h>
      <text:p text:style-name="P5"><text:span text:style-name="T12">When managing files, it is important to understand what the term </text:span><text:span text:style-name="Variable"><text:span text:style-name="T12">recursive option</text:span></text:span><text:span text:style-name="T12"> means. When the recursive option is used with file management commands, it means to apply that command to not only the specified directory, but also to all subdirectories and all of the files within all subdirectories. To perform a recursive listing with the </text:span><text:span text:style-name="Source_20_Text"><text:span text:style-name="T21">ls</text:span></text:span><text:span text:style-name="T12"> command, add the </text:span><text:span text:style-name="Source_20_Text"><text:span text:style-name="T21">-R</text:span></text:span><text:span text:style-name="T12"> option.</text:span></text:p>
      <text:p text:style-name="P2"/>
      <text:p text:style-name="P45"><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lR /var/log</text:span></text:p>
      <text:p text:style-name="P77">/var/log: <text:s text:c="70"/></text:p>
      <text:p text:style-name="P77">total 900</text:p>
      <text:p text:style-name="P81"/>
      <text:p text:style-name="P77">-rw-r--r-- 1 root <text:s text:c="2"/>root <text:s/>15322 Feb 22 16:32 alternatives.log <text:s text:c="11"/></text:p>
      <text:p text:style-name="P80"><text:span text:style-name="T26">drwxr-xr-x 1 root <text:s text:c="2"/>root <text:s text:c="2"/>4096 Jul 19 <text:s/>2018 </text:span><text:span text:style-name="Strong_20_Emphasis"><text:span text:style-name="T30">apt</text:span></text:span><text:span text:style-name="T26"> <text:s text:c="24"/></text:span></text:p>
      <text:p text:style-name="P77">-rw-r----- 1 syslog adm <text:s text:c="4"/>560 Mar <text:s/>8 02:17 auth.log <text:s text:c="19"/></text:p>
      <text:p text:style-name="P77">-rw-r--r-- 1 root <text:s text:c="2"/>root <text:s/>35330 May 26 <text:s/>2018 bootstrap.log <text:s text:c="14"/></text:p>
      <text:p text:style-name="P77">-rw-rw---- 1 root <text:s text:c="2"/>utmp <text:s text:c="5"/>0 May 26 <text:s/>2018 btmp <text:s text:c="23"/></text:p>
      <text:p text:style-name="P77">-rw-r----- 1 syslog adm <text:s text:c="4"/>293 Mar <text:s/>8 02:17 cron.log <text:s text:c="19"/></text:p>
      <text:p text:style-name="P77">-rw-r--r-- 1 root <text:s text:c="2"/>adm <text:s text:c="2"/>85083 Feb 22 16:32 dmesg <text:s text:c="22"/></text:p>
      <text:p text:style-name="P77">-rw-r--r-- 1 root <text:s text:c="2"/>root 351960 Jul 19 <text:s/>2018 dpkg.log <text:s text:c="19"/></text:p>
      <text:p text:style-name="P77">-rw-r--r-- 1 root <text:s text:c="2"/>root <text:s/>32064 Feb 22 16:32 faillog <text:s text:c="20"/></text:p>
      <text:p text:style-name="P80"><text:span text:style-name="T26">drwxr-xr-x 2 root <text:s text:c="2"/>root <text:s text:c="2"/>4096 Jul 19 <text:s/>2018 </text:span><text:span text:style-name="Strong_20_Emphasis"><text:span text:style-name="T30">journal</text:span></text:span><text:span text:style-name="T26"> <text:s text:c="20"/></text:span></text:p>
      <text:p text:style-name="P77">-rw-rw-r-- 1 root <text:s text:c="2"/>utmp 292584 Mar <text:s/>8 02:11 lastlog <text:s text:c="20"/></text:p>
      <text:p text:style-name="P77">-rw-r----- 1 syslog adm <text:s text:c="2"/>14289 Mar <text:s/>8 02:17 syslog <text:s text:c="21"/></text:p>
      <text:p text:style-name="P77">-rw------- 1 root <text:s text:c="2"/>root <text:s/>64128 Feb 22 16:32 tallylog <text:s text:c="19"/></text:p>
      <text:p text:style-name="P77">-rw-rw-r-- 1 root <text:s text:c="2"/>utmp. <text:s text:c="2"/>384 Mar <text:s/>8 02:11 wtmp <text:s text:c="28"/></text:p>
      <text:p text:style-name="P78"><text:soft-page-break/><text:s text:c="76"/></text:p>
      <text:p text:style-name="P77">/var/log/apt: <text:s text:c="66"/></text:p>
      <text:p text:style-name="P77">total 144 <text:s text:c="67"/></text:p>
      <text:p text:style-name="P77">-rw-r--r-- 1 root root <text:s/>13232 Jul 19 <text:s/>2018 <text:span text:style-name="T39">eipp.log.xz</text:span> <text:s text:c="21"/></text:p>
      <text:p text:style-name="P77">-rw-r--r-- 1 root root <text:s/>18509 Jul 19 <text:s/>2018 history.log <text:s text:c="21"/></text:p>
      <text:p text:style-name="P77">-rw-r----- 1 root adm <text:s/>108711 Jul 19 <text:s/>2018 term.log <text:s text:c="24"/></text:p>
      <text:p text:style-name="P78"><text:s text:c="75"/></text:p>
      <text:p text:style-name="P77">/var/log/journal: <text:s text:c="58"/></text:p>
      <text:p text:style-name="P77">total 0</text:p>
      <text:p text:style-name="Text_20_body"><text:span text:style-name="Strong_20_Emphasis"><text:span text:style-name="T36"/></text:span></text:p>
      <text:p text:style-name="P18"><text:span text:style-name="Strong_20_Emphasis"><text:span text:style-name="T11">Warning</text:span></text:span></text:p>
      <text:p text:style-name="P49"><text:span text:style-name="T12">Use the recursive option carefully because its impact can be huge! With the </text:span><text:span text:style-name="Source_20_Text"><text:span text:style-name="T21">ls</text:span></text:span><text:span text:style-name="T12"> command, using the </text:span><text:span text:style-name="Source_20_Text"><text:span text:style-name="T21">-R</text:span></text:span><text:span text:style-name="T12"> option can result in a large amount of output in your terminal. For the other file management commands, the recursive option can impact a large number of files and a large amount of disk space.</text:span></text:p>
      <text:p text:style-name="Text_20_body"><text:span text:style-name="Variable"><text:span text:style-name="T12"/></text:span></text:p>
      <text:p text:style-name="P17"><text:span text:style-name="Strong_20_Emphasis"><text:span text:style-name="T11">Consider This</text:span></text:span></text:p>
      <text:p text:style-name="P50"><text:span text:style-name="T12">Some commands use the </text:span><text:span text:style-name="Source_20_Text"><text:span text:style-name="T21">-r</text:span></text:span><text:span text:style-name="T12"> option for recursion while others use the </text:span><text:span text:style-name="Source_20_Text"><text:span text:style-name="T21">-R</text:span></text:span><text:span text:style-name="T12"> option. </text:span></text:p>
      <text:p text:style-name="P50"><text:span text:style-name="T12">The </text:span><text:span text:style-name="Source_20_Text"><text:span text:style-name="T21">-R</text:span></text:span><text:span text:style-name="T12"> option is used recursively with the </text:span><text:span text:style-name="Source_20_Text"><text:span text:style-name="T21">ls</text:span></text:span><text:span text:style-name="T12"> command because the </text:span><text:span text:style-name="Source_20_Text"><text:span text:style-name="T21">-r</text:span></text:span><text:span text:style-name="T12"> option is used for reversing how the files are sorted.</text:span></text:p>
      <text:p text:style-name="Text_20_body"><text:span text:style-name="Variable"><text:span text:style-name="T12"/></text:span></text:p>
      <text:p text:style-name="Text_20_body"><text:span text:style-name="Variable"><text:span text:style-name="T12"/></text:span></text:p>
      <text:h text:style-name="P9" text:outline-level="2"><text:span text:style-name="Variable"><text:span text:style-name="T19">5.3 Viewing File Types</text:span></text:span></text:h>
      <text:p text:style-name="P5"><text:span text:style-name="T8">‌</text:span><text:span text:style-name="T16">⁠​​⁠​</text:span><text:span text:style-name="T12">When viewing a binary file in a CLI, the terminal may become corrupted and unable to display the output of other subsequent commands correctly. To avoid viewing binary files, use the </text:span><text:span text:style-name="Source_20_Text"><text:span text:style-name="T21">file</text:span></text:span><text:span text:style-name="T12"> command. The </text:span><text:span text:style-name="Source_20_Text"><text:span text:style-name="T21">file</text:span></text:span><text:span text:style-name="T12"> command "looks at" the contents of a file to report what kind of file it is; it does this by matching the content to known types stored in a </text:span><text:span text:style-name="Variable"><text:span text:style-name="T12">magic</text:span></text:span><text:span text:style-name="T12"> file.</text:span></text:p>
      <text:p text:style-name="P5"><text:span text:style-name="T12">Many commands that you will use in Linux expect that the file name provided as an argument is a text file (rather than some sort of binary file). As a result, it is a good idea to use the </text:span><text:span text:style-name="Source_20_Text"><text:span text:style-name="T21">file</text:span></text:span><text:span text:style-name="T12"> command before attempting to access a file to make sure that it does contain text. For example, the </text:span><text:span text:style-name="Source_20_Text"><text:span text:style-name="T13">Documents/newhome.txt</text:span></text:span><text:span text:style-name="T12"> file is in ASCII English text format and can be viewed without any problem:</text:span></text:p>
      <text:p text:style-name="P44"><text:span text:style-name="Strong_20_Emphasis"><text:span text:style-name="T24">sysadmin@localhost</text:span></text:span><text:span text:style-name="Strong_20_Emphasis"><text:span text:style-name="T27">:</text:span></text:span><text:span text:style-name="Strong_20_Emphasis"><text:span text:style-name="T32">~</text:span></text:span><text:span text:style-name="Strong_20_Emphasis"><text:span text:style-name="T27">$</text:span></text:span><text:span text:style-name="T28"> file Documents/newhome.txt</text:span></text:p>
      <text:p text:style-name="P76">Documents/newhome.txt: ASCII text</text:p>
      <text:p text:style-name="P5"><text:soft-page-break/><text:span text:style-name="T12">In the next example, the file </text:span><text:span text:style-name="Source_20_Text"><text:span text:style-name="T13">/bin/ls</text:span></text:span><text:span text:style-name="T12"> is an Executable Link Format (ELF); this file shouldn't be displayed with the </text:span><text:span text:style-name="Source_20_Text"><text:span text:style-name="T21">cat</text:span></text:span><text:span text:style-name="T12"> command. While the </text:span><text:span text:style-name="Source_20_Text"><text:span text:style-name="T21">cat</text:span></text:span><text:span text:style-name="T12"> command is able to output the contents of binary files, the terminal application may not handle displaying the content of binary files correctly.</text:span></text:p>
      <text:p text:style-name="P44"><text:span text:style-name="Strong_20_Emphasis"><text:span text:style-name="T24">sysadmin@localhost</text:span></text:span><text:span text:style-name="Strong_20_Emphasis"><text:span text:style-name="T27">:</text:span></text:span><text:span text:style-name="Strong_20_Emphasis"><text:span text:style-name="T32">~</text:span></text:span><text:span text:style-name="Strong_20_Emphasis"><text:span text:style-name="T27">$</text:span></text:span><text:span text:style-name="T28"> file /bin/ls</text:span></text:p>
      <text:p text:style-name="P76">/bin/ls: ELF 64-bit LSB shared object, x86-64, version 1 (SYSV), dynamically lin</text:p>
      <text:p text:style-name="P76">ked, interpreter /lib64/ld-linux-x86-64.so.2, for GNU/Linux 3.2.0, BuildID[sha1]</text:p>
      <text:p text:style-name="P76">=9567f9a28e66f4d7ec4baf31cfbf68d0410f0ae6, stripped</text:p>
      <text:p text:style-name="Text_20_body"><text:span text:style-name="Variable"><text:span text:style-name="T12"/></text:span></text:p>
      <text:p text:style-name="P21"><text:span text:style-name="Strong_20_Emphasis"><text:span text:style-name="T11">Note</text:span></text:span></text:p>
      <text:p text:style-name="P53"><text:span text:style-name="T12">The </text:span><text:span text:style-name="Source_20_Text"><text:span text:style-name="T21">cat</text:span></text:span><text:span text:style-name="T12"> command is used to display the content of text files.</text:span></text:p>
      <text:p text:style-name="P64"><text:span text:style-name="Variable"><text:span text:style-name="T12">This command will be covered in greater detail later in the course.</text:span></text:span></text:p>
      <text:p text:style-name="P101"><text:span text:style-name="Variable"><text:span text:style-name="T12"/></text:span></text:p>
      <text:p text:style-name="P93"><text:span text:style-name="Variable"><text:span text:style-name="T12"/></text:span></text:p>
      <text:p text:style-name="P54"><text:span text:style-name="Strong_20_Emphasis"><text:span text:style-name="T10">Important</text:span></text:span></text:p>
      <text:p text:style-name="P66">If you use a command that is expecting a text file argument, you may get strange results if you provide a non-text file. Your terminal may become disrupted by attempting to output binary content; as a result, the terminal may not be able to function properly anymore.</text:p>
      <text:p text:style-name="P65"><text:span text:style-name="T12">The result will be strange characters being displayed in the terminal. If this occurs, use the </text:span><text:span text:style-name="Source_20_Text"><text:span text:style-name="T21">exit</text:span></text:span><text:span text:style-name="T12"> or </text:span><text:span text:style-name="Source_20_Text"><text:span text:style-name="T21">logout</text:span></text:span><text:span text:style-name="T12"> commands to leave the terminal you were using and then reconnect or log in again. It may also be possible to execute the </text:span><text:span text:style-name="Source_20_Text"><text:span text:style-name="T21">reset</text:span></text:span><text:span text:style-name="T12"> command. If this does not solve the problem, closing the terminal and opening a new one will solve the problem.</text:span></text:p>
      <text:p text:style-name="Text_20_body"><text:span text:style-name="Variable"><text:span text:style-name="T12"/></text:span></text:p>
      <text:p text:style-name="Text_20_body"><text:span text:style-name="Variable"><text:span text:style-name="T12"/></text:span></text:p>
      <text:p text:style-name="Text_20_body"/>
      <text:h text:style-name="P11" text:outline-level="2">5.4 Creating and Modifying Files</text:h>
      <text:p text:style-name="P5"><text:span text:style-name="T12">The </text:span><text:span text:style-name="Source_20_Text"><text:span text:style-name="T21">touch</text:span></text:span><text:span text:style-name="T12"> command performs two functions. It can create an empty file or update the modification timestamp on an existing file.</text:span></text:p>
      <text:p text:style-name="P14">touch [OPTION]... FILE...</text:p>
      <text:p text:style-name="P5"><text:span text:style-name="T12">If the argument provided is an existing file, then the </text:span><text:span text:style-name="Source_20_Text"><text:span text:style-name="T21">touch</text:span></text:span><text:span text:style-name="T12"> command will update the file's timestamp:</text:span></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l Documents/red.txt</text:span></text:p>
      <text:p text:style-name="P108">-rw-r--r-- 1 sysadmin sysadmin 51 Feb 22 16:32 Documents/red.txt </text:p>
      <text:p text:style-name="P109"><text:soft-page-break/><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touch Documents/red.txt</text:span></text:p>
      <text:p text:style-name="P109"><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l Documents/red.txt</text:span></text:p>
      <text:p text:style-name="P108">-rw-r--r-- 1 sysadmin sysadmin 51 Mar <text:s/>8 02:59 Documents/red.txt </text:p>
      <text:p text:style-name="P2">If the argument is a file that does not exist, a new file is created with the current time for the timestamp. The contents of this new file will be empty:</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touch newfile</text:span></text:p>
      <text:p text:style-name="P109"><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text:span></text:p>
      <text:p text:style-name="P109"><text:span text:style-name="Strong_20_Emphasis"><text:span text:style-name="T30">Desktop <text:s text:c="3"/>Downloads <text:s/>Pictures <text:s/>Templates</text:span></text:span><text:span text:style-name="T26"> <text:s/>newfile</text:span></text:p>
      <text:p text:style-name="P109"><text:span text:style-name="Strong_20_Emphasis"><text:span text:style-name="T30">Documents <text:s/>Music <text:s text:c="5"/>Public <text:s text:c="3"/>Videos</text:span></text:span><text:span text:style-name="T26"> <text:s text:c="2"/></text:span></text:p>
      <text:p text:style-name="P109"><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l newfile</text:span></text:p>
      <text:p text:style-name="P108">-rw-rw-r-- 1 sysadmin sysadmin 0 Mar <text:s/>8 03:00 newfile</text:p>
      <text:p text:style-name="P130">Each file has three timestamps:</text:p>
      <text:list xml:id="list188280092" text:style-name="L5">
        <text:list-item>
          <text:p text:style-name="P121"><text:span text:style-name="T12">The last time the file's </text:span><text:span text:style-name="Variable"><text:span text:style-name="T12">contents</text:span></text:span><text:span text:style-name="T12"> were </text:span><text:span text:style-name="Variable"><text:span text:style-name="T12">modified</text:span></text:span><text:span text:style-name="T12">. This is the timestamp provided by the </text:span><text:span text:style-name="Source_20_Text"><text:span text:style-name="T21">ls -l</text:span></text:span><text:span text:style-name="T12"> command by default. The </text:span><text:span text:style-name="Source_20_Text"><text:span text:style-name="T21">touch</text:span></text:span><text:span text:style-name="T12"> command modified this timestamp by default.</text:span></text:p>
        </text:list-item>
        <text:list-item>
          <text:p text:style-name="P121"><text:span text:style-name="T12">The last time the file was accessed. To modify this timestamp, use the </text:span><text:span text:style-name="Source_20_Text"><text:span text:style-name="T21">-a</text:span></text:span><text:span text:style-name="T12"> option with the </text:span><text:span text:style-name="Source_20_Text"><text:span text:style-name="T21">touch</text:span></text:span><text:span text:style-name="T12"> command.</text:span></text:p>
        </text:list-item>
        <text:list-item>
          <text:p text:style-name="P121"><text:span text:style-name="T12">The last time the file </text:span><text:span text:style-name="Variable"><text:span text:style-name="T12">attributes</text:span></text:span><text:span text:style-name="T12"> were </text:span><text:span text:style-name="Variable"><text:span text:style-name="T12">modified</text:span></text:span><text:span text:style-name="T12">. These file attributes, which include permissions and file ownership, are also called the file's </text:span><text:span text:style-name="Variable"><text:span text:style-name="T12">metadata</text:span></text:span><text:span text:style-name="T12">. To modify this timestamp, use the </text:span><text:span text:style-name="Source_20_Text"><text:span text:style-name="T21">-c</text:span></text:span><text:span text:style-name="T12"> option with the </text:span><text:span text:style-name="Source_20_Text"><text:span text:style-name="T21">touch</text:span></text:span><text:span text:style-name="T12"> command.</text:span></text:p>
        </text:list-item>
      </text:list>
      <text:p text:style-name="P5"><text:span text:style-name="T12">The </text:span><text:span text:style-name="Source_20_Text"><text:span text:style-name="T21">touch</text:span></text:span><text:span text:style-name="T12"> command will normally update the specified time to the current time, but the </text:span><text:span text:style-name="Source_20_Text"><text:span text:style-name="T21">-t</text:span></text:span><text:span text:style-name="T12"> option with a timestamp value can be used instead.</text:span></text:p>
      <text:p text:style-name="P2"/>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touch -t 201912251200 newfile</text:span></text:p>
      <text:p text:style-name="P109"><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l newfile</text:span></text:p>
      <text:p text:style-name="P108">-rw-rw-r-- 1 sysadmin sysadmin 0 Dec 25 <text:s/>2019 newfile</text:p>
      <text:p text:style-name="P5"><text:span text:style-name="T12">In the above command, the date/time syntax for the </text:span><text:span text:style-name="Source_20_Text"><text:span text:style-name="T21">touch</text:span></text:span><text:span text:style-name="T12"> command is </text:span><text:span text:style-name="Source_20_Text"><text:span text:style-name="T14">CCYYMMDDHHMM</text:span></text:span><text:span text:style-name="T12"> (optionally add </text:span><text:span text:style-name="Source_20_Text"><text:span text:style-name="T14">SS</text:span></text:span><text:span text:style-name="T12"> for the seconds). The table below breaks down the date/time structure used in the example above in greater detail:</text:span></text:p>
      <table:table table:name="Table9" table:style-name="Table9">
        <table:table-column table:style-name="Table9.A"/>
        <table:table-column table:style-name="Table9.B"/>
        <table:table-column table:style-name="Table9.C"/>
        <table:table-header-rows>
          <table:table-row table:style-name="TableLine94360733458720">
            <table:table-cell table:style-name="Table9.A1" office:value-type="string">
              <text:p text:style-name="P118">Syntax</text:p>
            </table:table-cell>
            <table:table-cell table:style-name="Table9.B1" office:value-type="string">
              <text:p text:style-name="P118">Example</text:p>
            </table:table-cell>
            <table:table-cell table:style-name="Table9.C1" office:value-type="string">
              <text:p text:style-name="P118">Meaning</text:p>
            </table:table-cell>
          </table:table-row>
        </table:table-header-rows>
        <table:table-row table:style-name="TableLine94360741075536">
          <table:table-cell table:style-name="Table9.A2" office:value-type="string">
            <text:p text:style-name="P116"><text:span text:style-name="Source_20_Text"><text:span text:style-name="T4">CC</text:span></text:span></text:p>
          </table:table-cell>
          <table:table-cell table:style-name="Table9.B2" office:value-type="string">
            <text:p text:style-name="P116"><text:span text:style-name="Source_20_Text"><text:span text:style-name="T5">20</text:span></text:span></text:p>
          </table:table-cell>
          <table:table-cell table:style-name="Table9.C2" office:value-type="string">
            <text:p text:style-name="P115">The century</text:p>
          </table:table-cell>
        </table:table-row>
        <table:table-row table:style-name="TableLine94360741079088">
          <table:table-cell table:style-name="Table9.A3" office:value-type="string">
            <text:p text:style-name="P116"><text:span text:style-name="Source_20_Text"><text:span text:style-name="T4">YY</text:span></text:span></text:p>
          </table:table-cell>
          <table:table-cell table:style-name="Table9.B3" office:value-type="string">
            <text:p text:style-name="P116"><text:span text:style-name="Source_20_Text"><text:span text:style-name="T5">19</text:span></text:span></text:p>
          </table:table-cell>
          <table:table-cell table:style-name="Table9.C3" office:value-type="string">
            <text:p text:style-name="P115">The year</text:p>
          </table:table-cell>
        </table:table-row>
        <table:table-row table:style-name="TableLine94360741088832">
          <table:table-cell table:style-name="Table9.A4" office:value-type="string">
            <text:p text:style-name="P116"><text:span text:style-name="Source_20_Text"><text:span text:style-name="T4">MM</text:span></text:span></text:p>
          </table:table-cell>
          <table:table-cell table:style-name="Table9.B4" office:value-type="string">
            <text:p text:style-name="P116"><text:span text:style-name="Source_20_Text"><text:span text:style-name="T5">12</text:span></text:span></text:p>
          </table:table-cell>
          <table:table-cell table:style-name="Table9.C4" office:value-type="string">
            <text:p text:style-name="P115">The month</text:p>
          </table:table-cell>
        </table:table-row>
        <text:soft-page-break/>
        <table:table-row table:style-name="TableLine94360741112688">
          <table:table-cell table:style-name="Table9.A5" office:value-type="string">
            <text:p text:style-name="P116"><text:span text:style-name="Source_20_Text"><text:span text:style-name="T4">DD</text:span></text:span></text:p>
          </table:table-cell>
          <table:table-cell table:style-name="Table9.B5" office:value-type="string">
            <text:p text:style-name="P116"><text:span text:style-name="Source_20_Text"><text:span text:style-name="T5">25</text:span></text:span></text:p>
          </table:table-cell>
          <table:table-cell table:style-name="Table9.C5" office:value-type="string">
            <text:p text:style-name="P115">The day</text:p>
          </table:table-cell>
        </table:table-row>
        <table:table-row table:style-name="TableLine94360741119664">
          <table:table-cell table:style-name="Table9.A6" office:value-type="string">
            <text:p text:style-name="P116"><text:span text:style-name="Source_20_Text"><text:span text:style-name="T4">HH</text:span></text:span></text:p>
          </table:table-cell>
          <table:table-cell table:style-name="Table9.B6" office:value-type="string">
            <text:p text:style-name="P116"><text:span text:style-name="Source_20_Text"><text:span text:style-name="T5">12</text:span></text:span></text:p>
          </table:table-cell>
          <table:table-cell table:style-name="Table9.C6" office:value-type="string">
            <text:p text:style-name="P115">The hour</text:p>
          </table:table-cell>
        </table:table-row>
        <table:table-row table:style-name="TableLine94360741133360">
          <table:table-cell table:style-name="Table9.A7" office:value-type="string">
            <text:p text:style-name="P116"><text:span text:style-name="Source_20_Text"><text:span text:style-name="T4">MM</text:span></text:span></text:p>
          </table:table-cell>
          <table:table-cell table:style-name="Table9.B7" office:value-type="string">
            <text:p text:style-name="P116"><text:span text:style-name="Source_20_Text"><text:span text:style-name="T5">00</text:span></text:span></text:p>
          </table:table-cell>
          <table:table-cell table:style-name="Table9.C7" office:value-type="string">
            <text:p text:style-name="P117">The minutes</text:p>
          </table:table-cell>
        </table:table-row>
      </table:table>
      <text:p text:style-name="P130"/>
      <text:p text:style-name="P7"><text:span text:style-name="T12">Because the example above uses the precise time of 12:00 AM, we don’t need to put </text:span><text:span text:style-name="Source_20_Text"><text:span text:style-name="T13">00</text:span></text:span><text:span text:style-name="T12"> in the seconds (</text:span><text:span text:style-name="Source_20_Text"><text:span text:style-name="T14">SS</text:span></text:span><text:span text:style-name="T12">) field.</text:span></text:p>
      <text:p text:style-name="P72"><text:span text:style-name="T12">In order to view all three timestamps that are kept for a file, use the </text:span><text:span text:style-name="Source_20_Text"><text:span text:style-name="T21">stat</text:span></text:span><text:span text:style-name="T12"> command with the path to the file as an argument:</text:span></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stat Documents/alpha.txt <text:s text:c="38"/></text:span></text:p>
      <text:p text:style-name="P107"><text:s text:c="2"/><text:span text:style-name="T35">File: Documents/alpha.txt <text:s text:c="52"/></text:span></text:p>
      <text:p text:style-name="P107"><text:s text:c="2"/><text:span text:style-name="T35">Size: 390 <text:s text:c="12"/>Blocks: 8 <text:s text:c="9"/>IO Block: 4096 <text:s text:c="2"/>regular file <text:s text:c="7"/></text:span></text:p>
      <text:p text:style-name="P108">Device: 802h/2050d <text:s text:c="5"/>Inode: 5898795 <text:s text:c="4"/>Links: 1 <text:s text:c="28"/></text:p>
      <text:p text:style-name="P108">Access: (0644/-rw-r--r--) <text:s/>Uid: ( 1001/sysadmin) <text:s text:c="2"/>Gid: ( 1001/sysadmin) <text:s text:c="7"/></text:p>
      <text:p text:style-name="P108">Access: 2019-02-22 16:32:34.000000000 +0000 <text:s text:c="36"/></text:p>
      <text:p text:style-name="P108">Modify: 2019-02-22 16:32:34.000000000 +0000 <text:s text:c="36"/></text:p>
      <text:p text:style-name="P108">Change: 2019-02-22 16:37:01.149507126 +0000 <text:s text:c="36"/></text:p>
      <text:p text:style-name="P107"><text:s/><text:span text:style-name="T35">Birth: -</text:span></text:p>
      <text:p text:style-name="P5"><text:span text:style-name="T12">To create a file with the </text:span><text:span text:style-name="Source_20_Text"><text:span text:style-name="T21">touch</text:span></text:span><text:span text:style-name="T12"> command, you must have the </text:span><text:span text:style-name="Variable"><text:span text:style-name="T12">write</text:span></text:span><text:span text:style-name="T12"> and </text:span><text:span text:style-name="Variable"><text:span text:style-name="T12">execute</text:span></text:span><text:span text:style-name="T12"> permission on the parent directory. If the file already exists, modifying it with the </text:span><text:span text:style-name="Source_20_Text"><text:span text:style-name="T21">touch</text:span></text:span><text:span text:style-name="T12"> command only requires the </text:span><text:span text:style-name="Variable"><text:span text:style-name="T12">write</text:span></text:span><text:span text:style-name="T12"> permission on the file itself.</text:span></text:p>
      <table:table table:name="Table10" table:style-name="Table10">
        <table:table-column table:style-name="Table10.A"/>
        <table:table-column table:style-name="Table10.B"/>
        <table:table-column table:style-name="Table10.C"/>
        <table:table-header-rows>
          <table:table-row table:style-name="TableLine94360741186624">
            <table:table-cell table:style-name="Table10.A1" office:value-type="string">
              <text:p text:style-name="P114">Command</text:p>
            </table:table-cell>
            <table:table-cell table:style-name="Table10.B1" office:value-type="string">
              <text:p text:style-name="P114">File Type</text:p>
            </table:table-cell>
            <table:table-cell table:style-name="Table10.C1" office:value-type="string">
              <text:p text:style-name="P114">Permission</text:p>
            </table:table-cell>
          </table:table-row>
        </table:table-header-rows>
        <table:table-row table:style-name="TableLine94360741210960">
          <table:table-cell table:style-name="Table10.A2" office:value-type="string">
            <text:p text:style-name="P113"><text:span text:style-name="Source_20_Text"><text:span text:style-name="T34">touch NEW_FILE</text:span></text:span></text:p>
          </table:table-cell>
          <table:table-cell table:style-name="Table10.B2" office:value-type="string">
            <text:p text:style-name="P112">Parent Directory</text:p>
          </table:table-cell>
          <table:table-cell table:style-name="Table10.C2" office:value-type="string">
            <text:p text:style-name="P112">Write, Execute</text:p>
          </table:table-cell>
        </table:table-row>
        <table:table-row table:style-name="TableLine94360741224256">
          <table:table-cell table:style-name="Table10.A3" office:value-type="string">
            <text:p text:style-name="P113"><text:span text:style-name="Source_20_Text"><text:span text:style-name="T34">touch EXISTING_FILE</text:span></text:span></text:p>
          </table:table-cell>
          <table:table-cell table:style-name="Table10.B3" office:value-type="string">
            <text:p text:style-name="P112">File</text:p>
          </table:table-cell>
          <table:table-cell table:style-name="Table10.C3" office:value-type="string">
            <text:p text:style-name="P112">Write</text:p>
          </table:table-cell>
        </table:table-row>
      </table:table>
      <text:p text:style-name="P94"/>
      <text:p text:style-name="Text_20_body"><text:span text:style-name="Variable"><text:span text:style-name="T12"/></text:span></text:p>
      <text:h text:style-name="P9" text:outline-level="2"><text:span text:style-name="Variable"><text:span text:style-name="T19">5.5 Copying Files</text:span></text:span></text:h>
      <text:p text:style-name="P3">Creating copies of files can be useful for numerous reasons:</text:p>
      <text:list xml:id="list2118035315" text:style-name="L6">
        <text:list-item>
          <text:p text:style-name="P122">If a copy of a file is created before changes are made, then it is possible to revert back to the original.</text:p>
        </text:list-item>
        <text:list-item>
          <text:p text:style-name="P122">It can be used to transfer a file to removable media devices.</text:p>
        </text:list-item>
        <text:list-item>
          <text:p text:style-name="P122"><text:soft-page-break/>A copy of an existing document can be made; in this way, it is possible to take advantage of the existing layout and content to get started more quickly than from scratch.</text:p>
        </text:list-item>
      </text:list>
      <text:p text:style-name="P5"><text:span text:style-name="T12">The </text:span><text:span text:style-name="Source_20_Text"><text:span text:style-name="T21">cp</text:span></text:span><text:span text:style-name="T12"> command is used to </text:span><text:span text:style-name="Variable"><text:span text:style-name="T12">copy</text:span></text:span><text:span text:style-name="T12"> files. It takes at least two arguments: the first argument is the path to the file to be copied and the second argument is the path to where the copy will be placed. The files to be copied are sometimes referred to as the </text:span><text:span text:style-name="Variable"><text:span text:style-name="T12">source</text:span></text:span><text:span text:style-name="T12">, and the location where the copies are placed is called the </text:span><text:span text:style-name="Variable"><text:span text:style-name="T12">destination</text:span></text:span><text:span text:style-name="T12">.</text:span></text:p>
      <text:p text:style-name="P14">cp [OPTION]... SOURCE DESTINATION</text:p>
      <text:p text:style-name="P5"><text:span text:style-name="T12">Recall that the tilde </text:span><text:span text:style-name="Source_20_Text"><text:span text:style-name="T13">~</text:span></text:span><text:span text:style-name="T12"> character represents your home directory; it is commonly used as a source or destination. To view the current contents of the home directory, use the </text:span><text:span text:style-name="Source_20_Text"><text:span text:style-name="T21">ls</text:span></text:span><text:span text:style-name="T12"> command:</text:span></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text:s text:c="48"/></text:span></text:p>
      <text:p text:style-name="P98"><text:span text:style-name="Strong_20_Emphasis"><text:span text:style-name="T30">Desktop Downloads <text:s/>Pictures <text:s/>Templates</text:span></text:span><text:span text:style-name="T26"> <text:s/>newfile <text:s text:c="9"/></text:span></text:p>
      <text:p text:style-name="P98"><text:span text:style-name="Strong_20_Emphasis"><text:span text:style-name="T30">Documents <text:s/>Music <text:s text:c="7"/>Public <text:s/>Videos</text:span></text:span></text:p>
      <text:p text:style-name="P5"><text:span text:style-name="T12">To demonstrate how the </text:span><text:span text:style-name="Source_20_Text"><text:span text:style-name="T21">cp</text:span></text:span><text:span text:style-name="T12"> command works, the </text:span><text:span text:style-name="Source_20_Text"><text:span text:style-name="T13">/etc/services</text:span></text:span><text:span text:style-name="T12"> file can be copied to the home directory using the following command:</text:span></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cp /etc/services ~</text:span></text:p>
      <text:p text:style-name="P5"><text:span text:style-name="T12">The result of executing the previous command would create a copy of the contents of the </text:span><text:span text:style-name="Source_20_Text"><text:span text:style-name="T13">/etc/services</text:span></text:span><text:span text:style-name="T12"> file in your home directory. The new file in your home directory would also be named </text:span><text:span text:style-name="Source_20_Text"><text:span text:style-name="T13">services</text:span></text:span><text:span text:style-name="T12">. The success of the </text:span><text:span text:style-name="Source_20_Text"><text:span text:style-name="T21">cp</text:span></text:span><text:span text:style-name="T12"> command can be verified using the </text:span><text:span text:style-name="Source_20_Text"><text:span text:style-name="T21">ls</text:span></text:span><text:span text:style-name="T12"> command:</text:span></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text:span></text:p>
      <text:p text:style-name="P98"><text:span text:style-name="Strong_20_Emphasis"><text:span text:style-name="T30">Desktop Downloads <text:s/>Pictures <text:s/>Templates</text:span></text:span><text:span text:style-name="T26"> <text:s/>newfile <text:s text:c="9"/></text:span></text:p>
      <text:p text:style-name="P98"><text:span text:style-name="Strong_20_Emphasis"><text:span text:style-name="T30">Documents <text:s/>Music <text:s text:c="7"/>Public <text:s/>Videos</text:span></text:span><text:span text:style-name="T26"> <text:s/>services</text:span></text:p>
      <text:p text:style-name="P2">To copy a file and rename the file in one step you can execute a command like:</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cp /etc/services ~/ports</text:span></text:p>
      <text:p text:style-name="P5"><text:span text:style-name="T12">The previous command would copy the contents of the </text:span><text:span text:style-name="Source_20_Text"><text:span text:style-name="T13">/etc/services</text:span></text:span><text:span text:style-name="T12"> file into a new file named </text:span><text:span text:style-name="Source_20_Text"><text:span text:style-name="T13">ports</text:span></text:span><text:span text:style-name="T12"> in your home directory:</text:span></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text:s text:c="10"/></text:span></text:p>
      <text:p text:style-name="P98"><text:span text:style-name="Strong_20_Emphasis"><text:span text:style-name="T30">Desktop Downloads <text:s/>Pictures <text:s/>Templates</text:span></text:span><text:span text:style-name="T26"> <text:s/>newfile <text:s/>services <text:s text:c="7"/></text:span></text:p>
      <text:p text:style-name="P98"><text:span text:style-name="Strong_20_Emphasis"><text:span text:style-name="T30">Documents <text:s/>Music <text:s text:c="7"/>Public <text:s/>Videos</text:span></text:span><text:span text:style-name="T26"> <text:s/>ports</text:span></text:p>
      <text:p text:style-name="P2"><text:soft-page-break/>To copy multiple files into a directory, additional file names to copy can be included as long as the last argument is a destination directory:</text:p>
      <text:p text:style-name="P22">cp [OPTION]... SOURCE... DIRECTORY</text:p>
      <text:p text:style-name="P5"><text:span text:style-name="T12">Although they may only represent one argument, a wildcard pattern can be expanded to match multiple path names. The following command copies all files in the </text:span><text:span text:style-name="Source_20_Text"><text:span text:style-name="T13">Documents</text:span></text:span><text:span text:style-name="T12"> directory that start with an </text:span><text:span text:style-name="Source_20_Text"><text:span text:style-name="T13">n</text:span></text:span><text:span text:style-name="T12"> to the home directory; as a result, </text:span><text:span text:style-name="Source_20_Text"><text:span text:style-name="T13">newhome.txt</text:span></text:span><text:span text:style-name="T12"> and </text:span><text:span text:style-name="Source_20_Text"><text:span text:style-name="T13">numbers.txt</text:span></text:span><text:span text:style-name="T12"> are copied.</text:span></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cp Documents/n* ~ <text:s text:c="8"/></text:span></text:p>
      <text:p text:style-name="P98"><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text:s text:c="7"/></text:span></text:p>
      <text:p text:style-name="P98"><text:span text:style-name="Strong_20_Emphasis"><text:span text:style-name="T30">Desktop Downloads <text:s/>Pictures <text:s/>Templates</text:span></text:span><text:span text:style-name="T26"> <text:s/>newfile <text:s text:c="8"/>numbers.txt <text:s/>services</text:span></text:p>
      <text:p text:style-name="P98"><text:span text:style-name="Strong_20_Emphasis"><text:span text:style-name="T30">Documents <text:s/>Music <text:s text:c="7"/>Public <text:s/>Videos</text:span></text:span><text:span text:style-name="T26"> <text:s/>newhome.txt <text:s/>ports</text:span></text:p>
      <text:p text:style-name="P5"><text:span text:style-name="T12">An issue that frequently comes up when using wildcard patterns with the </text:span><text:span text:style-name="Source_20_Text"><text:span text:style-name="T21">cp</text:span></text:span><text:span text:style-name="T12"> command is that sometimes they match the names of directories as well as regular files. If an attempt is made to copy a directory, the </text:span><text:span text:style-name="Source_20_Text"><text:span text:style-name="T21">cp</text:span></text:span><text:span text:style-name="T12"> command will print an error message.</text:span></text:p>
      <text:p text:style-name="P5"><text:span text:style-name="T12">Using the </text:span><text:span text:style-name="Source_20_Text"><text:span text:style-name="T21">-v</text:span></text:span><text:span text:style-name="T12"> option makes the </text:span><text:span text:style-name="Source_20_Text"><text:span text:style-name="T21">cp</text:span></text:span><text:span text:style-name="T12"> command print </text:span><text:span text:style-name="Variable"><text:span text:style-name="T12">verbose</text:span></text:span><text:span text:style-name="T12"> output, so you can always tell what copies succeed as well as those that fail. In the following wildcard example, we've marked in red the lines which indicate that the directories were matched, but not copied.</text:span></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cp -v /etc/b* ~ <text:s text:c="34"/></text:span></text:p>
      <text:p text:style-name="P96">'/etc/bash.bashrc' -&gt; '/home/sysadmin/bash.bashrc' <text:s text:c="22"/></text:p>
      <text:p text:style-name="P96"><text:span text:style-name="T39">cp: -r not specified; omitting directory '/etc/bind'</text:span> <text:s text:c="20"/></text:p>
      <text:p text:style-name="P96">'/etc/bindresvport.blacklist' -&gt; '/home/sysadmin/bindresvport.blacklist' </text:p>
      <text:p text:style-name="P97">cp: -r not specified; omitting directory '/etc/binfmt.d'</text:p>
      <text:p text:style-name="P5"><text:span text:style-name="T12">In order to copy a directory, its contents must be copied as well, including all files within the directories and all of its subdirectories. This can be done by using the </text:span><text:span text:style-name="Source_20_Text"><text:span text:style-name="T21">-r</text:span></text:span><text:span text:style-name="T12"> or </text:span><text:span text:style-name="Source_20_Text"><text:span text:style-name="T21">-R</text:span></text:span><text:span text:style-name="T12"> </text:span><text:span text:style-name="Variable"><text:span text:style-name="T12">recursive</text:span></text:span><text:span text:style-name="T12"> options.</text:span></text:p>
      <text:p text:style-name="P2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cp -R -v /etc/perl ~ <text:s text:c="29"/></text:span></text:p>
      <text:p text:style-name="P96">'/etc/perl' -&gt; '/home/sysadmin/perl' <text:s text:c="36"/></text:p>
      <text:p text:style-name="P96">'/etc/perl/CPAN' -&gt; '/home/sysadmin/perl/CPAN' <text:s text:c="25"/></text:p>
      <text:p text:style-name="P96">'/etc/perl/Net' -&gt; '/home/sysadmin/perl/Net' <text:s text:c="28"/></text:p>
      <text:p text:style-name="P96">'/etc/perl/Net/libnet.cfg' -&gt; '/home/sysadmin/perl/Net/libnet.cfg'</text:p>
      <text:p text:style-name="P5"><text:soft-page-break/><text:span text:style-name="T12">Copying a file using the </text:span><text:span text:style-name="Source_20_Text"><text:span text:style-name="T21">cp</text:span></text:span><text:span text:style-name="T12"> command requires the </text:span><text:span text:style-name="Variable"><text:span text:style-name="T12">execute</text:span></text:span><text:span text:style-name="T12"> permission to access the directory where the file is located and the </text:span><text:span text:style-name="Variable"><text:span text:style-name="T12">read</text:span></text:span><text:span text:style-name="T12"> permission for the file you are trying to copy.</text:span></text:p>
      <text:p text:style-name="P5"><text:span text:style-name="T12">You will also need to have the </text:span><text:span text:style-name="Variable"><text:span text:style-name="T12">write</text:span></text:span><text:span text:style-name="T12"> and </text:span><text:span text:style-name="Variable"><text:span text:style-name="T12">execute</text:span></text:span><text:span text:style-name="T12"> permissions on the directory where you want to put the copied file.</text:span></text:p>
      <table:table table:name="Table11" table:style-name="Table11">
        <table:table-column table:style-name="Table11.A"/>
        <table:table-column table:style-name="Table11.B"/>
        <table:table-column table:style-name="Table11.C"/>
        <table:table-header-rows>
          <table:table-row table:style-name="TableLine94360741284464">
            <table:table-cell table:style-name="Table11.A1" office:value-type="string">
              <text:p text:style-name="P90">Command</text:p>
            </table:table-cell>
            <table:table-cell table:style-name="Table11.B1" office:value-type="string">
              <text:p text:style-name="P90">File Type</text:p>
            </table:table-cell>
            <table:table-cell table:style-name="Table11.C1" office:value-type="string">
              <text:p text:style-name="P90">Permission</text:p>
            </table:table-cell>
          </table:table-row>
        </table:table-header-rows>
        <table:table-row table:style-name="TableLine94360741277088">
          <table:table-cell table:style-name="Table11.A2" office:value-type="string">
            <text:p text:style-name="P86"><text:span text:style-name="Source_20_Text"><text:span text:style-name="T34">cp</text:span></text:span></text:p>
          </table:table-cell>
          <table:table-cell table:style-name="Table11.B2" office:value-type="string">
            <text:p text:style-name="P87">Source Directory</text:p>
          </table:table-cell>
          <table:table-cell table:style-name="Table11.C2" office:value-type="string">
            <text:p text:style-name="P87">Execute</text:p>
          </table:table-cell>
        </table:table-row>
        <table:table-row table:style-name="TableLine94360741285760">
          <table:table-cell table:style-name="Table11.A3" office:value-type="string">
            <text:p text:style-name="P86"><text:span text:style-name="Source_20_Text"><text:span text:style-name="T34">cp</text:span></text:span></text:p>
          </table:table-cell>
          <table:table-cell table:style-name="Table11.B3" office:value-type="string">
            <text:p text:style-name="P87">Source File</text:p>
          </table:table-cell>
          <table:table-cell table:style-name="Table11.C3" office:value-type="string">
            <text:p text:style-name="P87">Read</text:p>
          </table:table-cell>
        </table:table-row>
        <table:table-row table:style-name="TableLine94360741305056">
          <table:table-cell table:style-name="Table11.A4" office:value-type="string">
            <text:p text:style-name="P86"><text:span text:style-name="Source_20_Text"><text:span text:style-name="T34">cp</text:span></text:span></text:p>
          </table:table-cell>
          <table:table-cell table:style-name="Table11.B4" office:value-type="string">
            <text:p text:style-name="P87">Destination Directory</text:p>
          </table:table-cell>
          <table:table-cell table:style-name="Table11.C4" office:value-type="string">
            <text:p text:style-name="P87">Write, Execute</text:p>
          </table:table-cell>
        </table:table-row>
      </table:table>
      <text:p text:style-name="Text_20_body"><text:span text:style-name="Variable"><text:span text:style-name="T12"/></text:span></text:p>
      <text:p text:style-name="Text_20_body"><text:span text:style-name="Variable"><text:span text:style-name="T12"/></text:span></text:p>
      <text:p text:style-name="P19"><text:span text:style-name="Strong_20_Emphasis"><text:span text:style-name="T11">Consider This</text:span></text:span></text:p>
      <text:p text:style-name="P51"><text:span text:style-name="T12">The </text:span><text:span text:style-name="Variable"><text:span text:style-name="T12">archive</text:span></text:span><text:span text:style-name="T12"> </text:span><text:span text:style-name="Source_20_Text"><text:span text:style-name="T21">-a</text:span></text:span><text:span text:style-name="T12"> option of the </text:span><text:span text:style-name="Source_20_Text"><text:span text:style-name="T21">cp</text:span></text:span><text:span text:style-name="T12"> command copies the contents of the file and also attempts to maintain the original timestamps and file ownership. For regular users, only original timestamps can be maintained, since regular users can't create files owned by other users. If the root user uses the </text:span><text:span text:style-name="Source_20_Text"><text:span text:style-name="T21">-a</text:span></text:span><text:span text:style-name="T12"> option, then the </text:span><text:span text:style-name="Source_20_Text"><text:span text:style-name="T21">cp</text:span></text:span><text:span text:style-name="T12"> command will create a new file owned by the original file owner and also use the original file's timestamps.</text:span></text:p>
      <text:p text:style-name="P67"><text:span text:style-name="T12">The </text:span><text:span text:style-name="Source_20_Text"><text:span text:style-name="T21">-a</text:span></text:span><text:span text:style-name="T12"> option also implies that recursion will be done. Therefore, it can also be used to copy a directory.</text:span></text:p>
      <text:p text:style-name="Text_20_body"><text:span text:style-name="Variable"><text:span text:style-name="T12"/></text:span></text:p>
      <text:h text:style-name="P9" text:outline-level="2"><text:span text:style-name="Variable"><text:span text:style-name="T19">5.6 Moving Files and Directories</text:span></text:span></text:h>
      <text:p text:style-name="P5"><text:span text:style-name="T12">The </text:span><text:span text:style-name="Source_20_Text"><text:span text:style-name="T21">mv</text:span></text:span><text:span text:style-name="T12"> command is used to </text:span><text:span text:style-name="Variable"><text:span text:style-name="T12">move</text:span></text:span><text:span text:style-name="T12"> a file from one path name in the filesystem to another. When you move a file, it's like creating a copy of the original file with a new path name and then deleting the original file.</text:span></text:p>
      <text:p text:style-name="P22">mv [OPTION]... SOURCE DESTINATION</text:p>
      <text:p text:style-name="P5"><text:span text:style-name="T12">If you move a file from one directory to another, and you don't specify a new name for the file, then it will retain its original name. For example, the following will move the </text:span><text:span text:style-name="Source_20_Text"><text:span text:style-name="T13">~/Documents/red.txt</text:span></text:span><text:span text:style-name="T12"> file into the home directory and the resulting file name will be </text:span><text:span text:style-name="Source_20_Text"><text:span text:style-name="T13">red.txt</text:span></text:span><text:span text:style-name="T12">:</text:span></text:p>
      <text:p text:style-name="P45"><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cd Documents</text:span></text:p>
      <text:p text:style-name="P80"><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mv red.txt ~</text:span></text:p>
      <text:p text:style-name="P80"><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ls ~</text:span></text:p>
      <text:p text:style-name="P80"><text:span text:style-name="Strong_20_Emphasis"><text:span text:style-name="T30">Desktop Downloads <text:s/>Pictures <text:s/>Templates</text:span></text:span><text:span text:style-name="T26"> <text:s/>red.txt</text:span></text:p>
      <text:p text:style-name="P80"><text:soft-page-break/><text:span text:style-name="Strong_20_Emphasis"><text:span text:style-name="T30">Documents <text:s/>Music <text:s text:c="2"/>Public <text:s text:c="3"/>Videos</text:span></text:span></text:p>
      <text:p text:style-name="P5"><text:span text:style-name="T12">Like the </text:span><text:span text:style-name="Source_20_Text"><text:span text:style-name="T21">cp</text:span></text:span><text:span text:style-name="T12"> command, the </text:span><text:span text:style-name="Source_20_Text"><text:span text:style-name="T21">mv</text:span></text:span><text:span text:style-name="T12"> command will allow you to specify multiple files to move, as long as the final argument provided to the command is a directory.</text:span></text:p>
      <text:p text:style-name="P14">mv [OPTION]... SOURCE... DIRECTORY</text:p>
      <text:p text:style-name="P2">For example:</text:p>
      <text:p text:style-name="P45"><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mv animals.txt food.txt alpha.txt /tmp</text:span></text:p>
      <text:p text:style-name="P80"><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ls /tmp</text:span></text:p>
      <text:p text:style-name="P77">alpha.txt <text:s/>animals.txt <text:s/>food.txt</text:p>
      <text:p text:style-name="P5"><text:span text:style-name="T12">There is no need for a recursive option with the </text:span><text:span text:style-name="Source_20_Text"><text:span text:style-name="T21">mv</text:span></text:span><text:span text:style-name="T12"> command. When a directory is moved, everything it contains is automatically moved as well.</text:span></text:p>
      <text:p text:style-name="P5"><text:span text:style-name="T12">Moving a file within the same directory is an effective way to rename it. For example, in the following command, the </text:span><text:span text:style-name="Source_20_Text"><text:span text:style-name="T13">people.csv</text:span></text:span><text:span text:style-name="T12"> file is moved from the current directory to the current directory and given a new name of </text:span><text:span text:style-name="Source_20_Text"><text:span text:style-name="T13">founders.csv</text:span></text:span><text:span text:style-name="T12">. In other words, </text:span><text:span text:style-name="Source_20_Text"><text:span text:style-name="T13">people.csv</text:span></text:span><text:span text:style-name="T12"> is renamed </text:span><text:span text:style-name="Source_20_Text"><text:span text:style-name="T13">founders.csv</text:span></text:span><text:span text:style-name="T12">:</text:span></text:p>
      <text:p text:style-name="P45"><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mv people.csv founders.csv</text:span></text:p>
      <text:p text:style-name="P5"><text:span text:style-name="T12">Use the </text:span><text:span text:style-name="Source_20_Text"><text:span text:style-name="T21">mv</text:span></text:span><text:span text:style-name="T12"> command to move a directory from one location to another. Just like moving files, the original directory will be deleted from its previous location. In the following example, the </text:span><text:span text:style-name="Source_20_Text"><text:span text:style-name="T21">mv</text:span></text:span><text:span text:style-name="T12"> command is used to move the </text:span><text:span text:style-name="Source_20_Text"><text:span text:style-name="T13">Engineering</text:span></text:span><text:span text:style-name="T12"> directory from the </text:span><text:span text:style-name="Source_20_Text"><text:span text:style-name="T13">School</text:span></text:span><text:span text:style-name="T12"> directory to the </text:span><text:span text:style-name="Source_20_Text"><text:span text:style-name="T13">Work</text:span></text:span><text:span text:style-name="T12"> directory:</text:span></text:p>
      <text:p text:style-name="P45"><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cd</text:span></text:p>
      <text:p text:style-name="P80"><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Documents/School <text:s text:c="3"/></text:span><text:span text:style-name="T29"><text:s text:c="17"/></text:span></text:p>
      <text:p text:style-name="P80"><text:span text:style-name="Strong_20_Emphasis"><text:span text:style-name="T30">Art <text:s/>Engineering <text:s/>Math</text:span></text:span><text:span text:style-name="T26"> <text:s text:c="34"/></text:span></text:p>
      <text:p text:style-name="P80"><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mv Documents/School/Engineering Documents/Work <text:s text:c="12"/></text:span></text:p>
      <text:p text:style-name="P80"><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Documents/Work <text:s text:c="25"/></text:span></text:p>
      <text:p text:style-name="P80"><text:span text:style-name="Strong_20_Emphasis"><text:span text:style-name="T30">Engineering</text:span></text:span></text:p>
      <text:p text:style-name="P5"><text:span text:style-name="T12">Moving a file using the </text:span><text:span text:style-name="Source_20_Text"><text:span text:style-name="T21">mv</text:span></text:span><text:span text:style-name="T12"> command requires the </text:span><text:span text:style-name="Variable"><text:span text:style-name="T12">write</text:span></text:span><text:span text:style-name="T12"> and </text:span><text:span text:style-name="Variable"><text:span text:style-name="T12">execute</text:span></text:span><text:span text:style-name="T12"> permissions on both the origin and destination directories.</text:span></text:p>
      <text:h text:style-name="P9" text:outline-level="2"><text:span text:style-name="Variable"><text:span text:style-name="T19">5.7 Deleting Files</text:span></text:span></text:h>
      <text:p text:style-name="P5"><text:span text:style-name="T12">The </text:span><text:span text:style-name="Source_20_Text"><text:span text:style-name="T21">rm</text:span></text:span><text:span text:style-name="T12"> command is used to </text:span><text:span text:style-name="Variable"><text:span text:style-name="T12">remove</text:span></text:span><text:span text:style-name="T12"> files and directories.</text:span></text:p>
      <text:p text:style-name="P14">rm [OPTION]... [FILE]...</text:p>
      <text:p text:style-name="P20"><text:span text:style-name="Strong_20_Emphasis"><text:span text:style-name="T11">Warning</text:span></text:span></text:p>
      <text:p text:style-name="P52"><text:soft-page-break/><text:span text:style-name="T12">It is important to keep in mind that deleted files and directories do not go into a "trash can" as with desktop-oriented operating systems. When a file is deleted with the </text:span><text:span text:style-name="Source_20_Text"><text:span text:style-name="T21">rm</text:span></text:span><text:span text:style-name="T12"> command, it is </text:span><text:span text:style-name="Variable"><text:span text:style-name="T12">permanently</text:span></text:span><text:span text:style-name="T12"> gone.</text:span></text:p>
      <text:p text:style-name="Text_20_body"><text:span text:style-name="Variable"><text:span text:style-name="T12"/></text:span></text:p>
      <text:p text:style-name="P5"><text:span text:style-name="Variable"><text:span text:style-name="T12">Without any options, the </text:span></text:span><text:span text:style-name="Variable"><text:span text:style-name="Source_20_Text"><text:span text:style-name="T21">rm</text:span></text:span></text:span><text:span text:style-name="Variable"><text:span text:style-name="T12"> command is typically used to remove regular files:</text:span></text:span></text:p>
      <text:p text:style-name="P37"><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cd Documents</text:span></text:p>
      <text:p text:style-name="P110"><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rm alpha.txt</text:span></text:p>
      <text:p text:style-name="P110"><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ls alpha.txt</text:span></text:p>
      <text:p text:style-name="P111">ls: cannot access alpha.txt: No such file or directory</text:p>
      <text:p text:style-name="P5"><text:span text:style-name="T12">Extra care should be applied when using wildcards to specify which files to remove, as the extent to which the pattern might match files may be beyond what was anticipated. To avoid accidentally deleting files when using globbing characters, use the </text:span><text:span text:style-name="Source_20_Text"><text:span text:style-name="T21">-i</text:span></text:span><text:span text:style-name="T12"> option. This option makes the </text:span><text:span text:style-name="Source_20_Text"><text:span text:style-name="T21">rm</text:span></text:span><text:span text:style-name="T12"> command confirm </text:span><text:span text:style-name="Variable"><text:span text:style-name="T12">interactively</text:span></text:span><text:span text:style-name="T12"> every file that you delete:</text:span></text:p>
      <text:p text:style-name="P37"><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rm -i a*</text:span></text:p>
      <text:p text:style-name="P111">rm: remove regular file 'adjectives.txt'? y</text:p>
      <text:p text:style-name="P111">rm: remove regular file 'alpha-first.txt'? y</text:p>
      <text:p text:style-name="P111">rm: remove regular file 'alpha-first.txt.original'? y</text:p>
      <text:p text:style-name="P111">rm: remove regular file 'alpha-second.txt'? y</text:p>
      <text:p text:style-name="P111">rm: remove regular file 'alpha-third.txt'? y</text:p>
      <text:p text:style-name="P111">rm: remove regular file 'animals.txt'? Y</text:p>
      <text:p text:style-name="P110"><text:span text:style-name="Strong_20_Emphasis"><text:span text:style-name="T23">sysadmin@localhost</text:span></text:span><text:span text:style-name="Strong_20_Emphasis"><text:span text:style-name="T25">:</text:span></text:span><text:span text:style-name="Strong_20_Emphasis"><text:span text:style-name="T30">~/Documents</text:span></text:span><text:span text:style-name="Strong_20_Emphasis"><text:span text:style-name="T25">$</text:span></text:span><text:span text:style-name="T26"> cd</text:span></text:p>
      <text:p text:style-name="P110"><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p>
      <text:p text:style-name="P5"><text:span text:style-name="T12">Some distributions make the </text:span><text:span text:style-name="Source_20_Text"><text:span text:style-name="T21">-i</text:span></text:span><text:span text:style-name="T12"> option a default option by making an alias for the </text:span><text:span text:style-name="Source_20_Text"><text:span text:style-name="T21">rm</text:span></text:span><text:span text:style-name="T12"> command.</text:span></text:p>
      <text:p text:style-name="P5"><text:span text:style-name="T12">Deleting a file with the </text:span><text:span text:style-name="Source_20_Text"><text:span text:style-name="T21">rm</text:span></text:span><text:span text:style-name="T12"> command requires the </text:span><text:span text:style-name="Variable"><text:span text:style-name="T12">write</text:span></text:span><text:span text:style-name="T12"> and </text:span><text:span text:style-name="Variable"><text:span text:style-name="T12">execute</text:span></text:span><text:span text:style-name="T12"> permissions on its parent directory. Regular users typically only have this type of permission in their home directory and its subdirectories.</text:span></text:p>
      <text:p text:style-name="P131"/>
      <table:table table:name="Table12" table:style-name="Table12">
        <table:table-column table:style-name="Table12.A"/>
        <table:table-column table:style-name="Table12.B"/>
        <table:table-column table:style-name="Table12.C"/>
        <table:table-header-rows>
          <table:table-row table:style-name="TableLine94360741388544">
            <table:table-cell table:style-name="Table12.A1" office:value-type="string">
              <text:p text:style-name="P90">Command</text:p>
            </table:table-cell>
            <table:table-cell table:style-name="Table12.B1" office:value-type="string">
              <text:p text:style-name="P90">File Type</text:p>
            </table:table-cell>
            <table:table-cell table:style-name="Table12.C1" office:value-type="string">
              <text:p text:style-name="P90">Permission</text:p>
            </table:table-cell>
          </table:table-row>
        </table:table-header-rows>
        <table:table-row table:style-name="TableLine94360741228640">
          <table:table-cell table:style-name="Table12.A2" office:value-type="string">
            <text:p text:style-name="P86"><text:span text:style-name="Source_20_Text"><text:span text:style-name="T34">rm</text:span></text:span></text:p>
          </table:table-cell>
          <table:table-cell table:style-name="Table12.B2" office:value-type="string">
            <text:p text:style-name="P87">Parent Directory</text:p>
          </table:table-cell>
          <table:table-cell table:style-name="Table12.C2" office:value-type="string">
            <text:p text:style-name="P87">Write, Execute</text:p>
          </table:table-cell>
        </table:table-row>
      </table:table>
      <text:p text:style-name="Text_20_body"><text:span text:style-name="Variable"><text:span text:style-name="T12"/></text:span></text:p>
      <text:p text:style-name="Text_20_body"><text:span text:style-name="Variable"><text:span text:style-name="T12"/></text:span></text:p>
      <text:p text:style-name="P51"><text:soft-page-break/><text:span text:style-name="Strong_20_Emphasis"><text:span text:style-name="T10">Consider This</text:span></text:span></text:p>
      <text:p text:style-name="P67"><text:span text:style-name="T12">The </text:span><text:span text:style-name="Source_20_Text"><text:span text:style-name="T13">/tmp</text:span></text:span><text:span text:style-name="T12"> and </text:span><text:span text:style-name="Source_20_Text"><text:span text:style-name="T13">/var/tmp</text:span></text:span><text:span text:style-name="T12"> directories do have the special permission called </text:span><text:span text:style-name="Variable"><text:span text:style-name="T12">sticky bit</text:span></text:span><text:span text:style-name="T12"> set on them so that files in these directories can only be deleted by the user that owns them (with the exception of the root user who can delete any file in any directory). So, this means if you copy a file to the </text:span><text:span text:style-name="Source_20_Text"><text:span text:style-name="T13">/tmp</text:span></text:span><text:span text:style-name="T12"> directory, then other users of the system will not be able to delete your file.</text:span></text:p>
      <text:p text:style-name="Text_20_body"><text:span text:style-name="Variable"><text:span text:style-name="T12"/></text:span></text:p>
      <text:h text:style-name="P9" text:outline-level="2"><text:span text:style-name="Variable"><text:span text:style-name="T19">5.8 Creating Directories</text:span></text:span></text:h>
      <text:p text:style-name="P5"><text:span text:style-name="T12">The </text:span><text:span text:style-name="Source_20_Text"><text:span text:style-name="T21">mkdir</text:span></text:span><text:span text:style-name="T12"> command allows you to create (make) a directory. Creating directories is an essential file management skill, since you will want to maintain some functional organization with your files and not have them all placed in a single directory.</text:span></text:p>
      <text:p text:style-name="P24">mkdir [OPTION]... DIRECTORY...</text:p>
      <text:p text:style-name="P2">Typically, you have a handful of directories in your home directory by default. Exactly what directories you have will vary due to the distribution of Linux, what software has been installed on your system, and actions that may have been taken by the administrator.</text:p>
      <text:p text:style-name="P2">For example, upon successful graphical login on a default installation of Ubuntu, the following directories have already been created automatically in the user's home directory:</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text:span></text:p>
      <text:p text:style-name="P109"><text:span text:style-name="Strong_20_Emphasis"><text:span text:style-name="T30">Desktop <text:s/>Documents <text:s/>Downloads <text:s/>Music <text:s/>Pictures <text:s/>Public <text:s/>Templates <text:s/>Videos</text:span></text:span></text:p>
      <text:p text:style-name="P5"><text:span text:style-name="T12">The </text:span><text:span text:style-name="Source_20_Text"><text:span text:style-name="T13">bin</text:span></text:span><text:span text:style-name="T12"> directory is a common directory for users to create in their home directory. It is a useful directory to place </text:span><text:span text:style-name="Variable"><text:span text:style-name="T12">scripts</text:span></text:span><text:span text:style-name="T12"> that the user has created. In the following example, the user creates a </text:span><text:span text:style-name="Source_20_Text"><text:span text:style-name="T13">bin</text:span></text:span><text:span text:style-name="T12"> directory within their home directory:</text:span></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mkdir bin</text:span></text:p>
      <text:p text:style-name="P109"><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text:span></text:p>
      <text:p text:style-name="P109"><text:span text:style-name="Strong_20_Emphasis"><text:span text:style-name="T30">Desktop Downloads <text:s/>Pictures <text:s/>Templates <text:s/>bin</text:span></text:span></text:p>
      <text:p text:style-name="P109"><text:span text:style-name="Strong_20_Emphasis"><text:span text:style-name="T30">Documents <text:s/>Music <text:s text:c="2"/>Public <text:s text:c="3"/>Videos</text:span></text:span></text:p>
      <text:p text:style-name="P5"><text:span text:style-name="T12">The </text:span><text:span text:style-name="Source_20_Text"><text:span text:style-name="T21">mkdir</text:span></text:span><text:span text:style-name="T12"> command can accept a list of space-separated path names for new directories to create:</text:span></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mkdir one two three</text:span></text:p>
      <text:p text:style-name="P109"><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text:span></text:p>
      <text:p text:style-name="P109"><text:span text:style-name="Strong_20_Emphasis"><text:span text:style-name="T30">Desktop Downloads <text:s/>Pictures <text:s/>Templates <text:s/>bin <text:s text:c="4"/>two</text:span></text:span></text:p>
      <text:p text:style-name="P109"><text:span text:style-name="Strong_20_Emphasis"><text:span text:style-name="T30">Documents <text:s/>Music <text:s text:c="2"/>Public <text:s text:c="3"/>Videos <text:s text:c="4"/>one <text:s text:c="4"/>three</text:span></text:span></text:p>
      <text:p text:style-name="P5"><text:soft-page-break/><text:span text:style-name="T12">Directories are often described in terms of their relationship to each other. If one directory contains another directory, then it is referred to as the </text:span><text:span text:style-name="Variable"><text:span text:style-name="T12">parent</text:span></text:span><text:span text:style-name="T12"> directory. The subdirectory is referred to as a </text:span><text:span text:style-name="Variable"><text:span text:style-name="T12">child</text:span></text:span><text:span text:style-name="T12"> directory. In the following example, </text:span><text:span text:style-name="Source_20_Text"><text:span text:style-name="T13">/home</text:span></text:span><text:span text:style-name="T12"> is the parent directory and </text:span><text:span text:style-name="Source_20_Text"><text:span text:style-name="T13">/sysadmin</text:span></text:span><text:span text:style-name="T12"> is the child directory:</text:span></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pwd</text:span></text:p>
      <text:p text:style-name="P108">/home/sysadmin</text:p>
      <text:p text:style-name="P5"><text:span text:style-name="T12">When creating a child directory, its parent directory must first exist. If an administrator attempted to create a directory named </text:span><text:span text:style-name="Source_20_Text"><text:span text:style-name="T13">blue</text:span></text:span><text:span text:style-name="T12"> inside of the non-existent </text:span><text:span text:style-name="Source_20_Text"><text:span text:style-name="T13">/home/sysadmin/red</text:span></text:span><text:span text:style-name="T12"> directory, there would be an error:</text:span></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mkdir /home/sysadmin/red/blue</text:span></text:p>
      <text:p text:style-name="P108">mkdir: cannot create directory '/home/sysadmin/red/blue': No such file or directory</text:p>
      <text:p text:style-name="P5"><text:span text:style-name="T12">By adding the </text:span><text:span text:style-name="Source_20_Text"><text:span text:style-name="T21">-p</text:span></text:span><text:span text:style-name="T12"> option, the </text:span><text:span text:style-name="Source_20_Text"><text:span text:style-name="T21">mkdir</text:span></text:span><text:span text:style-name="T12"> command automatically creates the </text:span><text:span text:style-name="Variable"><text:span text:style-name="T12">parent</text:span></text:span><text:span text:style-name="T12"> directories for any child directories about to be created. This is especially useful for making deep path names:</text:span></text:p>
      <text:p text:style-name="P3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mkdir -p /home/sysadmin/red/blue/yellow/green</text:span></text:p>
      <text:p text:style-name="P109"><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ls -R red</text:span></text:p>
      <text:p text:style-name="P108">red:</text:p>
      <text:p text:style-name="P108">blue</text:p>
      <text:p text:style-name="P107"><text:s/></text:p>
      <text:p text:style-name="P108">red/blue:</text:p>
      <text:p text:style-name="P108">yellow</text:p>
      <text:p text:style-name="P107"><text:s/></text:p>
      <text:p text:style-name="P108">red/blue/yellow:</text:p>
      <text:p text:style-name="P108">green</text:p>
      <text:p text:style-name="P107"><text:s/></text:p>
      <text:p text:style-name="P108">red/blue/yellow/green:</text:p>
      <text:p text:style-name="P5"><text:span text:style-name="T12">To create a directory with the </text:span><text:span text:style-name="Source_20_Text"><text:span text:style-name="T21">mkdir</text:span></text:span><text:span text:style-name="T12"> command, you must have the </text:span><text:span text:style-name="Variable"><text:span text:style-name="T12">write</text:span></text:span><text:span text:style-name="T12"> and </text:span><text:span text:style-name="Variable"><text:span text:style-name="T12">execute</text:span></text:span><text:span text:style-name="T12"> permissions on the parent of the proposed directory. For example, to create the </text:span><text:span text:style-name="Source_20_Text"><text:span text:style-name="T13">/etc/test</text:span></text:span><text:span text:style-name="T12"> directory requires the </text:span><text:span text:style-name="Variable"><text:span text:style-name="T12">write</text:span></text:span><text:span text:style-name="T12"> and </text:span><text:span text:style-name="Variable"><text:span text:style-name="T12">execute</text:span></text:span><text:span text:style-name="T12"> permissions in the </text:span><text:span text:style-name="Source_20_Text"><text:span text:style-name="T13">/etc</text:span></text:span><text:span text:style-name="T12"> directory.</text:span></text:p>
      <table:table table:name="Table13" table:style-name="Table13">
        <table:table-column table:style-name="Table13.A"/>
        <table:table-column table:style-name="Table13.B"/>
        <table:table-column table:style-name="Table13.C"/>
        <table:table-header-rows>
          <table:table-row table:style-name="TableLine94360741400064">
            <table:table-cell table:style-name="Table13.A1" office:value-type="string">
              <text:p text:style-name="P90">Command</text:p>
            </table:table-cell>
            <table:table-cell table:style-name="Table13.B1" office:value-type="string">
              <text:p text:style-name="P90">File Type</text:p>
            </table:table-cell>
            <table:table-cell table:style-name="Table13.C1" office:value-type="string">
              <text:p text:style-name="P90">Permission</text:p>
            </table:table-cell>
          </table:table-row>
        </table:table-header-rows>
        <table:table-row table:style-name="TableLine94360741377936">
          <table:table-cell table:style-name="Table13.A2" office:value-type="string">
            <text:p text:style-name="P86"><text:span text:style-name="Source_20_Text"><text:span text:style-name="T34">mkdir</text:span></text:span></text:p>
          </table:table-cell>
          <table:table-cell table:style-name="Table13.B2" office:value-type="string">
            <text:p text:style-name="P87">Parent Directory</text:p>
          </table:table-cell>
          <table:table-cell table:style-name="Table13.C2" office:value-type="string">
            <text:p text:style-name="P87">Write, Execute<text:soft-page-break/></text:p>
          </table:table-cell>
        </table:table-row>
      </table:table>
      <text:p text:style-name="Text_20_body"><text:span text:style-name="Variable"><text:span text:style-name="T12"/></text:span></text:p>
      <text:p text:style-name="Text_20_body"><text:span text:style-name="Variable"><text:span text:style-name="T12"/></text:span></text:p>
      <text:p text:style-name="Text_20_body"><text:span text:style-name="Variable"><text:span text:style-name="T12"/></text:span></text:p>
      <text:h text:style-name="P11" text:outline-level="2">5.9 Removing Directories</text:h>
      <text:p text:style-name="P5"><text:span text:style-name="T12">The </text:span><text:span text:style-name="Source_20_Text"><text:span text:style-name="T21">rmdir</text:span></text:span><text:span text:style-name="T12"> command is used to </text:span><text:span text:style-name="Variable"><text:span text:style-name="T12">remove</text:span></text:span><text:span text:style-name="T12"> empty directories:</text:span></text:p>
      <text:p text:style-name="P55">rmdir [OPTION]... DIRECTORY...</text:p>
      <text:p text:style-name="P5"/>
      <text:p text:style-name="P70"><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rmdir bin</text:span></text:p>
      <text:p text:style-name="P8"><text:span text:style-name="T12">Using the </text:span><text:span text:style-name="Source_20_Text"><text:span text:style-name="T21">-p</text:span></text:span><text:span text:style-name="T12"> option with the </text:span><text:span text:style-name="Source_20_Text"><text:span text:style-name="T21">rmdir</text:span></text:span><text:span text:style-name="T12"> command will remove directory paths, but only if all of the directories contain other empty directories.</text:span></text:p>
      <text:p text:style-name="P70"><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rmdir red</text:span></text:p>
      <text:p text:style-name="P102">rmdir: failed to remove 'red': Directory not empty</text:p>
      <text:p text:style-name="P10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rmdir -p red/blue/yellow/green</text:span></text:p>
      <text:p text:style-name="P5"><text:span text:style-name="T12">Otherwise, if a directory contains anything except other directories, you'll need to use the </text:span><text:span text:style-name="Source_20_Text"><text:span text:style-name="T21">rm</text:span></text:span><text:span text:style-name="T12"> command with a recursive option. The </text:span><text:span text:style-name="Source_20_Text"><text:span text:style-name="T21">rm</text:span></text:span><text:span text:style-name="T12"> command alone will ignore directories that it's asked to remove; to delete a directory, use either the </text:span><text:span text:style-name="Source_20_Text"><text:span text:style-name="T21">-r</text:span></text:span><text:span text:style-name="T12"> or </text:span><text:span text:style-name="Source_20_Text"><text:span text:style-name="T21">-R</text:span></text:span><text:span text:style-name="T12"> recursive options. Just be careful as this will delete all files and all subdirectories:</text:span></text:p>
      <text:p text:style-name="P71"><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mkdir test</text:span></text:p>
      <text:p text:style-name="P10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touch test/file1.txt </text:span></text:p>
      <text:p text:style-name="P10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rmdir test</text:span></text:p>
      <text:p text:style-name="P104">rmdir: failed to remove 'test': Directory not empty</text:p>
      <text:p text:style-name="P106"><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rm test <text:s text:c="32"/></text:span></text:p>
      <text:p text:style-name="P105"><text:span text:style-name="T40">rm: cannot remove 'test': Is a directory <text:s text:c="3"/></text:span><text:s/></text:p>
      <text:p text:style-name="P10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span text:style-name="T26"> rm -r test</text:span></text:p>
      <text:p text:style-name="P103"><text:span text:style-name="Strong_20_Emphasis"><text:span text:style-name="T23">sysadmin@localhost</text:span></text:span><text:span text:style-name="Strong_20_Emphasis"><text:span text:style-name="T25">:</text:span></text:span><text:span text:style-name="Strong_20_Emphasis"><text:span text:style-name="T30">~</text:span></text:span><text:span text:style-name="Strong_20_Emphasis"><text:span text:style-name="T25">$</text:span></text:span></text:p>
      <text:p text:style-name="P62">‌⁠​​⁠​ </text:p>
      <text:p text:style-name="P5"><text:soft-page-break/><text:span text:style-name="T12">To delete a directory with the </text:span><text:span text:style-name="Source_20_Text"><text:span text:style-name="T21">rmdir</text:span></text:span><text:span text:style-name="T12"> command, you must have the </text:span><text:span text:style-name="Variable"><text:span text:style-name="T12">write</text:span></text:span><text:span text:style-name="T12"> and </text:span><text:span text:style-name="Variable"><text:span text:style-name="T12">execute</text:span></text:span><text:span text:style-name="T12"> permissions on the parent directory. For example, to remove the </text:span><text:span text:style-name="Source_20_Text"><text:span text:style-name="T13">/etc/test</text:span></text:span><text:span text:style-name="T12"> directory requires the </text:span><text:span text:style-name="Variable"><text:span text:style-name="T12">write</text:span></text:span><text:span text:style-name="T12"> and </text:span><text:span text:style-name="Variable"><text:span text:style-name="T12">execute</text:span></text:span><text:span text:style-name="T12"> permissions in the </text:span><text:span text:style-name="Source_20_Text"><text:span text:style-name="T13">/etc</text:span></text:span><text:span text:style-name="T12"> directory.</text:span></text:p>
      <table:table table:name="Table14" table:style-name="Table14">
        <table:table-column table:style-name="Table14.A"/>
        <table:table-column table:style-name="Table14.B"/>
        <table:table-column table:style-name="Table14.C"/>
        <table:table-header-rows>
          <table:table-row table:style-name="TableLine94360741510640">
            <table:table-cell table:style-name="Table14.A1" office:value-type="string">
              <text:p text:style-name="P119">Command</text:p>
            </table:table-cell>
            <table:table-cell table:style-name="Table14.B1" office:value-type="string">
              <text:p text:style-name="P119">File Type</text:p>
            </table:table-cell>
            <table:table-cell table:style-name="Table14.C1" office:value-type="string">
              <text:p text:style-name="P119">Permission</text:p>
            </table:table-cell>
          </table:table-row>
        </table:table-header-rows>
        <table:table-row table:style-name="TableLine94360741450928">
          <table:table-cell table:style-name="Table14.A2" office:value-type="string">
            <text:p text:style-name="P86"><text:span text:style-name="Source_20_Text"><text:span text:style-name="T34">rmdir</text:span></text:span></text:p>
          </table:table-cell>
          <table:table-cell table:style-name="Table14.B2" office:value-type="string">
            <text:p text:style-name="P87">Parent Directory</text:p>
          </table:table-cell>
          <table:table-cell table:style-name="Table14.C2" office:value-type="string">
            <text:p text:style-name="P87">Write, Execute</text:p>
          </table:table-cell>
        </table:table-row>
      </table:table>
      <text:p text:style-name="P9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0-19T15:22:20.016596832</dc:date>
    <meta:editing-duration>PT2H53M3S</meta:editing-duration>
    <meta:editing-cycles>18</meta:editing-cycles>
    <meta:generator>LibreOffice/7.1.6.2.0$Linux_X86_64 LibreOffice_project/10$Build-2</meta:generator>
    <meta:document-statistic meta:table-count="14" meta:image-count="0" meta:object-count="0" meta:page-count="22" meta:paragraph-count="514" meta:word-count="5027" meta:character-count="34425" meta:non-whitespace-character-count="26536"/>
  </office:meta>
</office:document-meta>
</file>